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46.29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47.06pt"/>
    </style:style>
    <style:style style:name="co9" style:family="table-column">
      <style:table-column-properties fo:break-before="auto" style:column-width="84.1pt"/>
    </style:style>
    <style:style style:name="co10" style:family="table-column">
      <style:table-column-properties fo:break-before="auto" style:column-width="52.44pt"/>
    </style:style>
    <style:style style:name="co11" style:family="table-column">
      <style:table-column-properties fo:break-before="auto" style:column-width="51.7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43.2pt"/>
    </style:style>
    <style:style style:name="co15" style:family="table-column">
      <style:table-column-properties fo:break-before="auto" style:column-width="58.65pt"/>
    </style:style>
    <style:style style:name="co16" style:family="table-column">
      <style:table-column-properties fo:break-before="auto" style:column-width="36.26pt"/>
    </style:style>
    <style:style style:name="co17" style:family="table-column">
      <style:table-column-properties fo:break-before="auto" style:column-width="47.85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45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style:font-style-asian="normal" style:font-style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amma 1" table:style-name="ta1">
        <table:shapes>
          <draw:frame draw:z-index="0" draw:style-name="gr1" draw:text-style-name="P1" svg:width="453.29pt" svg:height="255.26pt" svg:x="344.07pt" svg:y="165.63pt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4pt" svg:height="255.23pt" svg:x="271.67pt" svg:y="411.14pt">
            <loext:p draw:notify-on-update-of-ranges="'Gamma 1'.D2:'Gamma 1'.D10 'Gamma 1'.C31:'Gamma 1'.C31 'Gamma 1'.G2:'Gamma 1'.G10 'Gamma 1'.A32:'Gamma 1'.A33 'Gamma 1'.C31:'Gamma 1'.C31 'Gamma 1'.B32:'Gamma 1'.B33 'Gamma 1'.G13:'Gamma 1'.G21 'Gamma 1'.D31:'Gamma 1'.D31 'Gamma 1'.G2:'Gamma 1'.G10 'Gamma 1'.C32:'Gamma 1'.C33 'Gamma 1'.D31:'Gamma 1'.D31 'Gamma 1'.D32:'Gamma 1'.D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006" table:default-cell-style-name="ce1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rror on the Mea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it Energy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Sigmas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rror on the Mean</text:p>
          </table:table-cell>
          <table:table-cell office:value-type="string" calcext:value-type="string">
            <text:p>Fit Energy</text:p>
          </table:table-cell>
          <table:table-cell office:value-type="string" calcext:value-type="string">
            <text:p>Residual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float" office:value="34187" calcext:value-type="float">
            <text:p>34187</text:p>
          </table:table-cell>
          <table:table-cell office:value-type="float" office:value="285.1" calcext:value-type="float">
            <text:p>285.1</text:p>
          </table:table-cell>
          <table:table-cell office:value-type="float" office:value="18.08" calcext:value-type="float">
            <text:p>18.08</text:p>
          </table:table-cell>
          <table:table-cell table:formula="of:=[.E2]/SQRT([.C2])" office:value-type="float" office:value="0.0977840295852158" calcext:value-type="float">
            <text:p>0.0977840296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8]*[.F2])^2+[.H2]^2" office:value-type="float" office:value="0.0381453310636204" calcext:value-type="float">
            <text:p>0.0381453311</text:p>
          </table:table-cell>
          <table:table-cell table:formula="of:=[.D2]*[.B$26]+[.B$27]" office:value-type="float" office:value="511.846241714303" calcext:value-type="float">
            <text:p>511.8462417143</text:p>
          </table:table-cell>
          <table:table-cell table:formula="of:=[.J2]-[.G2]" office:value-type="float" office:value="0.846241714303119" calcext:value-type="float">
            <text:p>0.8462417143</text:p>
          </table:table-cell>
          <table:table-cell table:formula="of:=[.K2]/[.F2]" office:value-type="float" office:value="8.65419146554648" calcext:value-type="float">
            <text:p>8.654191465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4187" calcext:value-type="float">
            <text:p>34187</text:p>
          </table:table-cell>
          <table:table-cell office:value-type="float" office:value="285.1" calcext:value-type="float">
            <text:p>285.1</text:p>
          </table:table-cell>
          <table:table-cell office:value-type="float" office:value="18.08" calcext:value-type="float">
            <text:p>18.08</text:p>
          </table:table-cell>
          <table:table-cell office:value-type="float" office:value="0.14464" calcext:value-type="float">
            <text:p>0.14464</text:p>
          </table:table-cell>
          <table:table-cell office:value-type="float" office:value="511.469083285074" calcext:value-type="float">
            <text:p>511.4690832851</text:p>
          </table:table-cell>
          <table:table-cell office:value-type="float" office:value="0.469083285074021" calcext:value-type="float">
            <text:p>0.4690832851</text:p>
          </table:table-cell>
          <table:table-cell table:number-columns-repeated="100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00" calcext:value-type="float">
            <text:p>600</text:p>
          </table:table-cell>
          <table:table-cell office:value-type="float" office:value="4586" calcext:value-type="float">
            <text:p>4586</text:p>
          </table:table-cell>
          <table:table-cell office:value-type="float" office:value="667.4" calcext:value-type="float">
            <text:p>667.4</text:p>
          </table:table-cell>
          <table:table-cell office:value-type="float" office:value="26.95" calcext:value-type="float">
            <text:p>26.95</text:p>
          </table:table-cell>
          <table:table-cell table:formula="of:=[.E3]/SQRT([.C3])" office:value-type="float" office:value="0.397962127860822" calcext:value-type="float">
            <text:p>0.3979621279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8]*[.F3])^2+[.H3]^2" office:value-type="float" office:value="0.63186266813786" calcext:value-type="float">
            <text:p>0.6318626681</text:p>
          </table:table-cell>
          <table:table-cell table:formula="of:=[.D3]*[.B$26]+[.B$27]" office:value-type="float" office:value="1276.26850051081" calcext:value-type="float">
            <text:p>1276.2685005108</text:p>
          </table:table-cell>
          <table:table-cell table:formula="of:=[.J3]-[.G3]" office:value-type="float" office:value="1.73150051081143" calcext:value-type="float">
            <text:p>1.7315005108</text:p>
          </table:table-cell>
          <table:table-cell table:formula="of:=[.K3]/[.F3]" office:value-type="float" office:value="4.35091781250346" calcext:value-type="float">
            <text:p>4.350917812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586" calcext:value-type="float">
            <text:p>4586</text:p>
          </table:table-cell>
          <table:table-cell office:value-type="float" office:value="667.4" calcext:value-type="float">
            <text:p>667.4</text:p>
          </table:table-cell>
          <table:table-cell office:value-type="float" office:value="26.95" calcext:value-type="float">
            <text:p>26.95</text:p>
          </table:table-cell>
          <table:table-cell office:value-type="float" office:value="0.154" calcext:value-type="float">
            <text:p>0.154</text:p>
          </table:table-cell>
          <table:table-cell office:value-type="float" office:value="1275.36599437767" calcext:value-type="float">
            <text:p>1275.3659943777</text:p>
          </table:table-cell>
          <table:table-cell office:value-type="float" office:value="0.828994377670142" calcext:value-type="float">
            <text:p>0.8289943777</text:p>
          </table:table-cell>
          <table:table-cell table:number-columns-repeated="100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23817" calcext:value-type="float">
            <text:p>23817</text:p>
          </table:table-cell>
          <table:table-cell office:value-type="float" office:value="284.8" calcext:value-type="float">
            <text:p>284.8</text:p>
          </table:table-cell>
          <table:table-cell office:value-type="float" office:value="17.75" calcext:value-type="float">
            <text:p>17.75</text:p>
          </table:table-cell>
          <table:table-cell table:formula="of:=[.E4]/SQRT([.C4])" office:value-type="float" office:value="0.115015091444664" calcext:value-type="float">
            <text:p>0.1150150914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8]*[.F4])^2+[.H4]^2" office:value-type="float" office:value="0.0527734135125395" calcext:value-type="float">
            <text:p>0.0527734135</text:p>
          </table:table-cell>
          <table:table-cell table:formula="of:=[.D4]*[.B$26]+[.B$27]" office:value-type="float" office:value="511.246381192098" calcext:value-type="float">
            <text:p>511.2463811921</text:p>
          </table:table-cell>
          <table:table-cell table:formula="of:=[.J4]-[.G4]" office:value-type="float" office:value="0.24638119209817" calcext:value-type="float">
            <text:p>0.2463811921</text:p>
          </table:table-cell>
          <table:table-cell table:formula="of:=[.K4]/[.F4]" office:value-type="float" office:value="2.14216403259314" calcext:value-type="float">
            <text:p>2.1421640326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3817" calcext:value-type="float">
            <text:p>23817</text:p>
          </table:table-cell>
          <table:table-cell office:value-type="float" office:value="284.8" calcext:value-type="float">
            <text:p>284.8</text:p>
          </table:table-cell>
          <table:table-cell office:value-type="float" office:value="17.75" calcext:value-type="float">
            <text:p>17.75</text:p>
          </table:table-cell>
          <table:table-cell office:value-type="float" office:value="0.142" calcext:value-type="float">
            <text:p>0.142</text:p>
          </table:table-cell>
          <table:table-cell office:value-type="float" office:value="510.869635015841" calcext:value-type="float">
            <text:p>510.8696350158</text:p>
          </table:table-cell>
          <table:table-cell office:value-type="float" office:value="-0.130364984159087" calcext:value-type="float">
            <text:p>-0.1303649842</text:p>
          </table:table-cell>
          <table:table-cell table:number-columns-repeated="100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3208" calcext:value-type="float">
            <text:p>3208</text:p>
          </table:table-cell>
          <table:table-cell office:value-type="float" office:value="666.5" calcext:value-type="float">
            <text:p>666.5</text:p>
          </table:table-cell>
          <table:table-cell office:value-type="float" office:value="29.1" calcext:value-type="float">
            <text:p>29.1</text:p>
          </table:table-cell>
          <table:table-cell table:formula="of:=[.E5]/SQRT([.C5])" office:value-type="float" office:value="0.513778361250041" calcext:value-type="float">
            <text:p>0.5137783613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8]*[.F5])^2+[.H5]^2" office:value-type="float" office:value="1.05311877169357" calcext:value-type="float">
            <text:p>1.0531187717</text:p>
          </table:table-cell>
          <table:table-cell table:formula="of:=[.D5]*[.B$26]+[.B$27]" office:value-type="float" office:value="1274.4689189442" calcext:value-type="float">
            <text:p>1274.4689189442</text:p>
          </table:table-cell>
          <table:table-cell table:formula="of:=[.J5]-[.G5]" office:value-type="float" office:value="-0.0680810558033045" calcext:value-type="float">
            <text:p>-0.0680810558</text:p>
          </table:table-cell>
          <table:table-cell table:formula="of:=[.K5]/[.F5]" office:value-type="float" office:value="-0.132510555013763" calcext:value-type="float">
            <text:p>-0.13251055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3208" calcext:value-type="float">
            <text:p>3208</text:p>
          </table:table-cell>
          <table:table-cell office:value-type="float" office:value="666.5" calcext:value-type="float">
            <text:p>666.5</text:p>
          </table:table-cell>
          <table:table-cell office:value-type="float" office:value="29.1" calcext:value-type="float">
            <text:p>29.1</text:p>
          </table:table-cell>
          <table:table-cell office:value-type="float" office:value="0.166285714285714" calcext:value-type="float">
            <text:p>0.1662857143</text:p>
          </table:table-cell>
          <table:table-cell office:value-type="float" office:value="1273.56764956997" calcext:value-type="float">
            <text:p>1273.56764957</text:p>
          </table:table-cell>
          <table:table-cell office:value-type="float" office:value="-0.969350430028726" calcext:value-type="float">
            <text:p>-0.96935043</text:p>
          </table:table-cell>
          <table:table-cell table:number-columns-repeated="1004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600" calcext:value-type="float">
            <text:p>600</text:p>
          </table:table-cell>
          <table:table-cell office:value-type="float" office:value="49067" calcext:value-type="float">
            <text:p>49067</text:p>
          </table:table-cell>
          <table:table-cell office:value-type="float" office:value="284.7" calcext:value-type="float">
            <text:p>284.7</text:p>
          </table:table-cell>
          <table:table-cell office:value-type="float" office:value="18.04" calcext:value-type="float">
            <text:p>18.04</text:p>
          </table:table-cell>
          <table:table-cell table:formula="of:=[.E6]/SQRT([.C6])" office:value-type="float" office:value="0.0814407529800002" calcext:value-type="float">
            <text:p>0.081440753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8]*[.F6])^2+[.H6]^2" office:value-type="float" office:value="0.0264599542508709" calcext:value-type="float">
            <text:p>0.0264599543</text:p>
          </table:table-cell>
          <table:table-cell table:formula="of:=[.D6]*[.B$26]+[.B$27]" office:value-type="float" office:value="511.046427684697" calcext:value-type="float">
            <text:p>511.0464276847</text:p>
          </table:table-cell>
          <table:table-cell table:formula="of:=[.J6]-[.G6]" office:value-type="float" office:value="0.0464276846964822" calcext:value-type="float">
            <text:p>0.0464276847</text:p>
          </table:table-cell>
          <table:table-cell table:formula="of:=[.K6]/[.F6]" office:value-type="float" office:value="0.570079266186103" calcext:value-type="float">
            <text:p>0.570079266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49067" calcext:value-type="float">
            <text:p>49067</text:p>
          </table:table-cell>
          <table:table-cell office:value-type="float" office:value="284.7" calcext:value-type="float">
            <text:p>284.7</text:p>
          </table:table-cell>
          <table:table-cell office:value-type="float" office:value="18.04" calcext:value-type="float">
            <text:p>18.04</text:p>
          </table:table-cell>
          <table:table-cell office:value-type="float" office:value="0.14432" calcext:value-type="float">
            <text:p>0.14432</text:p>
          </table:table-cell>
          <table:table-cell office:value-type="float" office:value="510.669818926097" calcext:value-type="float">
            <text:p>510.6698189261</text:p>
          </table:table-cell>
          <table:table-cell office:value-type="float" office:value="-0.330181073903418" calcext:value-type="float">
            <text:p>-0.3301810739</text:p>
          </table:table-cell>
          <table:table-cell table:number-columns-repeated="1004"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600" calcext:value-type="float">
            <text:p>600</text:p>
          </table:table-cell>
          <table:table-cell office:value-type="float" office:value="6605" calcext:value-type="float">
            <text:p>6605</text:p>
          </table:table-cell>
          <table:table-cell office:value-type="float" office:value="666.5" calcext:value-type="float">
            <text:p>666.5</text:p>
          </table:table-cell>
          <table:table-cell office:value-type="float" office:value="28.32" calcext:value-type="float">
            <text:p>28.32</text:p>
          </table:table-cell>
          <table:table-cell table:formula="of:=[.E7]/SQRT([.C7])" office:value-type="float" office:value="0.348463133831496" calcext:value-type="float">
            <text:p>0.3484631338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8]*[.F7])^2+[.H7]^2" office:value-type="float" office:value="0.484465808731361" calcext:value-type="float">
            <text:p>0.4844658087</text:p>
          </table:table-cell>
          <table:table-cell table:formula="of:=[.D7]*[.B$26]+[.B$27]" office:value-type="float" office:value="1274.4689189442" calcext:value-type="float">
            <text:p>1274.4689189442</text:p>
          </table:table-cell>
          <table:table-cell table:formula="of:=[.J7]-[.G7]" office:value-type="float" office:value="-0.0680810558033045" calcext:value-type="float">
            <text:p>-0.0680810558</text:p>
          </table:table-cell>
          <table:table-cell table:formula="of:=[.K7]/[.F7]" office:value-type="float" office:value="-0.19537520384072" calcext:value-type="float">
            <text:p>-0.1953752038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6605" calcext:value-type="float">
            <text:p>6605</text:p>
          </table:table-cell>
          <table:table-cell office:value-type="float" office:value="666.5" calcext:value-type="float">
            <text:p>666.5</text:p>
          </table:table-cell>
          <table:table-cell office:value-type="float" office:value="28.32" calcext:value-type="float">
            <text:p>28.32</text:p>
          </table:table-cell>
          <table:table-cell office:value-type="float" office:value="0.161828571428571" calcext:value-type="float">
            <text:p>0.1618285714</text:p>
          </table:table-cell>
          <table:table-cell office:value-type="float" office:value="1273.56764956997" calcext:value-type="float">
            <text:p>1273.56764957</text:p>
          </table:table-cell>
          <table:table-cell office:value-type="float" office:value="-0.969350430028726" calcext:value-type="float">
            <text:p>-0.96935043</text:p>
          </table:table-cell>
          <table:table-cell table:number-columns-repeated="1004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600" calcext:value-type="float">
            <text:p>600</text:p>
          </table:table-cell>
          <table:table-cell office:value-type="float" office:value="49095" calcext:value-type="float">
            <text:p>49095</text:p>
          </table:table-cell>
          <table:table-cell office:value-type="float" office:value="284.3" calcext:value-type="float">
            <text:p>284.3</text:p>
          </table:table-cell>
          <table:table-cell office:value-type="float" office:value="18.06" calcext:value-type="float">
            <text:p>18.06</text:p>
          </table:table-cell>
          <table:table-cell table:formula="of:=[.E8]/SQRT([.C8])" office:value-type="float" office:value="0.0815077892393795" calcext:value-type="float">
            <text:p>0.0815077892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8]*[.F8])^2+[.H8]^2" office:value-type="float" office:value="0.0265035320989365" calcext:value-type="float">
            <text:p>0.0265035321</text:p>
          </table:table-cell>
          <table:table-cell table:formula="of:=[.D8]*[.B$26]+[.B$27]" office:value-type="float" office:value="510.24661365509" calcext:value-type="float">
            <text:p>510.2466136551</text:p>
          </table:table-cell>
          <table:table-cell table:formula="of:=[.J8]-[.G8]" office:value-type="float" office:value="-0.753386344910155" calcext:value-type="float">
            <text:p>-0.7533863449</text:p>
          </table:table-cell>
          <table:table-cell table:formula="of:=[.K8]/[.F8]" office:value-type="float" office:value="-9.24312083471607" calcext:value-type="float">
            <text:p>-9.2431208347</text:p>
          </table:table-cell>
          <table:table-cell/>
          <table:table-cell office:value-type="float" office:value="5050" calcext:value-type="float">
            <text:p>5050</text:p>
          </table:table-cell>
          <table:table-cell office:value-type="float" office:value="49095" calcext:value-type="float">
            <text:p>49095</text:p>
          </table:table-cell>
          <table:table-cell office:value-type="float" office:value="284.3" calcext:value-type="float">
            <text:p>284.3</text:p>
          </table:table-cell>
          <table:table-cell office:value-type="float" office:value="18.06" calcext:value-type="float">
            <text:p>18.06</text:p>
          </table:table-cell>
          <table:table-cell office:value-type="float" office:value="0.14448" calcext:value-type="float">
            <text:p>0.14448</text:p>
          </table:table-cell>
          <table:table-cell office:value-type="float" office:value="509.870554567119" calcext:value-type="float">
            <text:p>509.8705545671</text:p>
          </table:table-cell>
          <table:table-cell office:value-type="float" office:value="-1.12944543288074" calcext:value-type="float">
            <text:p>-1.1294454329</text:p>
          </table:table-cell>
          <table:table-cell table:number-columns-repeated="1004"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600" calcext:value-type="float">
            <text:p>600</text:p>
          </table:table-cell>
          <table:table-cell office:value-type="float" office:value="6507" calcext:value-type="float">
            <text:p>6507</text:p>
          </table:table-cell>
          <table:table-cell office:value-type="float" office:value="666" calcext:value-type="float">
            <text:p>666</text:p>
          </table:table-cell>
          <table:table-cell office:value-type="float" office:value="26.03" calcext:value-type="float">
            <text:p>26.03</text:p>
          </table:table-cell>
          <table:table-cell table:formula="of:=[.E9]/SQRT([.C9])" office:value-type="float" office:value="0.32268870543408" calcext:value-type="float">
            <text:p>0.3226887054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8]*[.F9])^2+[.H9]^2" office:value-type="float" office:value="0.415455279883667" calcext:value-type="float">
            <text:p>0.4154552799</text:p>
          </table:table-cell>
          <table:table-cell table:formula="of:=[.D9]*[.B$26]+[.B$27]" office:value-type="float" office:value="1273.46915140719" calcext:value-type="float">
            <text:p>1273.4691514072</text:p>
          </table:table-cell>
          <table:table-cell table:formula="of:=[.J9]-[.G9]" office:value-type="float" office:value="-1.06784859281152" calcext:value-type="float">
            <text:p>-1.0678485928</text:p>
          </table:table-cell>
          <table:table-cell table:formula="of:=[.K9]/[.F9]" office:value-type="float" office:value="-3.3092220918456" calcext:value-type="float">
            <text:p>-3.3092220918</text:p>
          </table:table-cell>
          <table:table-cell/>
          <table:table-cell office:value-type="float" office:value="5050" calcext:value-type="float">
            <text:p>5050</text:p>
          </table:table-cell>
          <table:table-cell office:value-type="float" office:value="6507" calcext:value-type="float">
            <text:p>6507</text:p>
          </table:table-cell>
          <table:table-cell office:value-type="float" office:value="666" calcext:value-type="float">
            <text:p>666</text:p>
          </table:table-cell>
          <table:table-cell office:value-type="float" office:value="26.03" calcext:value-type="float">
            <text:p>26.03</text:p>
          </table:table-cell>
          <table:table-cell office:value-type="float" office:value="0.148742857142857" calcext:value-type="float">
            <text:p>0.1487428571</text:p>
          </table:table-cell>
          <table:table-cell office:value-type="float" office:value="1272.56856912125" calcext:value-type="float">
            <text:p>1272.5685691213</text:p>
          </table:table-cell>
          <table:table-cell office:value-type="float" office:value="-1.9684308787505" calcext:value-type="float">
            <text:p>-1.9684308788</text:p>
          </table:table-cell>
          <table:table-cell table:number-columns-repeated="100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1030" calcext:value-type="float">
            <text:p>1030</text:p>
          </table:table-cell>
          <table:table-cell office:value-type="float" office:value="359.8" calcext:value-type="float">
            <text:p>359.8</text:p>
          </table:table-cell>
          <table:table-cell office:value-type="float" office:value="27.98" calcext:value-type="float">
            <text:p>27.98</text:p>
          </table:table-cell>
          <table:table-cell table:formula="of:=[.E10]/SQRT([.C10])" office:value-type="float" office:value="0.871824557036808" calcext:value-type="float">
            <text:p>0.871824557</text:p>
          </table:table-cell>
          <table:table-cell office:value-type="float" office:value="661.657" calcext:value-type="float">
            <text:p>661.657</text:p>
          </table:table-cell>
          <table:table-cell office:value-type="float" office:value="0.003" calcext:value-type="float">
            <text:p>0.003</text:p>
          </table:table-cell>
          <table:table-cell table:formula="of:=([.B$28]*[.F10])^2+[.H10]^2" office:value-type="float" office:value="3.0322500565444" calcext:value-type="float">
            <text:p>3.0322500565</text:p>
          </table:table-cell>
          <table:table-cell table:formula="of:=[.D10]*[.B$26]+[.B$27]" office:value-type="float" office:value="661.211511743336" calcext:value-type="float">
            <text:p>661.2115117433</text:p>
          </table:table-cell>
          <table:table-cell table:formula="of:=[.J10]-[.G10]" office:value-type="float" office:value="-0.445488256664248" calcext:value-type="float">
            <text:p>-0.4454882567</text:p>
          </table:table-cell>
          <table:table-cell table:formula="of:=[.K10]/[.F10]" office:value-type="float" office:value="-0.510983836218598" calcext:value-type="float">
            <text:p>-0.5109838362</text:p>
          </table:table-cell>
          <table:table-cell table:number-columns-repeated="1012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1">
          <table:table-cell table:style-name="ce2" table:number-columns-repeated="5"/>
          <table:table-cell table:number-columns-repeated="7"/>
          <table:table-cell table:style-name="ce5" office:value-type="date" office:date-value="2017-01-30" calcext:value-type="date">
            <text:p>01/30/1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table:style-name="ce2" office:value-type="float" office:value="259.5" calcext:value-type="float">
            <text:p>259.5</text:p>
          </table:table-cell>
          <table:table-cell table:number-columns-repeated="5"/>
          <table:table-cell table:style-name="ce5" office:value-type="date" office:date-value="2017-02-01" calcext:value-type="date">
            <text:p>02/01/17</text:p>
          </table:table-cell>
          <table:table-cell table:number-columns-repeated="1011"/>
        </table:table-row>
        <table:table-row table:style-name="ro1">
          <table:table-cell table:formula="of:=[.D2]/[.I2]" office:value-type="float" office:value="7474.04707340193" calcext:value-type="float">
            <text:p>7474.0470734019</text:p>
          </table:table-cell>
          <table:table-cell table:formula="of:=1/[.I2]" office:value-type="float" office:value="26.215528142413" calcext:value-type="float">
            <text:p>26.2155281424</text:p>
          </table:table-cell>
          <table:table-cell table:formula="of:=[.G2]/[.I2]" office:value-type="float" office:value="13396.134880773" calcext:value-type="float">
            <text:p>13396.134880773</text:p>
          </table:table-cell>
          <table:table-cell table:formula="of:=[.D2]^2/[.I2]" office:value-type="float" office:value="2130850.82062689" calcext:value-type="float">
            <text:p>2130850.82062689</text:p>
          </table:table-cell>
          <table:table-cell table:formula="of:=[.D2]*[.G2]/[.I2]" office:value-type="float" office:value="3819238.05450839" calcext:value-type="float">
            <text:p>3819238.05450839</text:p>
          </table:table-cell>
          <table:table-cell/>
          <table:table-cell table:style-name="ce2" office:value-type="float" office:value="612.9" calcext:value-type="float">
            <text:p>612.9</text:p>
          </table:table-cell>
          <table:table-cell table:number-columns-repeated="5"/>
          <table:table-cell table:style-name="ce5" office:value-type="date" office:date-value="2017-02-06" calcext:value-type="date">
            <text:p>02/06/17</text:p>
          </table:table-cell>
          <table:table-cell table:number-columns-repeated="1011"/>
        </table:table-row>
        <table:table-row table:style-name="ro1">
          <table:table-cell table:formula="of:=[.D3]/[.I3]" office:value-type="float" office:value="1056.24217674842" calcext:value-type="float">
            <text:p>1056.2421767484</text:p>
          </table:table-cell>
          <table:table-cell table:formula="of:=1/[.I3]" office:value-type="float" office:value="1.58262238050408" calcext:value-type="float">
            <text:p>1.5826223805</text:p>
          </table:table-cell>
          <table:table-cell table:formula="of:=[.G3]/[.I3]" office:value-type="float" office:value="2017.11078098053" calcext:value-type="float">
            <text:p>2017.1107809805</text:p>
          </table:table-cell>
          <table:table-cell table:formula="of:=[.D3]^2/[.I3]" office:value-type="float" office:value="704936.028761898" calcext:value-type="float">
            <text:p>704936.028761898</text:p>
          </table:table-cell>
          <table:table-cell table:formula="of:=[.D3]*[.G3]/[.I3]" office:value-type="float" office:value="1346219.73522641" calcext:value-type="float">
            <text:p>1346219.73522641</text:p>
          </table:table-cell>
          <table:table-cell/>
          <table:table-cell table:style-name="ce2" office:value-type="float" office:value="259.1" calcext:value-type="float">
            <text:p>259.1</text:p>
          </table:table-cell>
          <table:table-cell table:number-columns-repeated="1017"/>
        </table:table-row>
        <table:table-row table:style-name="ro1">
          <table:table-cell table:formula="of:=[.D4]/[.I4]" office:value-type="float" office:value="5396.65678310403" calcext:value-type="float">
            <text:p>5396.656783104</text:p>
          </table:table-cell>
          <table:table-cell table:formula="of:=1/[.I4]" office:value-type="float" office:value="18.9489353339327" calcext:value-type="float">
            <text:p>18.9489353339</text:p>
          </table:table-cell>
          <table:table-cell table:formula="of:=[.G4]/[.I4]" office:value-type="float" office:value="9682.9059556396" calcext:value-type="float">
            <text:p>9682.9059556396</text:p>
          </table:table-cell>
          <table:table-cell table:formula="of:=[.D4]^2/[.I4]" office:value-type="float" office:value="1536967.85182803" calcext:value-type="float">
            <text:p>1536967.85182803</text:p>
          </table:table-cell>
          <table:table-cell table:formula="of:=[.D4]*[.G4]/[.I4]" office:value-type="float" office:value="2757691.61616616" calcext:value-type="float">
            <text:p>2757691.61616616</text:p>
          </table:table-cell>
          <table:table-cell/>
          <table:table-cell table:style-name="ce2" office:value-type="float" office:value="614.9" calcext:value-type="float">
            <text:p>614.9</text:p>
          </table:table-cell>
          <table:table-cell table:number-columns-repeated="1017"/>
        </table:table-row>
        <table:table-row table:style-name="ro1">
          <table:table-cell table:formula="of:=[.D5]/[.I5]" office:value-type="float" office:value="632.882081218785" calcext:value-type="float">
            <text:p>632.8820812188</text:p>
          </table:table-cell>
          <table:table-cell table:formula="of:=1/[.I5]" office:value-type="float" office:value="0.949560511956166" calcext:value-type="float">
            <text:p>0.949560512</text:p>
          </table:table-cell>
          <table:table-cell table:formula="of:=[.G5]/[.I5]" office:value-type="float" office:value="1210.25000622708" calcext:value-type="float">
            <text:p>1210.2500062271</text:p>
          </table:table-cell>
          <table:table-cell table:formula="of:=[.D5]^2/[.I5]" office:value-type="float" office:value="421815.90713232" calcext:value-type="float">
            <text:p>421815.90713232</text:p>
          </table:table-cell>
          <table:table-cell table:formula="of:=[.D5]*[.G5]/[.I5]" office:value-type="float" office:value="806631.629150346" calcext:value-type="float">
            <text:p>806631.629150346</text:p>
          </table:table-cell>
          <table:table-cell/>
          <table:table-cell table:style-name="ce2" office:value-type="float" office:value="254.9" calcext:value-type="float">
            <text:p>254.9</text:p>
          </table:table-cell>
          <table:table-cell table:number-columns-repeated="1017"/>
        </table:table-row>
        <table:table-row table:style-name="ro1">
          <table:table-cell table:formula="of:=[.D6]/[.I6]" office:value-type="float" office:value="10759.6557915677" calcext:value-type="float">
            <text:p>10759.6557915677</text:p>
          </table:table-cell>
          <table:table-cell table:formula="of:=1/[.I6]" office:value-type="float" office:value="37.7929602794791" calcext:value-type="float">
            <text:p>37.7929602795</text:p>
          </table:table-cell>
          <table:table-cell table:formula="of:=[.G6]/[.I6]" office:value-type="float" office:value="19312.2027028138" calcext:value-type="float">
            <text:p>19312.2027028138</text:p>
          </table:table-cell>
          <table:table-cell table:formula="of:=[.D6]^2/[.I6]" office:value-type="float" office:value="3063274.00385932" calcext:value-type="float">
            <text:p>3063274.00385932</text:p>
          </table:table-cell>
          <table:table-cell table:formula="of:=[.D6]*[.G6]/[.I6]" office:value-type="float" office:value="5498184.1094911" calcext:value-type="float">
            <text:p>5498184.1094911</text:p>
          </table:table-cell>
          <table:table-cell/>
          <table:table-cell table:style-name="ce2" office:value-type="float" office:value="609.2" calcext:value-type="float">
            <text:p>609.2</text:p>
          </table:table-cell>
          <table:table-cell table:number-columns-repeated="1017"/>
        </table:table-row>
        <table:table-row table:style-name="ro1">
          <table:table-cell table:formula="of:=[.D7]/[.I7]" office:value-type="float" office:value="1375.742081253" calcext:value-type="float">
            <text:p>1375.742081253</text:p>
          </table:table-cell>
          <table:table-cell table:formula="of:=1/[.I7]" office:value-type="float" office:value="2.06412915416804" calcext:value-type="float">
            <text:p>2.0641291542</text:p>
          </table:table-cell>
          <table:table-cell table:formula="of:=[.G7]/[.I7]" office:value-type="float" office:value="2630.80897976587" calcext:value-type="float">
            <text:p>2630.8089797659</text:p>
          </table:table-cell>
          <table:table-cell table:formula="of:=[.D7]^2/[.I7]" office:value-type="float" office:value="916932.097155124" calcext:value-type="float">
            <text:p>916932.097155124</text:p>
          </table:table-cell>
          <table:table-cell table:formula="of:=[.D7]*[.G7]/[.I7]" office:value-type="float" office:value="1753434.18501395" calcext:value-type="float">
            <text:p>1753434.18501395</text:p>
          </table:table-cell>
          <table:table-cell/>
          <table:table-cell table:style-name="ce2" office:value-type="float" office:value="258.4" calcext:value-type="float">
            <text:p>258.4</text:p>
          </table:table-cell>
          <table:table-cell table:number-columns-repeated="1017"/>
        </table:table-row>
        <table:table-row table:style-name="ro1">
          <table:table-cell table:formula="of:=[.D8]/[.I8]" office:value-type="float" office:value="10726.8721368428" calcext:value-type="float">
            <text:p>10726.8721368428</text:p>
          </table:table-cell>
          <table:table-cell table:formula="of:=1/[.I8]" office:value-type="float" office:value="37.7308200381384" calcext:value-type="float">
            <text:p>37.7308200381</text:p>
          </table:table-cell>
          <table:table-cell table:formula="of:=[.G8]/[.I8]" office:value-type="float" office:value="19280.4490394887" calcext:value-type="float">
            <text:p>19280.4490394887</text:p>
          </table:table-cell>
          <table:table-cell table:formula="of:=[.D8]^2/[.I8]" office:value-type="float" office:value="3049649.7485044" calcext:value-type="float">
            <text:p>3049649.7485044</text:p>
          </table:table-cell>
          <table:table-cell table:formula="of:=[.D8]*[.G8]/[.I8]" office:value-type="float" office:value="5481431.66192665" calcext:value-type="float">
            <text:p>5481431.66192665</text:p>
          </table:table-cell>
          <table:table-cell/>
          <table:table-cell table:style-name="ce2" office:value-type="float" office:value="612.8" calcext:value-type="float">
            <text:p>612.8</text:p>
          </table:table-cell>
          <table:table-cell table:number-columns-repeated="1017"/>
        </table:table-row>
        <table:table-row table:style-name="ro1">
          <table:table-cell table:formula="of:=[.D9]/[.I9]" office:value-type="float" office:value="1603.06062348393" calcext:value-type="float">
            <text:p>1603.0606234839</text:p>
          </table:table-cell>
          <table:table-cell table:formula="of:=1/[.I9]" office:value-type="float" office:value="2.40699793315905" calcext:value-type="float">
            <text:p>2.4069979332</text:p>
          </table:table-cell>
          <table:table-cell table:formula="of:=[.G9]/[.I9]" office:value-type="float" office:value="3067.80792473473" calcext:value-type="float">
            <text:p>3067.8079247347</text:p>
          </table:table-cell>
          <table:table-cell table:formula="of:=[.D9]^2/[.I9]" office:value-type="float" office:value="1067638.37524029" calcext:value-type="float">
            <text:p>1067638.37524029</text:p>
          </table:table-cell>
          <table:table-cell table:formula="of:=[.D9]*[.G9]/[.I9]" office:value-type="float" office:value="2043160.07787333" calcext:value-type="float">
            <text:p>2043160.07787333</text:p>
          </table:table-cell>
          <table:table-cell/>
          <table:table-cell table:style-name="ce2" office:value-type="float" office:value="328.1" calcext:value-type="float">
            <text:p>328.1</text:p>
          </table:table-cell>
          <table:table-cell table:number-columns-repeated="1017"/>
        </table:table-row>
        <table:table-row table:style-name="ro1">
          <table:table-cell table:formula="of:=[.D10]/[.I10]" office:value-type="float" office:value="118.657760174975" calcext:value-type="float">
            <text:p>118.657760175</text:p>
          </table:table-cell>
          <table:table-cell table:formula="of:=1/[.I10]" office:value-type="float" office:value="0.329788104988814" calcext:value-type="float">
            <text:p>0.329788105</text:p>
          </table:table-cell>
          <table:table-cell table:formula="of:=[.G10]/[.I10]" office:value-type="float" office:value="218.206608182584" calcext:value-type="float">
            <text:p>218.2066081826</text:p>
          </table:table-cell>
          <table:table-cell table:formula="of:=[.D10]^2/[.I10]" office:value-type="float" office:value="42693.0621109561" calcext:value-type="float">
            <text:p>42693.0621109561</text:p>
          </table:table-cell>
          <table:table-cell table:formula="of:=[.D10]*[.G10]/[.I10]" office:value-type="float" office:value="78510.7376240936" calcext:value-type="float">
            <text:p>78510.7376240936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Sum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formula="of:=SUM([.A14:.A22])" office:value-type="float" office:value="39143.8165077955" calcext:value-type="float">
            <text:p>39143.8165077955</text:p>
          </table:table-cell>
          <table:table-cell table:formula="of:=SUM([.B14:.B22])" office:value-type="float" office:value="128.021341878739" calcext:value-type="float">
            <text:p>128.0213418787</text:p>
          </table:table-cell>
          <table:table-cell table:formula="of:=SUM([.C14:.C22])" office:value-type="float" office:value="70815.876878606" calcext:value-type="float">
            <text:p>70815.876878606</text:p>
          </table:table-cell>
          <table:table-cell table:formula="of:=SUM([.D14:.D22])" office:value-type="float" office:value="12934757.8952192" calcext:value-type="float">
            <text:p>12934757.8952192</text:p>
          </table:table-cell>
          <table:table-cell table:formula="of:=SUM([.E14:.E22])" office:value-type="float" office:value="23584501.8069804" calcext:value-type="float">
            <text:p>23584501.8069804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 table:number-columns-spanned="5" table:number-rows-spanned="1">
            <text:p>Fit Paramete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formula="of:=([.E24]*[.B24]-[.C24]*[.A24])/([.D24]*[.B24]-[.A24]^2)" office:value-type="float" office:value="1.9995350740165" calcext:value-type="float">
            <text:p>1.999535074</text:p>
          </table:table-cell>
          <table:table-cell office:value-type="string" calcext:value-type="string">
            <text:p>Delta a</text:p>
          </table:table-cell>
          <table:table-cell table:formula="of:=SQRT([.B24]/([.D24]*[.B24]-[.A24]^2))" office:value-type="float" office:value="0.00101737181194405" calcext:value-type="float">
            <text:p>0.00101737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([.D24]*[.C24]-[.E24]*[.A24])/([.D24]*[.B24]-[.A24]^2)" office:value-type="float" office:value="-58.2212078878015" calcext:value-type="float">
            <text:p>-58.2212078878</text:p>
          </table:table-cell>
          <table:table-cell office:value-type="string" calcext:value-type="string">
            <text:p>Delta b</text:p>
          </table:table-cell>
          <table:table-cell table:formula="of:=SQRT([.D24]/([.D24]*[.B24]-[.A24]^2))" office:value-type="float" office:value="0.323383357094165" calcext:value-type="float">
            <text:p>0.32338335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ess</text:p>
          </table:table-cell>
          <table:table-cell office:value-type="float" office:value="1.99734351617664" calcext:value-type="float">
            <text:p>1.9973435162</text:p>
          </table:table-cell>
          <table:table-cell office:value-type="string" calcext:value-type="string">
            <text:p>cov</text:p>
          </table:table-cell>
          <table:table-cell table:formula="of:=-[.A24]/([.D24]*[.B24]-[.A24]^2)" office:value-type="float" office:value="-0.000316475571702302" calcext:value-type="float">
            <text:p>-0.000316475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t <text:s/></text:p>
          </table:table-cell>
          <table:table-cell office:value-type="string" calcext:value-type="string">
            <text:p>Mean Peak</text:p>
          </table:table-cell>
          <table:table-cell table:style-name="Default" office:value-type="string" calcext:value-type="string">
            <text:p>Gamma 1</text:p>
          </table:table-cell>
          <table:table-cell table:style-name="Default" office:value-type="string" calcext:value-type="string">
            <text:p>Gamma 2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32]*[.B$26]+[.B$27]" office:value-type="float" office:value="1041.52308282127" calcext:value-type="float">
            <text:p>1041.5230828213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1032.85347042653" calcext:value-type="float">
            <text:p>1032.8534704265</text:p>
          </table:table-cell>
          <table:table-cell table:number-columns-repeated="1020"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33]*[.B$26]+[.B$27]" office:value-type="float" office:value="1091.51145967169" calcext:value-type="float">
            <text:p>1091.5114596717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248.20444656349" calcext:value-type="float">
            <text:p>1248.2044465635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ma 2" table:style-name="ta1">
        <table:shapes>
          <draw:frame draw:z-index="0" draw:style-name="gr1" draw:text-style-name="P1" svg:width="453.29pt" svg:height="255.26pt" svg:x="354.22pt" svg:y="136.26pt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4pt" svg:height="255.23pt" svg:x="309.88pt" svg:y="418.62pt">
            <loext:p draw:notify-on-update-of-ranges="'Gamma 2'.D2:'Gamma 2'.D10 'Gamma 2'.A32:'Gamma 2'.A32 'Gamma 2'.G2:'Gamma 2'.G10 'Gamma 2'.A29:'Gamma 2'.A30 'Gamma 2'.A28:'Gamma 2'.A28 'Gamma 2'.B29:'Gamma 2'.B3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9" table:default-cell-style-name="ce2"/>
        <table:table-column table:style-name="co1" table:number-columns-repeated="1006" table:default-cell-style-name="ce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rror on the Mean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Fit Energy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Sigmas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Error on the Mean</text:p>
          </table:table-cell>
          <table:table-cell office:value-type="string" calcext:value-type="string">
            <text:p>Fit Energy</text:p>
          </table:table-cell>
          <table:table-cell office:value-type="string" calcext:value-type="string">
            <text:p>Residual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0" calcext:value-type="float">
            <text:p>600</text:p>
          </table:table-cell>
          <table:table-cell office:value-type="float" office:value="19129" calcext:value-type="float">
            <text:p>19129</text:p>
          </table:table-cell>
          <table:table-cell office:value-type="float" office:value="259.5" calcext:value-type="float">
            <text:p>259.5</text:p>
          </table:table-cell>
          <table:table-cell office:value-type="float" office:value="13.89" calcext:value-type="float">
            <text:p>13.89</text:p>
          </table:table-cell>
          <table:table-cell table:formula="of:=[.E2]/SQRT([.C2])" office:value-type="float" office:value="0.100428300213216" calcext:value-type="float">
            <text:p>0.1004283002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6]*[.F2])^2+[.H2]^2" office:value-type="float" office:value="0.0463397175065371" calcext:value-type="float">
            <text:p>0.0463397175</text:p>
          </table:table-cell>
          <table:table-cell table:formula="of:=[.D2]*[.B$24]+[.B$25]" office:value-type="float" office:value="514.934372817141" calcext:value-type="float">
            <text:p>514.9343728171</text:p>
          </table:table-cell>
          <table:table-cell table:formula="of:=[.J2]-[.G2]" office:value-type="float" office:value="3.93437281714114" calcext:value-type="float">
            <text:p>3.9343728171</text:p>
          </table:table-cell>
          <table:table-cell table:formula="of:=[.K2]/[.F2]" office:value-type="float" office:value="39.1759375473667" calcext:value-type="float">
            <text:p>39.175937547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9129" calcext:value-type="float">
            <text:p>19129</text:p>
          </table:table-cell>
          <table:table-cell office:value-type="float" office:value="259.5" calcext:value-type="float">
            <text:p>259.5</text:p>
          </table:table-cell>
          <table:table-cell office:value-type="float" office:value="13.89" calcext:value-type="float">
            <text:p>13.89</text:p>
          </table:table-cell>
          <table:table-cell office:value-type="float" office:value="0.11112" calcext:value-type="float">
            <text:p>0.11112</text:p>
          </table:table-cell>
          <table:table-cell office:value-type="float" office:value="514.715375350124" calcext:value-type="float">
            <text:p>514.7153753501</text:p>
          </table:table-cell>
          <table:table-cell office:value-type="float" office:value="3.71537535012362" calcext:value-type="float">
            <text:p>3.7153753501</text:p>
          </table:table-cell>
          <table:table-cell table:number-columns-repeated="100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00" calcext:value-type="float">
            <text:p>600</text:p>
          </table:table-cell>
          <table:table-cell office:value-type="float" office:value="2601" calcext:value-type="float">
            <text:p>2601</text:p>
          </table:table-cell>
          <table:table-cell office:value-type="float" office:value="612.9" calcext:value-type="float">
            <text:p>612.9</text:p>
          </table:table-cell>
          <table:table-cell office:value-type="float" office:value="21.99" calcext:value-type="float">
            <text:p>21.99</text:p>
          </table:table-cell>
          <table:table-cell table:formula="of:=[.E3]/SQRT([.C3])" office:value-type="float" office:value="0.431176470588235" calcext:value-type="float">
            <text:p>0.4311764706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6]*[.F3])^2+[.H3]^2" office:value-type="float" office:value="0.854232669371765" calcext:value-type="float">
            <text:p>0.8542326694</text:p>
          </table:table-cell>
          <table:table-cell table:formula="of:=[.D3]*[.B$24]+[.B$25]" office:value-type="float" office:value="1275.98472248516" calcext:value-type="float">
            <text:p>1275.9847224852</text:p>
          </table:table-cell>
          <table:table-cell table:formula="of:=[.J3]-[.G3]" office:value-type="float" office:value="1.44772248516188" calcext:value-type="float">
            <text:p>1.4477224852</text:p>
          </table:table-cell>
          <table:table-cell table:formula="of:=[.K3]/[.F3]" office:value-type="float" office:value="3.35761012929767" calcext:value-type="float">
            <text:p>3.3576101293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601" calcext:value-type="float">
            <text:p>2601</text:p>
          </table:table-cell>
          <table:table-cell office:value-type="float" office:value="612.9" calcext:value-type="float">
            <text:p>612.9</text:p>
          </table:table-cell>
          <table:table-cell office:value-type="float" office:value="21.99" calcext:value-type="float">
            <text:p>21.99</text:p>
          </table:table-cell>
          <table:table-cell office:value-type="float" office:value="0.1466" calcext:value-type="float">
            <text:p>0.1466</text:p>
          </table:table-cell>
          <table:table-cell office:value-type="float" office:value="1272.22319858596" calcext:value-type="float">
            <text:p>1272.223198586</text:p>
          </table:table-cell>
          <table:table-cell office:value-type="float" office:value="-2.31380141403929" calcext:value-type="float">
            <text:p>-2.313801414</text:p>
          </table:table-cell>
          <table:table-cell table:number-columns-repeated="100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0" calcext:value-type="float">
            <text:p>300</text:p>
          </table:table-cell>
          <table:table-cell office:value-type="float" office:value="13174" calcext:value-type="float">
            <text:p>13174</text:p>
          </table:table-cell>
          <table:table-cell office:value-type="float" office:value="259.1" calcext:value-type="float">
            <text:p>259.1</text:p>
          </table:table-cell>
          <table:table-cell office:value-type="float" office:value="14.3" calcext:value-type="float">
            <text:p>14.3</text:p>
          </table:table-cell>
          <table:table-cell table:formula="of:=[.E4]/SQRT([.C4])" office:value-type="float" office:value="0.124588285072428" calcext:value-type="float">
            <text:p>0.1245882851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6]*[.F4])^2+[.H4]^2" office:value-type="float" office:value="0.071317411761282" calcext:value-type="float">
            <text:p>0.0713174118</text:p>
          </table:table-cell>
          <table:table-cell table:formula="of:=[.D4]*[.B$24]+[.B$25]" office:value-type="float" office:value="514.072968912593" calcext:value-type="float">
            <text:p>514.0729689126</text:p>
          </table:table-cell>
          <table:table-cell table:formula="of:=[.J4]-[.G4]" office:value-type="float" office:value="3.07296891259341" calcext:value-type="float">
            <text:p>3.0729689126</text:p>
          </table:table-cell>
          <table:table-cell table:formula="of:=[.K4]/[.F4]" office:value-type="float" office:value="24.6649908601517" calcext:value-type="float">
            <text:p>24.6649908602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3174" calcext:value-type="float">
            <text:p>13174</text:p>
          </table:table-cell>
          <table:table-cell office:value-type="float" office:value="259.1" calcext:value-type="float">
            <text:p>259.1</text:p>
          </table:table-cell>
          <table:table-cell office:value-type="float" office:value="14.3" calcext:value-type="float">
            <text:p>14.3</text:p>
          </table:table-cell>
          <table:table-cell office:value-type="float" office:value="0.1144" calcext:value-type="float">
            <text:p>0.1144</text:p>
          </table:table-cell>
          <table:table-cell office:value-type="float" office:value="513.85798109632" calcext:value-type="float">
            <text:p>513.8579810963</text:p>
          </table:table-cell>
          <table:table-cell office:value-type="float" office:value="2.85798109631969" calcext:value-type="float">
            <text:p>2.8579810963</text:p>
          </table:table-cell>
          <table:table-cell table:number-columns-repeated="100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00" calcext:value-type="float">
            <text:p>300</text:p>
          </table:table-cell>
          <table:table-cell office:value-type="float" office:value="1767" calcext:value-type="float">
            <text:p>1767</text:p>
          </table:table-cell>
          <table:table-cell office:value-type="float" office:value="614.9" calcext:value-type="float">
            <text:p>614.9</text:p>
          </table:table-cell>
          <table:table-cell office:value-type="float" office:value="21" calcext:value-type="float">
            <text:p>21</text:p>
          </table:table-cell>
          <table:table-cell table:formula="of:=[.E5]/SQRT([.C5])" office:value-type="float" office:value="0.499575371473297" calcext:value-type="float">
            <text:p>0.4995753715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6]*[.F5])^2+[.H5]^2" office:value-type="float" office:value="1.14673153426899" calcext:value-type="float">
            <text:p>1.1467315343</text:p>
          </table:table-cell>
          <table:table-cell table:formula="of:=[.D5]*[.B$24]+[.B$25]" office:value-type="float" office:value="1280.2917420079" calcext:value-type="float">
            <text:p>1280.2917420079</text:p>
          </table:table-cell>
          <table:table-cell table:formula="of:=[.J5]-[.G5]" office:value-type="float" office:value="5.75474200790109" calcext:value-type="float">
            <text:p>5.7547420079</text:p>
          </table:table-cell>
          <table:table-cell table:formula="of:=[.K5]/[.F5]" office:value-type="float" office:value="11.5192668344114" calcext:value-type="float">
            <text:p>11.5192668344</text:p>
          </table:table-cell>
          <table:table-cell/>
          <table:table-cell office:value-type="float" office:value="1001" calcext:value-type="float">
            <text:p>1001</text:p>
          </table:table-cell>
          <table:table-cell office:value-type="float" office:value="1767" calcext:value-type="float">
            <text:p>1767</text:p>
          </table:table-cell>
          <table:table-cell office:value-type="float" office:value="614.9" calcext:value-type="float">
            <text:p>614.9</text:p>
          </table:table-cell>
          <table:table-cell office:value-type="float" office:value="21" calcext:value-type="float">
            <text:p>21</text:p>
          </table:table-cell>
          <table:table-cell office:value-type="float" office:value="0.14" calcext:value-type="float">
            <text:p>0.14</text:p>
          </table:table-cell>
          <table:table-cell office:value-type="float" office:value="1276.51016985498" calcext:value-type="float">
            <text:p>1276.510169855</text:p>
          </table:table-cell>
          <table:table-cell office:value-type="float" office:value="1.97316985498082" calcext:value-type="float">
            <text:p>1.973169855</text:p>
          </table:table-cell>
          <table:table-cell table:number-columns-repeated="1004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600" calcext:value-type="float">
            <text:p>600</text:p>
          </table:table-cell>
          <table:table-cell office:value-type="float" office:value="24614" calcext:value-type="float">
            <text:p>24614</text:p>
          </table:table-cell>
          <table:table-cell office:value-type="float" office:value="254.9" calcext:value-type="float">
            <text:p>254.9</text:p>
          </table:table-cell>
          <table:table-cell office:value-type="float" office:value="13.69" calcext:value-type="float">
            <text:p>13.69</text:p>
          </table:table-cell>
          <table:table-cell table:formula="of:=[.E6]/SQRT([.C6])" office:value-type="float" office:value="0.0872594256322152" calcext:value-type="float">
            <text:p>0.0872594256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6]*[.F6])^2+[.H6]^2" office:value-type="float" office:value="0.0349837094681659" calcext:value-type="float">
            <text:p>0.0349837095</text:p>
          </table:table-cell>
          <table:table-cell table:formula="of:=[.D6]*[.B$24]+[.B$25]" office:value-type="float" office:value="505.028227914841" calcext:value-type="float">
            <text:p>505.0282279148</text:p>
          </table:table-cell>
          <table:table-cell table:formula="of:=[.J6]-[.G6]" office:value-type="float" office:value="-5.97177208515905" calcext:value-type="float">
            <text:p>-5.9717720852</text:p>
          </table:table-cell>
          <table:table-cell table:formula="of:=[.K6]/[.F6]" office:value-type="float" office:value="-68.4369859403972" calcext:value-type="float">
            <text:p>-68.4369859404</text:p>
          </table:table-cell>
          <table:table-cell/>
          <table:table-cell office:value-type="float" office:value="5041" calcext:value-type="float">
            <text:p>5041</text:p>
          </table:table-cell>
          <table:table-cell office:value-type="float" office:value="24614" calcext:value-type="float">
            <text:p>24614</text:p>
          </table:table-cell>
          <table:table-cell office:value-type="float" office:value="254.9" calcext:value-type="float">
            <text:p>254.9</text:p>
          </table:table-cell>
          <table:table-cell office:value-type="float" office:value="13.69" calcext:value-type="float">
            <text:p>13.69</text:p>
          </table:table-cell>
          <table:table-cell office:value-type="float" office:value="0.10952" calcext:value-type="float">
            <text:p>0.10952</text:p>
          </table:table-cell>
          <table:table-cell office:value-type="float" office:value="504.855341431378" calcext:value-type="float">
            <text:p>504.8553414314</text:p>
          </table:table-cell>
          <table:table-cell office:value-type="float" office:value="-6.14465856862245" calcext:value-type="float">
            <text:p>-6.1446585686</text:p>
          </table:table-cell>
          <table:table-cell table:number-columns-repeated="1004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600" calcext:value-type="float">
            <text:p>600</text:p>
          </table:table-cell>
          <table:table-cell office:value-type="float" office:value="3293" calcext:value-type="float">
            <text:p>3293</text:p>
          </table:table-cell>
          <table:table-cell office:value-type="float" office:value="609.2" calcext:value-type="float">
            <text:p>609.2</text:p>
          </table:table-cell>
          <table:table-cell office:value-type="float" office:value="20.68" calcext:value-type="float">
            <text:p>20.68</text:p>
          </table:table-cell>
          <table:table-cell table:formula="of:=[.E7]/SQRT([.C7])" office:value-type="float" office:value="0.360375011343026" calcext:value-type="float">
            <text:p>0.3603750113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6]*[.F7])^2+[.H7]^2" office:value-type="float" office:value="0.596741385486954" calcext:value-type="float">
            <text:p>0.5967413855</text:p>
          </table:table-cell>
          <table:table-cell table:formula="of:=[.D7]*[.B$24]+[.B$25]" office:value-type="float" office:value="1268.01673636809" calcext:value-type="float">
            <text:p>1268.0167363681</text:p>
          </table:table-cell>
          <table:table-cell table:formula="of:=[.J7]-[.G7]" office:value-type="float" office:value="-6.52026363190566" calcext:value-type="float">
            <text:p>-6.5202636319</text:p>
          </table:table-cell>
          <table:table-cell table:formula="of:=[.K7]/[.F7]" office:value-type="float" office:value="-18.0929959810651" calcext:value-type="float">
            <text:p>-18.0929959811</text:p>
          </table:table-cell>
          <table:table-cell/>
          <table:table-cell office:value-type="float" office:value="5041" calcext:value-type="float">
            <text:p>5041</text:p>
          </table:table-cell>
          <table:table-cell office:value-type="float" office:value="3293" calcext:value-type="float">
            <text:p>3293</text:p>
          </table:table-cell>
          <table:table-cell office:value-type="float" office:value="609.2" calcext:value-type="float">
            <text:p>609.2</text:p>
          </table:table-cell>
          <table:table-cell office:value-type="float" office:value="20.68" calcext:value-type="float">
            <text:p>20.68</text:p>
          </table:table-cell>
          <table:table-cell office:value-type="float" office:value="0.137866666666667" calcext:value-type="float">
            <text:p>0.1378666667</text:p>
          </table:table-cell>
          <table:table-cell office:value-type="float" office:value="1264.29230173827" calcext:value-type="float">
            <text:p>1264.2923017383</text:p>
          </table:table-cell>
          <table:table-cell office:value-type="float" office:value="-10.2446982617262" calcext:value-type="float">
            <text:p>-10.2446982617</text:p>
          </table:table-cell>
          <table:table-cell table:number-columns-repeated="1004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600" calcext:value-type="float">
            <text:p>600</text:p>
          </table:table-cell>
          <table:table-cell office:value-type="float" office:value="24864" calcext:value-type="float">
            <text:p>24864</text:p>
          </table:table-cell>
          <table:table-cell office:value-type="float" office:value="258.4" calcext:value-type="float">
            <text:p>258.4</text:p>
          </table:table-cell>
          <table:table-cell office:value-type="float" office:value="13.8" calcext:value-type="float">
            <text:p>13.8</text:p>
          </table:table-cell>
          <table:table-cell table:formula="of:=[.E8]/SQRT([.C8])" office:value-type="float" office:value="0.0875172349269926" calcext:value-type="float">
            <text:p>0.0875172349</text:p>
          </table:table-cell>
          <table:table-cell office:value-type="float" office:value="511" calcext:value-type="float">
            <text:p>511</text:p>
          </table:table-cell>
          <table:table-cell office:value-type="float" office:value="0" calcext:value-type="float">
            <text:p>0</text:p>
          </table:table-cell>
          <table:table-cell table:formula="of:=([.B$26]*[.F8])^2+[.H8]^2" office:value-type="float" office:value="0.0351907346456215" calcext:value-type="float">
            <text:p>0.0351907346</text:p>
          </table:table-cell>
          <table:table-cell table:formula="of:=[.D8]*[.B$24]+[.B$25]" office:value-type="float" office:value="512.565512079635" calcext:value-type="float">
            <text:p>512.5655120796</text:p>
          </table:table-cell>
          <table:table-cell table:formula="of:=[.J8]-[.G8]" office:value-type="float" office:value="1.56551207963457" calcext:value-type="float">
            <text:p>1.5655120796</text:p>
          </table:table-cell>
          <table:table-cell table:formula="of:=[.K8]/[.F8]" office:value-type="float" office:value="17.8880432058958" calcext:value-type="float">
            <text:p>17.8880432059</text:p>
          </table:table-cell>
          <table:table-cell/>
          <table:table-cell office:value-type="float" office:value="5051" calcext:value-type="float">
            <text:p>5051</text:p>
          </table:table-cell>
          <table:table-cell office:value-type="float" office:value="24864" calcext:value-type="float">
            <text:p>24864</text:p>
          </table:table-cell>
          <table:table-cell office:value-type="float" office:value="258.4" calcext:value-type="float">
            <text:p>258.4</text:p>
          </table:table-cell>
          <table:table-cell office:value-type="float" office:value="13.8" calcext:value-type="float">
            <text:p>13.8</text:p>
          </table:table-cell>
          <table:table-cell office:value-type="float" office:value="0.1104" calcext:value-type="float">
            <text:p>0.1104</text:p>
          </table:table-cell>
          <table:table-cell office:value-type="float" office:value="512.357541152163" calcext:value-type="float">
            <text:p>512.3575411522</text:p>
          </table:table-cell>
          <table:table-cell office:value-type="float" office:value="1.35754115216253" calcext:value-type="float">
            <text:p>1.3575411522</text:p>
          </table:table-cell>
          <table:table-cell table:number-columns-repeated="1004"/>
        </table:table-row>
        <table:table-row table:style-name="ro1">
          <table:table-cell office:value-type="float" office:value="5051" calcext:value-type="float">
            <text:p>5051</text:p>
          </table:table-cell>
          <table:table-cell office:value-type="float" office:value="600" calcext:value-type="float">
            <text:p>600</text:p>
          </table:table-cell>
          <table:table-cell office:value-type="float" office:value="3300" calcext:value-type="float">
            <text:p>3300</text:p>
          </table:table-cell>
          <table:table-cell office:value-type="float" office:value="612.8" calcext:value-type="float">
            <text:p>612.8</text:p>
          </table:table-cell>
          <table:table-cell office:value-type="float" office:value="21.36" calcext:value-type="float">
            <text:p>21.36</text:p>
          </table:table-cell>
          <table:table-cell table:formula="of:=[.E9]/SQRT([.C9])" office:value-type="float" office:value="0.371829873121371" calcext:value-type="float">
            <text:p>0.3718298731</text:p>
          </table:table-cell>
          <table:table-cell office:value-type="float" office:value="1274.537" calcext:value-type="float">
            <text:p>1274.537</text:p>
          </table:table-cell>
          <table:table-cell office:value-type="float" office:value="0.007" calcext:value-type="float">
            <text:p>0.007</text:p>
          </table:table-cell>
          <table:table-cell table:formula="of:=([.B$26]*[.F9])^2+[.H9]^2" office:value-type="float" office:value="0.6352771192102" calcext:value-type="float">
            <text:p>0.6352771192</text:p>
          </table:table-cell>
          <table:table-cell table:formula="of:=[.D9]*[.B$24]+[.B$25]" office:value-type="float" office:value="1275.76937150903" calcext:value-type="float">
            <text:p>1275.769371509</text:p>
          </table:table-cell>
          <table:table-cell table:formula="of:=[.J9]-[.G9]" office:value-type="float" office:value="1.23237150902492" calcext:value-type="float">
            <text:p>1.232371509</text:p>
          </table:table-cell>
          <table:table-cell table:formula="of:=[.K9]/[.F9]" office:value-type="float" office:value="3.31434238642427" calcext:value-type="float">
            <text:p>3.3143423864</text:p>
          </table:table-cell>
          <table:table-cell/>
          <table:table-cell office:value-type="float" office:value="5051" calcext:value-type="float">
            <text:p>5051</text:p>
          </table:table-cell>
          <table:table-cell office:value-type="float" office:value="3300" calcext:value-type="float">
            <text:p>3300</text:p>
          </table:table-cell>
          <table:table-cell office:value-type="float" office:value="612.8" calcext:value-type="float">
            <text:p>612.8</text:p>
          </table:table-cell>
          <table:table-cell office:value-type="float" office:value="21.36" calcext:value-type="float">
            <text:p>21.36</text:p>
          </table:table-cell>
          <table:table-cell office:value-type="float" office:value="0.1424" calcext:value-type="float">
            <text:p>0.1424</text:p>
          </table:table-cell>
          <table:table-cell office:value-type="float" office:value="1272.00885002251" calcext:value-type="float">
            <text:p>1272.0088500225</text:p>
          </table:table-cell>
          <table:table-cell office:value-type="float" office:value="-2.52814997749033" calcext:value-type="float">
            <text:p>-2.5281499775</text:p>
          </table:table-cell>
          <table:table-cell table:number-columns-repeated="100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0" calcext:value-type="float">
            <text:p>450</text:p>
          </table:table-cell>
          <table:table-cell office:value-type="float" office:value="604" calcext:value-type="float">
            <text:p>604</text:p>
          </table:table-cell>
          <table:table-cell office:value-type="float" office:value="328.1" calcext:value-type="float">
            <text:p>328.1</text:p>
          </table:table-cell>
          <table:table-cell office:value-type="float" office:value="16.33" calcext:value-type="float">
            <text:p>16.33</text:p>
          </table:table-cell>
          <table:table-cell table:formula="of:=[.E10]/SQRT([.C10])" office:value-type="float" office:value="0.664458276586652" calcext:value-type="float">
            <text:p>0.6644582766</text:p>
          </table:table-cell>
          <table:table-cell table:style-name="ce1" office:value-type="float" office:value="661.657" calcext:value-type="float">
            <text:p>661.657</text:p>
          </table:table-cell>
          <table:table-cell table:style-name="ce1" office:value-type="float" office:value="0.003" calcext:value-type="float">
            <text:p>0.003</text:p>
          </table:table-cell>
          <table:table-cell table:formula="of:=([.B$26]*[.F10])^2+[.H10]^2" office:value-type="float" office:value="2.02851636323539" calcext:value-type="float">
            <text:p>2.0285163632</text:p>
          </table:table-cell>
          <table:table-cell table:formula="of:=[.D10]*[.B$24]+[.B$25]" office:value-type="float" office:value="662.665142447097" calcext:value-type="float">
            <text:p>662.6651424471</text:p>
          </table:table-cell>
          <table:table-cell table:formula="of:=[.J10]-[.G10]" office:value-type="float" office:value="1.00814244709659" calcext:value-type="float">
            <text:p>1.0081424471</text:p>
          </table:table-cell>
          <table:table-cell table:formula="of:=[.K10]/[.F10]" office:value-type="float" office:value="1.51723965615336" calcext:value-type="float">
            <text:p>1.51723965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formula="of:=[.D2]/[.I2]" office:value-type="float" office:value="5599.94781934941" calcext:value-type="float">
            <text:p>5599.9478193494</text:p>
          </table:table-cell>
          <table:table-cell table:formula="of:=1/[.I2]" office:value-type="float" office:value="21.5797603828494" calcext:value-type="float">
            <text:p>21.5797603828</text:p>
          </table:table-cell>
          <table:table-cell table:formula="of:=[.G2]/[.I2]" office:value-type="float" office:value="11027.257555636" calcext:value-type="float">
            <text:p>11027.257555636</text:p>
          </table:table-cell>
          <table:table-cell table:formula="of:=[.D2]^2/[.I2]" office:value-type="float" office:value="1453186.45912117" calcext:value-type="float">
            <text:p>1453186.45912117</text:p>
          </table:table-cell>
          <table:table-cell table:formula="of:=[.D2]*[.G2]/[.I2]" office:value-type="float" office:value="2861573.33568755" calcext:value-type="float">
            <text:p>2861573.33568755</text:p>
          </table:table-cell>
          <table:table-cell table:number-columns-repeated="1019"/>
        </table:table-row>
        <table:table-row table:style-name="ro1">
          <table:table-cell table:formula="of:=[.D3]/[.I3]" office:value-type="float" office:value="717.486022222435" calcext:value-type="float">
            <text:p>717.4860222224</text:p>
          </table:table-cell>
          <table:table-cell table:formula="of:=1/[.I3]" office:value-type="float" office:value="1.17064125015897" calcext:value-type="float">
            <text:p>1.1706412502</text:p>
          </table:table-cell>
          <table:table-cell table:formula="of:=[.G3]/[.I3]" office:value-type="float" office:value="1492.02558705387" calcext:value-type="float">
            <text:p>1492.0255870539</text:p>
          </table:table-cell>
          <table:table-cell table:formula="of:=[.D3]^2/[.I3]" office:value-type="float" office:value="439747.18302013" calcext:value-type="float">
            <text:p>439747.18302013</text:p>
          </table:table-cell>
          <table:table-cell table:formula="of:=[.D3]*[.G3]/[.I3]" office:value-type="float" office:value="914462.482305316" calcext:value-type="float">
            <text:p>914462.482305316</text:p>
          </table:table-cell>
          <table:table-cell table:number-columns-repeated="1019"/>
        </table:table-row>
        <table:table-row table:style-name="ro1">
          <table:table-cell table:formula="of:=[.D4]/[.I4]" office:value-type="float" office:value="3633.05388685831" calcext:value-type="float">
            <text:p>3633.0538868583</text:p>
          </table:table-cell>
          <table:table-cell table:formula="of:=1/[.I4]" office:value-type="float" office:value="14.0218212537951" calcext:value-type="float">
            <text:p>14.0218212538</text:p>
          </table:table-cell>
          <table:table-cell table:formula="of:=[.G4]/[.I4]" office:value-type="float" office:value="7165.15066068929" calcext:value-type="float">
            <text:p>7165.1506606893</text:p>
          </table:table-cell>
          <table:table-cell table:formula="of:=[.D4]^2/[.I4]" office:value-type="float" office:value="941324.262084988" calcext:value-type="float">
            <text:p>941324.262084988</text:p>
          </table:table-cell>
          <table:table-cell table:formula="of:=[.D4]*[.G4]/[.I4]" office:value-type="float" office:value="1856490.5361846" calcext:value-type="float">
            <text:p>1856490.5361846</text:p>
          </table:table-cell>
          <table:table-cell table:number-columns-repeated="1019"/>
        </table:table-row>
        <table:table-row table:style-name="ro1">
          <table:table-cell table:formula="of:=[.D5]/[.I5]" office:value-type="float" office:value="536.219665740668" calcext:value-type="float">
            <text:p>536.2196657407</text:p>
          </table:table-cell>
          <table:table-cell table:formula="of:=1/[.I5]" office:value-type="float" office:value="0.872043691235433" calcext:value-type="float">
            <text:p>0.8720436912</text:p>
          </table:table-cell>
          <table:table-cell table:formula="of:=[.G5]/[.I5]" office:value-type="float" office:value="1111.45195009613" calcext:value-type="float">
            <text:p>1111.4519500961</text:p>
          </table:table-cell>
          <table:table-cell table:formula="of:=[.D5]^2/[.I5]" office:value-type="float" office:value="329721.472463936" calcext:value-type="float">
            <text:p>329721.472463936</text:p>
          </table:table-cell>
          <table:table-cell table:formula="of:=[.D5]*[.G5]/[.I5]" office:value-type="float" office:value="683431.804114113" calcext:value-type="float">
            <text:p>683431.804114113</text:p>
          </table:table-cell>
          <table:table-cell table:number-columns-repeated="7"/>
          <table:table-cell table:style-name="ce5" office:value-type="date" office:date-value="2017-01-30" calcext:value-type="date">
            <text:p>01/30/17</text:p>
          </table:table-cell>
          <table:table-cell table:number-columns-repeated="1011"/>
        </table:table-row>
        <table:table-row table:style-name="ro1">
          <table:table-cell table:formula="of:=[.D6]/[.I6]" office:value-type="float" office:value="7286.24848179553" calcext:value-type="float">
            <text:p>7286.2484817955</text:p>
          </table:table-cell>
          <table:table-cell table:formula="of:=1/[.I6]" office:value-type="float" office:value="28.5847331572991" calcext:value-type="float">
            <text:p>28.5847331573</text:p>
          </table:table-cell>
          <table:table-cell table:formula="of:=[.G6]/[.I6]" office:value-type="float" office:value="14606.7986433798" calcext:value-type="float">
            <text:p>14606.7986433798</text:p>
          </table:table-cell>
          <table:table-cell table:formula="of:=[.D6]^2/[.I6]" office:value-type="float" office:value="1857264.73800968" calcext:value-type="float">
            <text:p>1857264.73800968</text:p>
          </table:table-cell>
          <table:table-cell table:formula="of:=[.D6]*[.G6]/[.I6]" office:value-type="float" office:value="3723272.97419752" calcext:value-type="float">
            <text:p>3723272.97419752</text:p>
          </table:table-cell>
          <table:table-cell table:number-columns-repeated="7"/>
          <table:table-cell table:style-name="ce5" office:value-type="date" office:date-value="2017-02-01" calcext:value-type="date">
            <text:p>02/01/17</text:p>
          </table:table-cell>
          <table:table-cell table:number-columns-repeated="1011"/>
        </table:table-row>
        <table:table-row table:style-name="ro1">
          <table:table-cell table:formula="of:=[.D7]/[.I7]" office:value-type="float" office:value="1020.87774506016" calcext:value-type="float">
            <text:p>1020.8777450602</text:p>
          </table:table-cell>
          <table:table-cell table:formula="of:=1/[.I7]" office:value-type="float" office:value="1.67576780213422" calcext:value-type="float">
            <text:p>1.6757678021</text:p>
          </table:table-cell>
          <table:table-cell table:formula="of:=[.G7]/[.I7]" office:value-type="float" office:value="2135.82806722874" calcext:value-type="float">
            <text:p>2135.8280672287</text:p>
          </table:table-cell>
          <table:table-cell table:formula="of:=[.D7]^2/[.I7]" office:value-type="float" office:value="621918.722290652" calcext:value-type="float">
            <text:p>621918.722290652</text:p>
          </table:table-cell>
          <table:table-cell table:formula="of:=[.D7]*[.G7]/[.I7]" office:value-type="float" office:value="1301146.45855575" calcext:value-type="float">
            <text:p>1301146.45855575</text:p>
          </table:table-cell>
          <table:table-cell table:number-columns-repeated="7"/>
          <table:table-cell table:style-name="ce5" office:value-type="date" office:date-value="2017-02-06" calcext:value-type="date">
            <text:p>02/06/17</text:p>
          </table:table-cell>
          <table:table-cell table:number-columns-repeated="1011"/>
        </table:table-row>
        <table:table-row table:style-name="ro1">
          <table:table-cell table:formula="of:=[.D8]/[.I8]" office:value-type="float" office:value="7342.84187591266" calcext:value-type="float">
            <text:p>7342.8418759127</text:p>
          </table:table-cell>
          <table:table-cell table:formula="of:=1/[.I8]" office:value-type="float" office:value="28.4165707272162" calcext:value-type="float">
            <text:p>28.4165707272</text:p>
          </table:table-cell>
          <table:table-cell table:formula="of:=[.G8]/[.I8]" office:value-type="float" office:value="14520.8676416075" calcext:value-type="float">
            <text:p>14520.8676416075</text:p>
          </table:table-cell>
          <table:table-cell table:formula="of:=[.D8]^2/[.I8]" office:value-type="float" office:value="1897390.34073583" calcext:value-type="float">
            <text:p>1897390.34073583</text:p>
          </table:table-cell>
          <table:table-cell table:formula="of:=[.D8]*[.G8]/[.I8]" office:value-type="float" office:value="3752192.19859137" calcext:value-type="float">
            <text:p>3752192.19859137</text:p>
          </table:table-cell>
          <table:table-cell table:number-columns-repeated="1019"/>
        </table:table-row>
        <table:table-row table:style-name="ro1">
          <table:table-cell table:formula="of:=[.D9]/[.I9]" office:value-type="float" office:value="964.618402693073" calcext:value-type="float">
            <text:p>964.6184026931</text:p>
          </table:table-cell>
          <table:table-cell table:formula="of:=1/[.I9]" office:value-type="float" office:value="1.57411619238426" calcext:value-type="float">
            <text:p>1.5741161924</text:p>
          </table:table-cell>
          <table:table-cell table:formula="of:=[.G9]/[.I9]" office:value-type="float" office:value="2006.26932949285" calcext:value-type="float">
            <text:p>2006.2693294929</text:p>
          </table:table-cell>
          <table:table-cell table:formula="of:=[.D9]^2/[.I9]" office:value-type="float" office:value="591118.157170315" calcext:value-type="float">
            <text:p>591118.157170315</text:p>
          </table:table-cell>
          <table:table-cell table:formula="of:=[.D9]*[.G9]/[.I9]" office:value-type="float" office:value="1229441.84511322" calcext:value-type="float">
            <text:p>1229441.84511322</text:p>
          </table:table-cell>
          <table:table-cell table:number-columns-repeated="1019"/>
        </table:table-row>
        <table:table-row table:style-name="ro1">
          <table:table-cell table:formula="of:=[.D10]/[.I10]" office:value-type="float" office:value="161.743827137137" calcext:value-type="float">
            <text:p>161.7438271371</text:p>
          </table:table-cell>
          <table:table-cell table:formula="of:=1/[.I10]" office:value-type="float" office:value="0.492971128122942" calcext:value-type="float">
            <text:p>0.4929711281</text:p>
          </table:table-cell>
          <table:table-cell table:formula="of:=[.G10]/[.I10]" office:value-type="float" office:value="326.177797720442" calcext:value-type="float">
            <text:p>326.1777977204</text:p>
          </table:table-cell>
          <table:table-cell table:formula="of:=[.D10]^2/[.I10]" office:value-type="float" office:value="53068.1496836948" calcext:value-type="float">
            <text:p>53068.1496836948</text:p>
          </table:table-cell>
          <table:table-cell table:formula="of:=[.D10]*[.G10]/[.I10]" office:value-type="float" office:value="107018.935432077" calcext:value-type="float">
            <text:p>107018.935432077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Sum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formula="of:=SUM([.A12:.A20])" office:value-type="float" office:value="27263.0377267694" calcext:value-type="float">
            <text:p>27263.0377267694</text:p>
          </table:table-cell>
          <table:table-cell table:formula="of:=SUM([.B12:.B20])" office:value-type="float" office:value="98.3884255851955" calcext:value-type="float">
            <text:p>98.3884255852</text:p>
          </table:table-cell>
          <table:table-cell table:formula="of:=SUM([.C12:.C20])" office:value-type="float" office:value="54391.8272329046" calcext:value-type="float">
            <text:p>54391.8272329046</text:p>
          </table:table-cell>
          <table:table-cell table:formula="of:=SUM([.D12:.D20])" office:value-type="float" office:value="8184739.4845804" calcext:value-type="float">
            <text:p>8184739.4845804</text:p>
          </table:table-cell>
          <table:table-cell table:formula="of:=SUM([.E12:.E20])" office:value-type="float" office:value="16429030.5701815" calcext:value-type="float">
            <text:p>16429030.570181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5" table:number-rows-spanned="1">
            <text:p>Fit Paramete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a</text:p>
          </table:table-cell>
          <table:table-cell table:formula="of:=([.E22]*[.B22]-[.C22]*[.A22])/([.D22]*[.B22]-[.A22]^2)" office:value-type="float" office:value="2.15350976136961" calcext:value-type="float">
            <text:p>2.1535097614</text:p>
          </table:table-cell>
          <table:table-cell office:value-type="string" calcext:value-type="string">
            <text:p>Delta a</text:p>
          </table:table-cell>
          <table:table-cell table:formula="of:=SQRT([.B22]/([.D22]*[.B22]-[.A22]^2))" office:value-type="float" office:value="0.00125962049821342" calcext:value-type="float">
            <text:p>0.00125962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</text:p>
          </table:table-cell>
          <table:table-cell table:formula="of:=([.D22]*[.C22]-[.E22]*[.A22])/([.D22]*[.B22]-[.A22]^2)" office:value-type="float" office:value="-43.9014102582731" calcext:value-type="float">
            <text:p>-43.9014102583</text:p>
          </table:table-cell>
          <table:table-cell office:value-type="string" calcext:value-type="string">
            <text:p>Delta b</text:p>
          </table:table-cell>
          <table:table-cell table:formula="of:=SQRT([.D22]/([.D22]*[.B22]-[.A22]^2))" office:value-type="float" office:value="0.36330397050224" calcext:value-type="float">
            <text:p>0.36330397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guess</text:p>
          </table:table-cell>
          <table:table-cell office:value-type="float" office:value="2.14348564225039" calcext:value-type="float">
            <text:p>2.1434856423</text:p>
          </table:table-cell>
          <table:table-cell office:value-type="string" calcext:value-type="string">
            <text:p>cov</text:p>
          </table:table-cell>
          <table:table-cell table:formula="of:=-[.A22]/([.D22]*[.B22]-[.A22]^2)" office:value-type="float" office:value="-0.00043965262690159" calcext:value-type="float">
            <text:p>-0.00043965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inear</text:p>
          </table:table-cell>
          <table:table-cell table:number-columns-repeated="10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9]*[.B$24]+[.B$25]" office:value-type="float" office:value="1032.85347042653" calcext:value-type="float">
            <text:p>1032.8534704265</text:p>
          </table:table-cell>
          <table:table-cell table:number-columns-repeated="1022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30]*[.B$24]+[.B$25]" office:value-type="float" office:value="1248.20444656349" calcext:value-type="float">
            <text:p>1248.20444656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an Peak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pper" table:style-name="ta1">
        <table:shapes>
          <draw:frame draw:z-index="0" draw:style-name="gr1" draw:text-style-name="P1" svg:width="453.46pt" svg:height="255.23pt" svg:x="362.81pt" svg:y="286.87pt">
            <loext:p draw:notify-on-update-of-ranges="Copper.C2:Copper.C5 Copper.A17:Copper.A17 Copper.K2:Copper.K5 Copper.M2:Copper.M5 Copper.M2:Copper.M5 Copper.D2:Copper.D5 Copper.M2:Copper.M5 Copper.C10:Copper.C12 Copper.A18:Copper.A18 Copper.K10:Copper.K12 Copper.M10:Copper.M12 Copper.M10:Copper.M12 Copper.D10:Copper.D12 Copper.D10:Copper.D12 Copper.G37:Copper.G40 Copper.B17:Copper.B17 Copper.H37:Copper.H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46pt" svg:height="255.26pt" svg:x="823.32pt" svg:y="281.93pt">
            <loext:p draw:notify-on-update-of-ranges="Copper.C6:Copper.C9 Copper.A17:Copper.A17 Copper.K6:Copper.K9 Copper.M6:Copper.M9 Copper.M6:Copper.M9 Copper.D6:Copper.D9 Copper.D6:Copper.D9 Copper.C13:Copper.C15 Copper.A18:Copper.A18 Copper.K13:Copper.K15 Copper.M13:Copper.M15 Copper.M13:Copper.M15 Copper.D13:Copper.D15 Copper.D13:Copper.D15 Copper.G42:Copper.G45 Copper.B17:Copper.B17 Copper.H42:Copper.H4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1" table:number-columns-repeated="1016" table:default-cell-style-name="ce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table:style-name="Default" office:value-type="string" calcext:value-type="string">
            <text:p>Sigma N</text:p>
          </table:table-cell>
          <table:table-cell office:value-type="string" calcext:value-type="string">
            <text:p>Intensity_0</text:p>
          </table:table-cell>
          <table:table-cell office:value-type="string" calcext:value-type="string">
            <text:p>log(I/I_0)</text:p>
          </table:table-cell>
          <table:table-cell office:value-type="string" calcext:value-type="string">
            <text:p>I/I_0</text:p>
          </table:table-cell>
          <table:table-cell office:value-type="string" calcext:value-type="string">
            <text:p>Sigma y</text:p>
          </table:table-cell>
          <table:table-cell office:value-type="string" calcext:value-type="string">
            <text:p>Sigma t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3817" calcext:value-type="float">
            <text:p>23817</text:p>
          </table:table-cell>
          <table:table-cell office:value-type="float" office:value="284.8" calcext:value-type="float">
            <text:p>284.8</text:p>
          </table:table-cell>
          <table:table-cell office:value-type="float" office:value="17.75" calcext:value-type="float">
            <text:p>17.75</text:p>
          </table:table-cell>
          <table:table-cell table:style-name="Default" table:formula="of:=SQRT([.F2])" office:value-type="float" office:value="154.327573686623" calcext:value-type="float">
            <text:p>154.3275736866</text:p>
          </table:table-cell>
          <table:table-cell table:formula="of:=[.F2]*2" office:value-type="float" office:value="47634" calcext:value-type="float">
            <text:p>47634</text:p>
          </table:table-cell>
          <table:table-cell table:formula="of:=LN([.L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]/[.J$2]/[.L2]" office:value-type="float" office:value="0.0032398617308356" calcext:value-type="float">
            <text:p>0.0032398617</text:p>
          </table:table-cell>
          <table:table-cell table:formula="of:=SQRT(([.B$16]*[.D2])^2+[.M2]^2)" office:value-type="float" office:value="0.0032398617308356" calcext:value-type="float">
            <text:p>0.003239861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11" calcext:value-type="float">
            <text:p>511</text:p>
          </table:table-cell>
          <table:table-cell table:formula="of:=0.5*2.54" office:value-type="float" office:value="1.27" calcext:value-type="float">
            <text:p>1.27</text:p>
          </table:table-cell>
          <table:table-cell table:style-name="Default"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18336" calcext:value-type="float">
            <text:p>18336</text:p>
          </table:table-cell>
          <table:table-cell office:value-type="float" office:value="282.4" calcext:value-type="float">
            <text:p>282.4</text:p>
          </table:table-cell>
          <table:table-cell office:value-type="float" office:value="17.9" calcext:value-type="float">
            <text:p>17.9</text:p>
          </table:table-cell>
          <table:table-cell table:style-name="Default" table:formula="of:=SQRT([.F3])" office:value-type="float" office:value="135.410487038486" calcext:value-type="float">
            <text:p>135.4104870385</text:p>
          </table:table-cell>
          <table:table-cell/>
          <table:table-cell table:formula="of:=LN([.L3])" office:value-type="float" office:value="-0.954680451438702" calcext:value-type="float">
            <text:p>-0.9546804514</text:p>
          </table:table-cell>
          <table:table-cell table:formula="of:=[.F3]/[.J2]" office:value-type="float" office:value="0.384935130369064" calcext:value-type="float">
            <text:p>0.3849351304</text:p>
          </table:table-cell>
          <table:table-cell table:formula="of:=[.I3]/[.J$2]/[.L3]" office:value-type="float" office:value="0.00738495239084239" calcext:value-type="float">
            <text:p>0.0073849524</text:p>
          </table:table-cell>
          <table:table-cell table:formula="of:=SQRT(([.B$16]*[.D3])^2+[.M3]^2)" office:value-type="float" office:value="0.0304469044327609" calcext:value-type="float">
            <text:p>0.0304469044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11" calcext:value-type="float">
            <text:p>511</text:p>
          </table:table-cell>
          <table:table-cell table:formula="of:=1*2.54" office:value-type="float" office:value="2.54" calcext:value-type="float">
            <text:p>2.54</text:p>
          </table:table-cell>
          <table:table-cell table:style-name="Default"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6699" calcext:value-type="float">
            <text:p>6699</text:p>
          </table:table-cell>
          <table:table-cell office:value-type="float" office:value="280" calcext:value-type="float">
            <text:p>280</text:p>
          </table:table-cell>
          <table:table-cell office:value-type="float" office:value="18.28" calcext:value-type="float">
            <text:p>18.28</text:p>
          </table:table-cell>
          <table:table-cell table:style-name="Default" table:formula="of:=SQRT([.F4])" office:value-type="float" office:value="81.8474190185616" calcext:value-type="float">
            <text:p>81.8474190186</text:p>
          </table:table-cell>
          <table:table-cell/>
          <table:table-cell table:formula="of:=LN([.L4])" office:value-type="float" office:value="-1.9615885304449" calcext:value-type="float">
            <text:p>-1.9615885304</text:p>
          </table:table-cell>
          <table:table-cell table:formula="of:=[.F4]/[.J2]" office:value-type="float" office:value="0.140634840660033" calcext:value-type="float">
            <text:p>0.1406348407</text:p>
          </table:table-cell>
          <table:table-cell table:formula="of:=[.I4]/[.J$2]/[.L4]" office:value-type="float" office:value="0.0122178562499719" calcext:value-type="float">
            <text:p>0.0122178562</text:p>
          </table:table-cell>
          <table:table-cell table:formula="of:=SQRT(([.B$16]*[.D4])^2+[.M4]^2)" office:value-type="float" office:value="0.0435227405707673" calcext:value-type="float">
            <text:p>0.0435227406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11" calcext:value-type="float">
            <text:p>511</text:p>
          </table:table-cell>
          <table:table-cell table:formula="of:=1.5*2.54" office:value-type="float" office:value="3.81" calcext:value-type="float">
            <text:p>3.81</text:p>
          </table:table-cell>
          <table:table-cell table:formula="of:=SQRT(3*(1/16/4)^2)*2.54" office:value-type="float" office:value="0.0687407664253898" calcext:value-type="float">
            <text:p>0.0687407664</text:p>
          </table:table-cell>
          <table:table-cell office:value-type="float" office:value="600" calcext:value-type="float">
            <text:p>600</text:p>
          </table:table-cell>
          <table:table-cell office:value-type="float" office:value="2742" calcext:value-type="float">
            <text:p>2742</text:p>
          </table:table-cell>
          <table:table-cell office:value-type="float" office:value="277.1" calcext:value-type="float">
            <text:p>277.1</text:p>
          </table:table-cell>
          <table:table-cell office:value-type="float" office:value="19.48" calcext:value-type="float">
            <text:p>19.48</text:p>
          </table:table-cell>
          <table:table-cell table:style-name="Default" table:formula="of:=SQRT([.F5])" office:value-type="float" office:value="52.3641098463442" calcext:value-type="float">
            <text:p>52.3641098463</text:p>
          </table:table-cell>
          <table:table-cell/>
          <table:table-cell table:formula="of:=LN([.L5])" office:value-type="float" office:value="-2.85485921083091" calcext:value-type="float">
            <text:p>-2.8548592108</text:p>
          </table:table-cell>
          <table:table-cell table:formula="of:=[.F5]/[.J2]" office:value-type="float" office:value="0.0575639249275727" calcext:value-type="float">
            <text:p>0.0575639249</text:p>
          </table:table-cell>
          <table:table-cell table:formula="of:=[.I5]/[.J$2]/[.L5]" office:value-type="float" office:value="0.0190970495427951" calcext:value-type="float">
            <text:p>0.0190970495</text:p>
          </table:table-cell>
          <table:table-cell table:formula="of:=SQRT(([.B$16]*[.D5])^2+[.M5]^2)" office:value-type="float" office:value="0.0546088518869238" calcext:value-type="float">
            <text:p>0.0546088519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208" calcext:value-type="float">
            <text:p>3208</text:p>
          </table:table-cell>
          <table:table-cell office:value-type="float" office:value="666.5" calcext:value-type="float">
            <text:p>666.5</text:p>
          </table:table-cell>
          <table:table-cell office:value-type="float" office:value="29.1" calcext:value-type="float">
            <text:p>29.1</text:p>
          </table:table-cell>
          <table:table-cell table:style-name="Default" table:formula="of:=SQRT([.F6])" office:value-type="float" office:value="56.6392090340252" calcext:value-type="float">
            <text:p>56.639209034</text:p>
          </table:table-cell>
          <table:table-cell table:formula="of:=[.F6]*2" office:value-type="float" office:value="6416" calcext:value-type="float">
            <text:p>6416</text:p>
          </table:table-cell>
          <table:table-cell table:formula="of:=LN([.L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6]/[.J$6]/[.L6]" office:value-type="float" office:value="0.00882780689433061" calcext:value-type="float">
            <text:p>0.0088278069</text:p>
          </table:table-cell>
          <table:table-cell table:formula="of:=SQRT(([.C$16]*[.D6])^2+[.M6]^2)" office:value-type="float" office:value="0.00882780689433061" calcext:value-type="float">
            <text:p>0.0088278069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275" calcext:value-type="float">
            <text:p>1275</text:p>
          </table:table-cell>
          <table:table-cell table:formula="of:=0.5*2.54" office:value-type="float" office:value="1.27" calcext:value-type="float">
            <text:p>1.27</text:p>
          </table:table-cell>
          <table:table-cell table:style-name="Default"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2814" calcext:value-type="float">
            <text:p>2814</text:p>
          </table:table-cell>
          <table:table-cell office:value-type="float" office:value="662.7" calcext:value-type="float">
            <text:p>662.7</text:p>
          </table:table-cell>
          <table:table-cell office:value-type="float" office:value="23.83" calcext:value-type="float">
            <text:p>23.83</text:p>
          </table:table-cell>
          <table:table-cell table:style-name="Default" table:formula="of:=SQRT([.F7])" office:value-type="float" office:value="53.0471488394994" calcext:value-type="float">
            <text:p>53.0471488395</text:p>
          </table:table-cell>
          <table:table-cell/>
          <table:table-cell table:formula="of:=LN([.L7])" office:value-type="float" office:value="-0.824187911872016" calcext:value-type="float">
            <text:p>-0.8241879119</text:p>
          </table:table-cell>
          <table:table-cell table:formula="of:=[.F7]/[.J6]" office:value-type="float" office:value="0.43859102244389" calcext:value-type="float">
            <text:p>0.4385910224</text:p>
          </table:table-cell>
          <table:table-cell table:formula="of:=[.I7]/[.J$6]/[.L7]" office:value-type="float" office:value="0.0188511545271853" calcext:value-type="float">
            <text:p>0.0188511545</text:p>
          </table:table-cell>
          <table:table-cell table:formula="of:=SQRT(([.C$16]*[.D7])^2+[.M7]^2)" office:value-type="float" office:value="0.0270945179276089" calcext:value-type="float">
            <text:p>0.0270945179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275" calcext:value-type="float">
            <text:p>1275</text:p>
          </table:table-cell>
          <table:table-cell table:formula="of:=1*2.54" office:value-type="float" office:value="2.54" calcext:value-type="float">
            <text:p>2.54</text:p>
          </table:table-cell>
          <table:table-cell table:style-name="Default"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1858" calcext:value-type="float">
            <text:p>1858</text:p>
          </table:table-cell>
          <table:table-cell office:value-type="float" office:value="660.2" calcext:value-type="float">
            <text:p>660.2</text:p>
          </table:table-cell>
          <table:table-cell office:value-type="float" office:value="25.76" calcext:value-type="float">
            <text:p>25.76</text:p>
          </table:table-cell>
          <table:table-cell table:style-name="Default" table:formula="of:=SQRT([.F8])" office:value-type="float" office:value="43.1045241245046" calcext:value-type="float">
            <text:p>43.1045241245</text:p>
          </table:table-cell>
          <table:table-cell/>
          <table:table-cell table:formula="of:=LN([.L8])" office:value-type="float" office:value="-1.23929423017257" calcext:value-type="float">
            <text:p>-1.2392942302</text:p>
          </table:table-cell>
          <table:table-cell table:formula="of:=[.F8]/[.J6]" office:value-type="float" office:value="0.289588528678304" calcext:value-type="float">
            <text:p>0.2895885287</text:p>
          </table:table-cell>
          <table:table-cell table:formula="of:=[.I8]/[.J$6]/[.L8]" office:value-type="float" office:value="0.0231994209496795" calcext:value-type="float">
            <text:p>0.0231994209</text:p>
          </table:table-cell>
          <table:table-cell table:formula="of:=SQRT(([.C$16]*[.D8])^2+[.M8]^2)" office:value-type="float" office:value="0.0359959286842808" calcext:value-type="float">
            <text:p>0.035995928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275" calcext:value-type="float">
            <text:p>1275</text:p>
          </table:table-cell>
          <table:table-cell table:formula="of:=1.5*2.54" office:value-type="float" office:value="3.81" calcext:value-type="float">
            <text:p>3.81</text:p>
          </table:table-cell>
          <table:table-cell table:formula="of:=SQRT(3*(1/16/4)^2)*2.54" office:value-type="float" office:value="0.0687407664253898" calcext:value-type="float">
            <text:p>0.0687407664</text:p>
          </table:table-cell>
          <table:table-cell office:value-type="float" office:value="600" calcext:value-type="float">
            <text:p>600</text:p>
          </table:table-cell>
          <table:table-cell office:value-type="float" office:value="1046" calcext:value-type="float">
            <text:p>1046</text:p>
          </table:table-cell>
          <table:table-cell office:value-type="float" office:value="659.7" calcext:value-type="float">
            <text:p>659.7</text:p>
          </table:table-cell>
          <table:table-cell office:value-type="float" office:value="24.74" calcext:value-type="float">
            <text:p>24.74</text:p>
          </table:table-cell>
          <table:table-cell table:style-name="Default" table:formula="of:=SQRT([.F9])" office:value-type="float" office:value="32.3419232575925" calcext:value-type="float">
            <text:p>32.3419232576</text:p>
          </table:table-cell>
          <table:table-cell/>
          <table:table-cell table:formula="of:=LN([.L9])" office:value-type="float" office:value="-1.81382150492148" calcext:value-type="float">
            <text:p>-1.8138215049</text:p>
          </table:table-cell>
          <table:table-cell table:formula="of:=[.F9]/[.J6]" office:value-type="float" office:value="0.163029925187032" calcext:value-type="float">
            <text:p>0.1630299252</text:p>
          </table:table-cell>
          <table:table-cell table:formula="of:=[.I9]/[.J$6]/[.L9]" office:value-type="float" office:value="0.0309196207051554" calcext:value-type="float">
            <text:p>0.0309196207</text:p>
          </table:table-cell>
          <table:table-cell table:formula="of:=SQRT(([.C$16]*[.D9])^2+[.M9]^2)" office:value-type="float" office:value="0.0457412676771837" calcext:value-type="float">
            <text:p>0.045741267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3174" calcext:value-type="float">
            <text:p>13174</text:p>
          </table:table-cell>
          <table:table-cell office:value-type="float" office:value="259.1" calcext:value-type="float">
            <text:p>259.1</text:p>
          </table:table-cell>
          <table:table-cell office:value-type="float" office:value="14.3" calcext:value-type="float">
            <text:p>14.3</text:p>
          </table:table-cell>
          <table:table-cell table:style-name="Default" table:formula="of:=SQRT([.F10])" office:value-type="float" office:value="114.77804668141" calcext:value-type="float">
            <text:p>114.7780466814</text:p>
          </table:table-cell>
          <table:table-cell table:formula="of:=[.F10]*2" office:value-type="float" office:value="26348" calcext:value-type="float">
            <text:p>26348</text:p>
          </table:table-cell>
          <table:table-cell table:formula="of:=LN([.L1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0]/[.J$10]/[.L2]" office:value-type="float" office:value="0.00435623374379118" calcext:value-type="float">
            <text:p>0.0043562337</text:p>
          </table:table-cell>
          <table:table-cell table:formula="of:=SQRT(([.B$16]*[.D10])^2+[.M10]^2)" office:value-type="float" office:value="0.00435623374379118" calcext:value-type="float">
            <text:p>0.004356233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511" calcext:value-type="float">
            <text:p>511</text:p>
          </table:table-cell>
          <table:table-cell table:formula="of:=0.5*2.54" office:value-type="float" office:value="1.27" calcext:value-type="float">
            <text:p>1.27</text:p>
          </table:table-cell>
          <table:table-cell table:style-name="Default"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10587" calcext:value-type="float">
            <text:p>10587</text:p>
          </table:table-cell>
          <table:table-cell office:value-type="float" office:value="257" calcext:value-type="float">
            <text:p>257</text:p>
          </table:table-cell>
          <table:table-cell office:value-type="float" office:value="14.5" calcext:value-type="float">
            <text:p>14.5</text:p>
          </table:table-cell>
          <table:table-cell table:style-name="Default" table:formula="of:=SQRT([.F11])" office:value-type="float" office:value="102.893148459944" calcext:value-type="float">
            <text:p>102.8931484599</text:p>
          </table:table-cell>
          <table:table-cell/>
          <table:table-cell table:formula="of:=LN([.L11])" office:value-type="float" office:value="-0.911765537417204" calcext:value-type="float">
            <text:p>-0.9117655374</text:p>
          </table:table-cell>
          <table:table-cell table:formula="of:=[.F11]/[.J10]" office:value-type="float" office:value="0.40181417944436" calcext:value-type="float">
            <text:p>0.4018141794</text:p>
          </table:table-cell>
          <table:table-cell table:formula="of:=[.I11]/[.J$10]/[.L3]" office:value-type="float" office:value="0.0101449813692742" calcext:value-type="float">
            <text:p>0.0101449814</text:p>
          </table:table-cell>
          <table:table-cell table:formula="of:=SQRT(([.B$16]*[.D11])^2+[.M11]^2)" office:value-type="float" office:value="0.0312313482690964" calcext:value-type="float">
            <text:p>0.0312313483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511" calcext:value-type="float">
            <text:p>511</text:p>
          </table:table-cell>
          <table:table-cell table:formula="of:=1*2.54" office:value-type="float" office:value="2.54" calcext:value-type="float">
            <text:p>2.54</text:p>
          </table:table-cell>
          <table:table-cell table:style-name="Default"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4268" calcext:value-type="float">
            <text:p>4268</text:p>
          </table:table-cell>
          <table:table-cell office:value-type="float" office:value="254.9" calcext:value-type="float">
            <text:p>254.9</text:p>
          </table:table-cell>
          <table:table-cell office:value-type="float" office:value="16.26" calcext:value-type="float">
            <text:p>16.26</text:p>
          </table:table-cell>
          <table:table-cell table:style-name="Default" table:formula="of:=SQRT([.F12])" office:value-type="float" office:value="65.3299318842443" calcext:value-type="float">
            <text:p>65.3299318842</text:p>
          </table:table-cell>
          <table:table-cell/>
          <table:table-cell table:formula="of:=LN([.L12])" office:value-type="float" office:value="-1.82024703733894" calcext:value-type="float">
            <text:p>-1.8202470373</text:p>
          </table:table-cell>
          <table:table-cell table:formula="of:=[.F12]/[.J10]" office:value-type="float" office:value="0.161985729467132" calcext:value-type="float">
            <text:p>0.1619857295</text:p>
          </table:table-cell>
          <table:table-cell table:formula="of:=[.I12]/[.J$10]/[.L4]" office:value-type="float" office:value="0.0176307840141442" calcext:value-type="float">
            <text:p>0.017630784</text:p>
          </table:table-cell>
          <table:table-cell table:formula="of:=SQRT(([.B$16]*[.D12])^2+[.M12]^2)" office:value-type="float" office:value="0.0453409029508538" calcext:value-type="float">
            <text:p>0.045340903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767" calcext:value-type="float">
            <text:p>1767</text:p>
          </table:table-cell>
          <table:table-cell office:value-type="float" office:value="614.9" calcext:value-type="float">
            <text:p>614.9</text:p>
          </table:table-cell>
          <table:table-cell office:value-type="float" office:value="21" calcext:value-type="float">
            <text:p>21</text:p>
          </table:table-cell>
          <table:table-cell table:style-name="Default" table:formula="of:=SQRT([.F13])" office:value-type="float" office:value="42.0356991139674" calcext:value-type="float">
            <text:p>42.035699114</text:p>
          </table:table-cell>
          <table:table-cell table:formula="of:=[.F13]*2" office:value-type="float" office:value="3534" calcext:value-type="float">
            <text:p>3534</text:p>
          </table:table-cell>
          <table:table-cell table:formula="of:=LN([.L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3]/[.J$13]/[.L13]" office:value-type="float" office:value="0.0118946517017452" calcext:value-type="float">
            <text:p>0.0118946517</text:p>
          </table:table-cell>
          <table:table-cell table:formula="of:=SQRT(([.C$16]*[.D13])^2+[.M13]^2)" office:value-type="float" office:value="0.0118946517017452" calcext:value-type="float">
            <text:p>0.0118946517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275" calcext:value-type="float">
            <text:p>1275</text:p>
          </table:table-cell>
          <table:table-cell table:formula="of:=0.5*2.54" office:value-type="float" office:value="1.27" calcext:value-type="float">
            <text:p>1.27</text:p>
          </table:table-cell>
          <table:table-cell table:style-name="Default"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1947" calcext:value-type="float">
            <text:p>1947</text:p>
          </table:table-cell>
          <table:table-cell office:value-type="float" office:value="613.6" calcext:value-type="float">
            <text:p>613.6</text:p>
          </table:table-cell>
          <table:table-cell office:value-type="float" office:value="21.44" calcext:value-type="float">
            <text:p>21.44</text:p>
          </table:table-cell>
          <table:table-cell table:style-name="Default" table:formula="of:=SQRT([.F14])" office:value-type="float" office:value="44.1248229458204" calcext:value-type="float">
            <text:p>44.1248229458</text:p>
          </table:table-cell>
          <table:table-cell/>
          <table:table-cell table:formula="of:=LN([.L14])" office:value-type="float" office:value="-0.596140647507442" calcext:value-type="float">
            <text:p>-0.5961406475</text:p>
          </table:table-cell>
          <table:table-cell table:formula="of:=[.F14]/[.J13]" office:value-type="float" office:value="0.550933786078098" calcext:value-type="float">
            <text:p>0.5509337861</text:p>
          </table:table-cell>
          <table:table-cell table:formula="of:=[.I14]/[.J$13]/[.L14]" office:value-type="float" office:value="0.0226629804549668" calcext:value-type="float">
            <text:p>0.0226629805</text:p>
          </table:table-cell>
          <table:table-cell table:formula="of:=SQRT(([.C$16]*[.D14])^2+[.M14]^2)" office:value-type="float" office:value="0.0298723544071087" calcext:value-type="float">
            <text:p>0.0298723544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275" calcext:value-type="float">
            <text:p>1275</text:p>
          </table:table-cell>
          <table:table-cell table:formula="of:=1*2.54" office:value-type="float" office:value="2.54" calcext:value-type="float">
            <text:p>2.54</text:p>
          </table:table-cell>
          <table:table-cell table:style-name="Default"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1127" calcext:value-type="float">
            <text:p>1127</text:p>
          </table:table-cell>
          <table:table-cell office:value-type="float" office:value="608.7" calcext:value-type="float">
            <text:p>608.7</text:p>
          </table:table-cell>
          <table:table-cell office:value-type="float" office:value="23.42" calcext:value-type="float">
            <text:p>23.42</text:p>
          </table:table-cell>
          <table:table-cell table:style-name="Default" table:formula="of:=SQRT([.F15])" office:value-type="float" office:value="33.570820663189" calcext:value-type="float">
            <text:p>33.5708206632</text:p>
          </table:table-cell>
          <table:table-cell/>
          <table:table-cell table:formula="of:=LN([.L15])" office:value-type="float" office:value="-1.14287113883987" calcext:value-type="float">
            <text:p>-1.1428711388</text:p>
          </table:table-cell>
          <table:table-cell table:formula="of:=[.F15]/[.J13]" office:value-type="float" office:value="0.318902093944539" calcext:value-type="float">
            <text:p>0.3189020939</text:p>
          </table:table-cell>
          <table:table-cell table:formula="of:=[.I15]/[.J$13]/[.L15]" office:value-type="float" office:value="0.0297877734367249" calcext:value-type="float">
            <text:p>0.0297877734</text:p>
          </table:table-cell>
          <table:table-cell table:formula="of:=SQRT(([.C$16]*[.D15])^2+[.M15]^2)" office:value-type="float" office:value="0.040556197994401" calcext:value-type="float">
            <text:p>0.040556198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office:value-type="string" calcext:value-type="string">
            <text:p>Slope</text:p>
          </table:table-cell>
          <table:table-cell office:value-type="float" office:value="-0.744257326242546" calcext:value-type="float">
            <text:p>-0.7442573262</text:p>
          </table:table-cell>
          <table:table-cell office:value-type="float" office:value="-0.490366492270737" calcext:value-type="float">
            <text:p>-0.49036649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amma 1</text:p>
          </table:table-cell>
          <table:table-cell office:value-type="string" calcext:value-type="string">
            <text:p>Lin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1" table:formula="of:=[.C2]/[.N2]^2" office:value-type="float" office:value="0" calcext:value-type="float">
            <text:p>0</text:p>
          </table:table-cell>
          <table:table-cell table:style-name="ce1" table:formula="of:=1/[.N2]^2" office:value-type="float" office:value="95268" calcext:value-type="float">
            <text:p>95268</text:p>
          </table:table-cell>
          <table:table-cell table:style-name="ce1" table:formula="of:=[.K2]/[.N2]^2" office:value-type="float" office:value="0" calcext:value-type="float">
            <text:p>0</text:p>
          </table:table-cell>
          <table:table-cell table:style-name="ce1" table:formula="of:=[.C2]^2/[.N2]^2" office:value-type="float" office:value="0" calcext:value-type="float">
            <text:p>0</text:p>
          </table:table-cell>
          <table:table-cell table:style-name="ce1" table:formula="of:=[.C2]*[.K2]/[.N2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3]/[.N3]^2" office:value-type="float" office:value="1369.99011269871" calcext:value-type="float">
            <text:p>1369.9901126987</text:p>
          </table:table-cell>
          <table:table-cell table:style-name="ce1" table:formula="of:=1/[.N3]^2" office:value-type="float" office:value="1078.73237220371" calcext:value-type="float">
            <text:p>1078.7323722037</text:p>
          </table:table-cell>
          <table:table-cell table:style-name="ce1" table:formula="of:=[.K3]/[.N3]^2" office:value-type="float" office:value="-1029.84470807698" calcext:value-type="float">
            <text:p>-1029.844708077</text:p>
          </table:table-cell>
          <table:table-cell table:style-name="ce1" table:formula="of:=[.C3]^2/[.N3]^2" office:value-type="float" office:value="1739.88744312736" calcext:value-type="float">
            <text:p>1739.8874431274</text:p>
          </table:table-cell>
          <table:table-cell table:style-name="ce1" table:formula="of:=[.C3]*[.K3]/[.N3]^2" office:value-type="float" office:value="-1307.90277925776" calcext:value-type="float">
            <text:p>-1307.9027792578</text:p>
          </table:table-cell>
          <table:table-cell table:number-columns-repeated="1019"/>
        </table:table-row>
        <table:table-row table:style-name="ro1">
          <table:table-cell table:style-name="ce1" table:formula="of:=[.C4]/[.N4]^2" office:value-type="float" office:value="1340.9149956788" calcext:value-type="float">
            <text:p>1340.9149956788</text:p>
          </table:table-cell>
          <table:table-cell table:style-name="ce1" table:formula="of:=1/[.N4]^2" office:value-type="float" office:value="527.919289637324" calcext:value-type="float">
            <text:p>527.9192896373</text:p>
          </table:table-cell>
          <table:table-cell table:style-name="ce1" table:formula="of:=[.K4]/[.N4]^2" office:value-type="float" office:value="-1035.56042355319" calcext:value-type="float">
            <text:p>-1035.5604235532</text:p>
          </table:table-cell>
          <table:table-cell table:style-name="ce1" table:formula="of:=[.C4]^2/[.N4]^2" office:value-type="float" office:value="3405.92408902416" calcext:value-type="float">
            <text:p>3405.9240890242</text:p>
          </table:table-cell>
          <table:table-cell table:style-name="ce1" table:formula="of:=[.C4]*[.K4]/[.N4]^2" office:value-type="float" office:value="-2630.32347582511" calcext:value-type="float">
            <text:p>-2630.3234758251</text:p>
          </table:table-cell>
          <table:table-cell table:number-columns-repeated="1019"/>
        </table:table-row>
        <table:table-row table:style-name="ro1">
          <table:table-cell table:style-name="ce1" table:formula="of:=[.C5]/[.N5]^2" office:value-type="float" office:value="1277.61171058504" calcext:value-type="float">
            <text:p>1277.611710585</text:p>
          </table:table-cell>
          <table:table-cell table:style-name="ce1" table:formula="of:=1/[.N5]^2" office:value-type="float" office:value="335.331157633868" calcext:value-type="float">
            <text:p>335.3311576339</text:p>
          </table:table-cell>
          <table:table-cell table:style-name="ce1" table:formula="of:=[.K5]/[.N5]^2" office:value-type="float" office:value="-957.32324404964" calcext:value-type="float">
            <text:p>-957.3232440496</text:p>
          </table:table-cell>
          <table:table-cell table:style-name="ce1" table:formula="of:=[.C5]^2/[.N5]^2" office:value-type="float" office:value="4867.700617329" calcext:value-type="float">
            <text:p>4867.700617329</text:p>
          </table:table-cell>
          <table:table-cell table:style-name="ce1" table:formula="of:=[.C5]*[.K5]/[.N5]^2" office:value-type="float" office:value="-3647.40155982913" calcext:value-type="float">
            <text:p>-3647.4015598291</text:p>
          </table:table-cell>
          <table:table-cell table:number-columns-repeated="1019"/>
        </table:table-row>
        <table:table-row table:style-name="ro1">
          <table:table-cell table:style-name="ce1" table:formula="of:=[.C6]/[.N6]^2" office:value-type="float" office:value="0" calcext:value-type="float">
            <text:p>0</text:p>
          </table:table-cell>
          <table:table-cell table:style-name="ce1" table:formula="of:=1/[.N6]^2" office:value-type="float" office:value="12832" calcext:value-type="float">
            <text:p>12832</text:p>
          </table:table-cell>
          <table:table-cell table:style-name="ce1" table:formula="of:=[.K6]/[.N6]^2" office:value-type="float" office:value="0" calcext:value-type="float">
            <text:p>0</text:p>
          </table:table-cell>
          <table:table-cell table:style-name="ce1" table:formula="of:=[.C6]^2/[.N6]^2" office:value-type="float" office:value="0" calcext:value-type="float">
            <text:p>0</text:p>
          </table:table-cell>
          <table:table-cell table:style-name="ce1" table:formula="of:=[.C6]*[.K6]/[.N6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7]/[.N7]^2" office:value-type="float" office:value="1729.97913128617" calcext:value-type="float">
            <text:p>1729.9791312862</text:p>
          </table:table-cell>
          <table:table-cell table:style-name="ce1" table:formula="of:=1/[.N7]^2" office:value-type="float" office:value="1362.18829235131" calcext:value-type="float">
            <text:p>1362.1882923513</text:p>
          </table:table-cell>
          <table:table-cell table:style-name="ce1" table:formula="of:=[.K7]/[.N7]^2" office:value-type="float" office:value="-1122.69912424954" calcext:value-type="float">
            <text:p>-1122.6991242495</text:p>
          </table:table-cell>
          <table:table-cell table:style-name="ce1" table:formula="of:=[.C7]^2/[.N7]^2" office:value-type="float" office:value="2197.07349673343" calcext:value-type="float">
            <text:p>2197.0734967334</text:p>
          </table:table-cell>
          <table:table-cell table:style-name="ce1" table:formula="of:=[.C7]*[.K7]/[.N7]^2" office:value-type="float" office:value="-1425.82788779691" calcext:value-type="float">
            <text:p>-1425.8278877969</text:p>
          </table:table-cell>
          <table:table-cell table:number-columns-repeated="1019"/>
        </table:table-row>
        <table:table-row table:style-name="ro1">
          <table:table-cell table:style-name="ce1" table:formula="of:=[.C8]/[.N8]^2" office:value-type="float" office:value="1960.31991154164" calcext:value-type="float">
            <text:p>1960.3199115416</text:p>
          </table:table-cell>
          <table:table-cell table:style-name="ce1" table:formula="of:=1/[.N8]^2" office:value-type="float" office:value="771.779492732931" calcext:value-type="float">
            <text:p>771.7794927329</text:p>
          </table:table-cell>
          <table:table-cell table:style-name="ce1" table:formula="of:=[.K8]/[.N8]^2" office:value-type="float" office:value="-956.461872309431" calcext:value-type="float">
            <text:p>-956.4618723094</text:p>
          </table:table-cell>
          <table:table-cell table:style-name="ce1" table:formula="of:=[.C8]^2/[.N8]^2" office:value-type="float" office:value="4979.21257531578" calcext:value-type="float">
            <text:p>4979.2125753158</text:p>
          </table:table-cell>
          <table:table-cell table:style-name="ce1" table:formula="of:=[.C8]*[.K8]/[.N8]^2" office:value-type="float" office:value="-2429.41315566596" calcext:value-type="float">
            <text:p>-2429.413155666</text:p>
          </table:table-cell>
          <table:table-cell table:number-columns-repeated="1019"/>
        </table:table-row>
        <table:table-row table:style-name="ro1">
          <table:table-cell table:style-name="ce1" table:formula="of:=[.C9]/[.N9]^2" office:value-type="float" office:value="1820.9942843571" calcext:value-type="float">
            <text:p>1820.9942843571</text:p>
          </table:table-cell>
          <table:table-cell table:style-name="ce1" table:formula="of:=1/[.N9]^2" office:value-type="float" office:value="477.951255736771" calcext:value-type="float">
            <text:p>477.9512557368</text:p>
          </table:table-cell>
          <table:table-cell table:style-name="ce1" table:formula="of:=[.K9]/[.N9]^2" office:value-type="float" office:value="-866.918265959582" calcext:value-type="float">
            <text:p>-866.9182659596</text:p>
          </table:table-cell>
          <table:table-cell table:style-name="ce1" table:formula="of:=[.C9]^2/[.N9]^2" office:value-type="float" office:value="6937.98822340054" calcext:value-type="float">
            <text:p>6937.9882234005</text:p>
          </table:table-cell>
          <table:table-cell table:style-name="ce1" table:formula="of:=[.C9]*[.K9]/[.N9]^2" office:value-type="float" office:value="-3302.95859330601" calcext:value-type="float">
            <text:p>-3302.958593306</text:p>
          </table:table-cell>
          <table:table-cell table:number-columns-repeated="1019"/>
        </table:table-row>
        <table:table-row table:style-name="ro1">
          <table:table-cell table:style-name="ce1" table:formula="of:=[.C10]/[.N10]^2" office:value-type="float" office:value="0" calcext:value-type="float">
            <text:p>0</text:p>
          </table:table-cell>
          <table:table-cell table:style-name="ce1" table:formula="of:=1/[.N10]^2" office:value-type="float" office:value="52696" calcext:value-type="float">
            <text:p>52696</text:p>
          </table:table-cell>
          <table:table-cell table:style-name="ce1" table:formula="of:=[.K10]/[.N10]^2" office:value-type="float" office:value="0" calcext:value-type="float">
            <text:p>0</text:p>
          </table:table-cell>
          <table:table-cell table:style-name="ce1" table:formula="of:=[.C10]^2/[.N10]^2" office:value-type="float" office:value="0" calcext:value-type="float">
            <text:p>0</text:p>
          </table:table-cell>
          <table:table-cell table:style-name="ce1" table:formula="of:=[.C10]*[.K10]/[.N10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11]/[.N11]^2" office:value-type="float" office:value="1302.03378793399" calcext:value-type="float">
            <text:p>1302.033787934</text:p>
          </table:table-cell>
          <table:table-cell table:style-name="ce1" table:formula="of:=1/[.N11]^2" office:value-type="float" office:value="1025.22345506613" calcext:value-type="float">
            <text:p>1025.2234550661</text:p>
          </table:table-cell>
          <table:table-cell table:style-name="ce1" table:formula="of:=[.K11]/[.N11]^2" office:value-type="float" office:value="-934.763414481094" calcext:value-type="float">
            <text:p>-934.7634144811</text:p>
          </table:table-cell>
          <table:table-cell table:style-name="ce1" table:formula="of:=[.C11]^2/[.N11]^2" office:value-type="float" office:value="1653.58291067616" calcext:value-type="float">
            <text:p>1653.5829106762</text:p>
          </table:table-cell>
          <table:table-cell table:style-name="ce1" table:formula="of:=[.C11]*[.K11]/[.N11]^2" office:value-type="float" office:value="-1187.14953639099" calcext:value-type="float">
            <text:p>-1187.149536391</text:p>
          </table:table-cell>
          <table:table-cell table:number-columns-repeated="1019"/>
        </table:table-row>
        <table:table-row table:style-name="ro1">
          <table:table-cell table:style-name="ce1" table:formula="of:=[.C12]/[.N12]^2" office:value-type="float" office:value="1235.53026220625" calcext:value-type="float">
            <text:p>1235.5302622063</text:p>
          </table:table-cell>
          <table:table-cell table:style-name="ce1" table:formula="of:=1/[.N12]^2" office:value-type="float" office:value="486.429237089074" calcext:value-type="float">
            <text:p>486.4292370891</text:p>
          </table:table-cell>
          <table:table-cell table:style-name="ce1" table:formula="of:=[.K12]/[.N12]^2" office:value-type="float" office:value="-885.421377686427" calcext:value-type="float">
            <text:p>-885.4213776864</text:p>
          </table:table-cell>
          <table:table-cell table:style-name="ce1" table:formula="of:=[.C12]^2/[.N12]^2" office:value-type="float" office:value="3138.24686600387" calcext:value-type="float">
            <text:p>3138.2468660039</text:p>
          </table:table-cell>
          <table:table-cell table:style-name="ce1" table:formula="of:=[.C12]*[.K12]/[.N12]^2" office:value-type="float" office:value="-2248.97029932352" calcext:value-type="float">
            <text:p>-2248.9702993235</text:p>
          </table:table-cell>
          <table:table-cell table:number-columns-repeated="1019"/>
        </table:table-row>
        <table:table-row table:style-name="ro1">
          <table:table-cell table:style-name="ce1" table:formula="of:=[.C13]/[.N13]^2" office:value-type="float" office:value="0" calcext:value-type="float">
            <text:p>0</text:p>
          </table:table-cell>
          <table:table-cell table:style-name="ce1" table:formula="of:=1/[.N13]^2" office:value-type="float" office:value="7068" calcext:value-type="float">
            <text:p>7068</text:p>
          </table:table-cell>
          <table:table-cell table:style-name="ce1" table:formula="of:=[.K13]/[.N13]^2" office:value-type="float" office:value="0" calcext:value-type="float">
            <text:p>0</text:p>
          </table:table-cell>
          <table:table-cell table:style-name="ce1" table:formula="of:=[.C13]^2/[.N13]^2" office:value-type="float" office:value="0" calcext:value-type="float">
            <text:p>0</text:p>
          </table:table-cell>
          <table:table-cell table:style-name="ce1" table:formula="of:=[.C13]*[.K13]/[.N13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14]/[.N14]^2" office:value-type="float" office:value="1423.19632849528" calcext:value-type="float">
            <text:p>1423.1963284953</text:p>
          </table:table-cell>
          <table:table-cell table:style-name="ce1" table:formula="of:=1/[.N14]^2" office:value-type="float" office:value="1120.62703031124" calcext:value-type="float">
            <text:p>1120.6270303112</text:p>
          </table:table-cell>
          <table:table-cell table:style-name="ce1" table:formula="of:=[.K14]/[.N14]^2" office:value-type="float" office:value="-668.051323464086" calcext:value-type="float">
            <text:p>-668.0513234641</text:p>
          </table:table-cell>
          <table:table-cell table:style-name="ce1" table:formula="of:=[.C14]^2/[.N14]^2" office:value-type="float" office:value="1807.459337189" calcext:value-type="float">
            <text:p>1807.459337189</text:p>
          </table:table-cell>
          <table:table-cell table:style-name="ce1" table:formula="of:=[.C14]*[.K14]/[.N14]^2" office:value-type="float" office:value="-848.425180799389" calcext:value-type="float">
            <text:p>-848.4251807994</text:p>
          </table:table-cell>
          <table:table-cell table:number-columns-repeated="1019"/>
        </table:table-row>
        <table:table-row table:style-name="ro1">
          <table:table-cell table:style-name="ce1" table:formula="of:=[.C15]/[.N15]^2" office:value-type="float" office:value="1544.25582223719" calcext:value-type="float">
            <text:p>1544.2558222372</text:p>
          </table:table-cell>
          <table:table-cell table:style-name="ce1" table:formula="of:=1/[.N15]^2" office:value-type="float" office:value="607.974733164249" calcext:value-type="float">
            <text:p>607.9747331642</text:p>
          </table:table-cell>
          <table:table-cell table:style-name="ce1" table:formula="of:=[.K15]/[.N15]^2" office:value-type="float" office:value="-694.836775677288" calcext:value-type="float">
            <text:p>-694.8367756773</text:p>
          </table:table-cell>
          <table:table-cell table:style-name="ce1" table:formula="of:=[.C15]^2/[.N15]^2" office:value-type="float" office:value="3922.40978848247" calcext:value-type="float">
            <text:p>3922.4097884825</text:p>
          </table:table-cell>
          <table:table-cell table:style-name="ce1" table:formula="of:=[.C15]*[.K15]/[.N15]^2" office:value-type="float" office:value="-1764.88541022031" calcext:value-type="float">
            <text:p>-1764.8854102203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Sums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formula="of:=SUM([.A20:.A23];[.A28:.A30])" office:value-type="float" office:value="6526.08086910279" calcext:value-type="float">
            <text:p>6526.0808691028</text:p>
          </table:table-cell>
          <table:table-cell table:formula="of:=SUM([.B20:.B23];[.B28:.B30])" office:value-type="float" office:value="151417.63551163" calcext:value-type="float">
            <text:p>151417.63551163</text:p>
          </table:table-cell>
          <table:table-cell table:formula="of:=SUM([.C20:.C23];[.C28:.C30])" office:value-type="float" office:value="-4842.91316784733" calcext:value-type="float">
            <text:p>-4842.9131678473</text:p>
          </table:table-cell>
          <table:table-cell table:formula="of:=SUM([.D20:.D23];[.D28:.D30])" office:value-type="float" office:value="14805.3419261606" calcext:value-type="float">
            <text:p>14805.3419261606</text:p>
          </table:table-cell>
          <table:table-cell table:formula="of:=SUM([.E20:.E23];[.E28:.E30])" office:value-type="float" office:value="-11021.7476506265" calcext:value-type="float">
            <text:p>-11021.7476506265</text:p>
          </table:table-cell>
          <table:table-cell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formula="of:=SUM([.A24:.A27];[.A31:.A33])" office:value-type="float" office:value="8478.74547791738" calcext:value-type="float">
            <text:p>8478.7454779174</text:p>
          </table:table-cell>
          <table:table-cell table:formula="of:=SUM([.B24:.B27];[.B31:.B33])" office:value-type="float" office:value="24240.5208042965" calcext:value-type="float">
            <text:p>24240.5208042965</text:p>
          </table:table-cell>
          <table:table-cell table:formula="of:=SUM([.C24:.C27];[.C31:.C33])" office:value-type="float" office:value="-4308.96736165993" calcext:value-type="float">
            <text:p>-4308.9673616599</text:p>
          </table:table-cell>
          <table:table-cell table:formula="of:=SUM([.D24:.D27];[.D31:.D33])" office:value-type="float" office:value="19844.1434211212" calcext:value-type="float">
            <text:p>19844.1434211212</text:p>
          </table:table-cell>
          <table:table-cell table:formula="of:=SUM([.E24:.E27];[.E31:.E33])" office:value-type="float" office:value="-9771.51022778858" calcext:value-type="float">
            <text:p>-9771.5102277886</text:p>
          </table:table-cell>
          <table:table-cell office:value-type="float" office:value="1275" calcext:value-type="float">
            <text:p>127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5" table:number-rows-spanned="1">
            <text:p>511 Fit Parameters</text:p>
          </table:table-cell>
          <table:covered-table-cell table:number-columns-repeated="4"/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([.E35]*[.B35]-[.C35]*[.A35])/([.D35]*[.B35]-[.A35]^2)" office:value-type="float" office:value="-0.744489643651941" calcext:value-type="float">
            <text:p>-0.7444896437</text:p>
          </table:table-cell>
          <table:table-cell table:style-name="ce1" office:value-type="string" calcext:value-type="string">
            <text:p>Delta a</text:p>
          </table:table-cell>
          <table:table-cell table:style-name="ce1" table:formula="of:=SQRT([.B35]/([.D35]*[.B35]-[.A35]^2))" office:value-type="float" office:value="0.0082976641603588" calcext:value-type="float">
            <text:p>0.0082976642</text:p>
          </table:table-cell>
          <table:table-cell table:number-columns-repeated="2"/>
          <table:table-cell table:formula="of:=0.5*2.54" office:value-type="float" office:value="1.27" calcext:value-type="float">
            <text:p>1.27</text:p>
          </table:table-cell>
          <table:table-cell table:formula="of:=[.G38]*[.B$38]+[.B$39]" office:value-type="float" office:value="-0.945398250173474" calcext:value-type="float">
            <text:p>-0.94539825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([.D35]*[.C35]-[.E35]*[.A35])/([.D35]*[.B35]-[.A35]^2)" office:value-type="float" office:value="0.000103597264491306" calcext:value-type="float">
            <text:p>0.0001035973</text:p>
          </table:table-cell>
          <table:table-cell table:style-name="ce1" office:value-type="string" calcext:value-type="string">
            <text:p>Delta b</text:p>
          </table:table-cell>
          <table:table-cell table:style-name="ce1" table:formula="of:=SQRT([.D35]/([.D35]*[.B35]-[.A35]^2))" office:value-type="float" office:value="0.0025946384167546" calcext:value-type="float">
            <text:p>0.0025946384</text:p>
          </table:table-cell>
          <table:table-cell table:number-columns-repeated="2"/>
          <table:table-cell table:formula="of:=1*2.54" office:value-type="float" office:value="2.54" calcext:value-type="float">
            <text:p>2.54</text:p>
          </table:table-cell>
          <table:table-cell table:formula="of:=[.G39]*[.B$38]+[.B$39]" office:value-type="float" office:value="-1.89090009761144" calcext:value-type="float">
            <text:p>-1.8909000976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v</text:p>
          </table:table-cell>
          <table:table-cell table:style-name="ce1" table:formula="of:=-[.A35]/([.D35]*[.B35]-[.A35]^2)" office:value-type="float" office:value="-0.00000296747929513049" calcext:value-type="float">
            <text:p>-2.96747929513049E-06</text:p>
          </table:table-cell>
          <table:table-cell table:number-columns-repeated="2"/>
          <table:table-cell table:formula="of:=1.5*2.54" office:value-type="float" office:value="3.81" calcext:value-type="float">
            <text:p>3.81</text:p>
          </table:table-cell>
          <table:table-cell table:formula="of:=[.G40]*[.B$38]+[.B$39]" office:value-type="float" office:value="-2.8364019450494" calcext:value-type="float">
            <text:p>-2.836401945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5" table:number-rows-spanned="1">
            <text:p>1275 Fit Parameters</text:p>
          </table:table-cell>
          <table:covered-table-cell table:number-columns-repeated="4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([.E36]*[.B36]-[.C36]*[.A36])/([.D36]*[.B36]-[.A36]^2)" office:value-type="float" office:value="-0.489637458558624" calcext:value-type="float">
            <text:p>-0.4896374586</text:p>
          </table:table-cell>
          <table:table-cell table:style-name="ce1" office:value-type="string" calcext:value-type="string">
            <text:p>Delta a</text:p>
          </table:table-cell>
          <table:table-cell table:style-name="ce1" table:formula="of:=SQRT([.B36]/([.D36]*[.B36]-[.A36]^2))" office:value-type="float" office:value="0.00769720901237904" calcext:value-type="float">
            <text:p>0.00769720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G42]*[.B$42]+[.B$43]" office:value-type="float" office:value="-0.00649556894252542" calcext:value-type="float">
            <text:p>-0.006495568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([.D36]*[.C36]-[.E36]*[.A36])/([.D36]*[.B36]-[.A36]^2)" office:value-type="float" office:value="-0.00649556894252542" calcext:value-type="float">
            <text:p>-0.0064955689</text:p>
          </table:table-cell>
          <table:table-cell table:style-name="ce1" office:value-type="string" calcext:value-type="string">
            <text:p>Delta b</text:p>
          </table:table-cell>
          <table:table-cell table:style-name="ce1" table:formula="of:=SQRT([.D36]/([.D36]*[.B36]-[.A36]^2))" office:value-type="float" office:value="0.00696431626397868" calcext:value-type="float">
            <text:p>0.0069643163</text:p>
          </table:table-cell>
          <table:table-cell table:number-columns-repeated="2"/>
          <table:table-cell table:formula="of:=0.5*2.54" office:value-type="float" office:value="1.27" calcext:value-type="float">
            <text:p>1.27</text:p>
          </table:table-cell>
          <table:table-cell table:formula="of:=[.G43]*[.B$42]+[.B$43]" office:value-type="float" office:value="-0.628335141311978" calcext:value-type="float">
            <text:p>-0.6283351413</text:p>
          </table:table-cell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v</text:p>
          </table:table-cell>
          <table:table-cell table:style-name="ce1" table:formula="of:=-[.A36]/([.D36]*[.B36]-[.A36]^2)" office:value-type="float" office:value="-0.0000207231710388128" calcext:value-type="float">
            <text:p>-2.07231710388128E-05</text:p>
          </table:table-cell>
          <table:table-cell table:number-columns-repeated="2"/>
          <table:table-cell table:formula="of:=1*2.54" office:value-type="float" office:value="2.54" calcext:value-type="float">
            <text:p>2.54</text:p>
          </table:table-cell>
          <table:table-cell table:formula="of:=[.G44]*[.B$42]+[.B$43]" office:value-type="float" office:value="-1.25017471368143" calcext:value-type="float">
            <text:p>-1.2501747137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formula="of:=1.5*2.54" office:value-type="float" office:value="3.81" calcext:value-type="float">
            <text:p>3.81</text:p>
          </table:table-cell>
          <table:table-cell table:formula="of:=[.G45]*[.B$42]+[.B$43]" office:value-type="float" office:value="-1.87201428605088" calcext:value-type="float">
            <text:p>-1.872014286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362" calcext:value-type="float">
            <text:p>0.08362</text:p>
          </table:table-cell>
          <table:table-cell office:value-type="string" calcext:value-type="string">
            <text:p>slope</text:p>
          </table:table-cell>
          <table:table-cell table:formula="of:=[.C48]*(0.511-[.A47])+[.B47]" office:value-type="float" office:value="0.0828093" calcext:value-type="float">
            <text:p>0.0828093</text:p>
          </table:table-cell>
          <table:table-cell table:style-name="Default" table:formula="of:=8.96" office:value-type="float" office:value="8.96" calcext:value-type="float">
            <text:p>8.96</text:p>
          </table:table-cell>
          <table:table-cell table:formula="of:=[.E47]*[.D47]" office:value-type="float" office:value="0.741971328" calcext:value-type="float">
            <text:p>0.741971328</text:p>
          </table:table-cell>
          <table:table-cell table:formula="of:=([.F47]+[.B38])/[.D38]" office:value-type="float" office:value="-0.3034969363995" calcext:value-type="float">
            <text:p>-0.3034969364</text:p>
          </table:table-cell>
          <table:table-cell table:number-columns-repeated="10"/>
          <table:table-cell office:value-type="string" calcext:value-type="string">
            <text:p><text:s text:c="3"/></text:p>
          </table:table-cell>
          <table:table-cell table:number-columns-repeated="100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625" calcext:value-type="float">
            <text:p>0.07625</text:p>
          </table:table-cell>
          <table:table-cell table:formula="of:=([.B48]-[.B47])/([.A48]-[.A47])" office:value-type="float" office:value="-0.0737" calcext:value-type="float">
            <text:p>-0.073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901" calcext:value-type="float">
            <text:p>0.05901</text:p>
          </table:table-cell>
          <table:table-cell office:value-type="string" calcext:value-type="string">
            <text:p>slope</text:p>
          </table:table-cell>
          <table:table-cell table:formula="of:=[.C51]*(1.275-[.A50])+[.B50]" office:value-type="float" office:value="0.05549" calcext:value-type="float">
            <text:p>0.05549</text:p>
          </table:table-cell>
          <table:table-cell table:style-name="Default" table:formula="of:=8.96" office:value-type="float" office:value="8.96" calcext:value-type="float">
            <text:p>8.96</text:p>
          </table:table-cell>
          <table:table-cell table:formula="of:=[.E50]*[.D50]" office:value-type="float" office:value="0.4971904" calcext:value-type="float">
            <text:p>0.4971904</text:p>
          </table:table-cell>
          <table:table-cell table:formula="of:=([.F50]+[.B42])/[.D42]" office:value-type="float" office:value="0.981257158176295" calcext:value-type="float">
            <text:p>0.9812571582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5261" calcext:value-type="float">
            <text:p>0.05261</text:p>
          </table:table-cell>
          <table:table-cell table:formula="of:=([.B51]-[.B50])/([.A51]-[.A50])" office:value-type="float" office:value="-0.0128" calcext:value-type="float">
            <text:p>-0.0128</text:p>
          </table:table-cell>
          <table:table-cell table:number-columns-repeated="1021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inum" table:style-name="ta1">
        <table:shapes>
          <draw:frame draw:z-index="0" draw:style-name="gr1" draw:text-style-name="P1" svg:width="453.46pt" svg:height="255.26pt" svg:x="320.83pt" svg:y="235.64pt">
            <loext:p draw:notify-on-update-of-ranges="Aluminum.C2:Aluminum.C4 Aluminum.A17:Aluminum.A17 Aluminum.K2:Aluminum.K4 Aluminum.M2:Aluminum.M4 Aluminum.M2:Aluminum.M4 Aluminum.D2:Aluminum.D4 Aluminum.D2:Aluminum.D4 Aluminum.C5:Aluminum.C8 Aluminum.A18:Aluminum.A18 Aluminum.K5:Aluminum.K8 Aluminum.M5:Aluminum.M8 Aluminum.M5:Aluminum.M8 Aluminum.D5:Aluminum.D8 Aluminum.D5:Aluminum.D8 Aluminum.A47:Aluminum.A48 Aluminum.B17:Aluminum.B17 Aluminum.B47:Aluminum.B4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3pt" svg:x="792.2pt" svg:y="236.44pt">
            <loext:p draw:notify-on-update-of-ranges="Aluminum.C9:Aluminum.C11 Aluminum.A17:Aluminum.A17 Aluminum.K9:Aluminum.K11 Aluminum.M9:Aluminum.M11 Aluminum.M9:Aluminum.M11 Aluminum.D12:Aluminum.D14 Aluminum.D12:Aluminum.D14 Aluminum.C12:Aluminum.C15 Aluminum.A18:Aluminum.A18 Aluminum.K12:Aluminum.K15 Aluminum.M12:Aluminum.M14 Aluminum.M12:Aluminum.M14 Aluminum.D9:Aluminum.D11 Aluminum.D9:Aluminum.D11 Aluminum.A49:Aluminum.A50 Aluminum.B17:Aluminum.B17 Aluminum.B49:Aluminum.B5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Sigma N</text:p>
          </table:table-cell>
          <table:table-cell office:value-type="string" calcext:value-type="string">
            <text:p>Intensity_0</text:p>
          </table:table-cell>
          <table:table-cell office:value-type="string" calcext:value-type="string">
            <text:p>log(I/I_0)</text:p>
          </table:table-cell>
          <table:table-cell office:value-type="string" calcext:value-type="string">
            <text:p>I/I_0</text:p>
          </table:table-cell>
          <table:table-cell office:value-type="string" calcext:value-type="string">
            <text:p>Sigma y</text:p>
          </table:table-cell>
          <table:table-cell office:value-type="string" calcext:value-type="string">
            <text:p>Sigma t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3817" calcext:value-type="float">
            <text:p>23817</text:p>
          </table:table-cell>
          <table:table-cell office:value-type="string" calcext:value-type="string">
            <text:p><text:s/></text:p>
          </table:table-cell>
          <table:table-cell office:value-type="float" office:value="17.75" calcext:value-type="float">
            <text:p>17.75</text:p>
          </table:table-cell>
          <table:table-cell table:formula="of:=SQRT([.F2])" office:value-type="float" office:value="154.327573686623" calcext:value-type="float">
            <text:p>154.3275736866</text:p>
          </table:table-cell>
          <table:table-cell table:formula="of:=[.F2]*2" office:value-type="float" office:value="47634" calcext:value-type="float">
            <text:p>47634</text:p>
          </table:table-cell>
          <table:table-cell table:formula="of:=LN([.L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]/[.J$2]/[.L2]" office:value-type="float" office:value="0.0032398617308356" calcext:value-type="float">
            <text:p>0.0032398617</text:p>
          </table:table-cell>
          <table:table-cell table:formula="of:=SQRT(([.B$16]*[.D2])^2+[.M2]^2)" office:value-type="float" office:value="0.0032398617308356" calcext:value-type="float">
            <text:p>0.0032398617</text:p>
          </table:table-cell>
          <table:table-cell table:number-columns-repeated="10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11" calcext:value-type="float">
            <text:p>511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23422" calcext:value-type="float">
            <text:p>23422</text:p>
          </table:table-cell>
          <table:table-cell office:value-type="float" office:value="283.4" calcext:value-type="float">
            <text:p>283.4</text:p>
          </table:table-cell>
          <table:table-cell office:value-type="float" office:value="13.82" calcext:value-type="float">
            <text:p>13.82</text:p>
          </table:table-cell>
          <table:table-cell table:formula="of:=SQRT([.F3])" office:value-type="float" office:value="153.042477763528" calcext:value-type="float">
            <text:p>153.0424777635</text:p>
          </table:table-cell>
          <table:table-cell/>
          <table:table-cell table:formula="of:=LN([.L3])" office:value-type="float" office:value="-0.709871040351086" calcext:value-type="float">
            <text:p>-0.7098710404</text:p>
          </table:table-cell>
          <table:table-cell table:formula="of:=[.F3]/[.J2]" office:value-type="float" office:value="0.491707603812403" calcext:value-type="float">
            <text:p>0.4917076038</text:p>
          </table:table-cell>
          <table:table-cell table:formula="of:=[.I3]/[.J$2]/[.L3]" office:value-type="float" office:value="0.00653413362494783" calcext:value-type="float">
            <text:p>0.0065341336</text:p>
          </table:table-cell>
          <table:table-cell table:formula="of:=SQRT(([.B$16]*[.D3])^2+[.M3]^2)" office:value-type="float" office:value="0.00653413362494783" calcext:value-type="float">
            <text:p>0.0065341336</text:p>
          </table:table-cell>
          <table:table-cell table:number-columns-repeated="10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11" calcext:value-type="float">
            <text:p>511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15790" calcext:value-type="float">
            <text:p>15790</text:p>
          </table:table-cell>
          <table:table-cell office:value-type="float" office:value="283.6" calcext:value-type="float">
            <text:p>283.6</text:p>
          </table:table-cell>
          <table:table-cell office:value-type="float" office:value="13.3" calcext:value-type="float">
            <text:p>13.3</text:p>
          </table:table-cell>
          <table:table-cell table:formula="of:=SQRT([.F4])" office:value-type="float" office:value="125.658266739598" calcext:value-type="float">
            <text:p>125.6582667396</text:p>
          </table:table-cell>
          <table:table-cell/>
          <table:table-cell table:formula="of:=LN([.L4])" office:value-type="float" office:value="-1.10416996370348" calcext:value-type="float">
            <text:p>-1.1041699637</text:p>
          </table:table-cell>
          <table:table-cell table:formula="of:=[.F4]/[.J2]" office:value-type="float" office:value="0.331485913423185" calcext:value-type="float">
            <text:p>0.3314859134</text:p>
          </table:table-cell>
          <table:table-cell table:formula="of:=[.I4]/[.J$2]/[.L4]" office:value-type="float" office:value="0.00795809162378709" calcext:value-type="float">
            <text:p>0.0079580916</text:p>
          </table:table-cell>
          <table:table-cell table:formula="of:=SQRT(([.B$16]*[.D4])^2+[.M4]^2)" office:value-type="float" office:value="0.00795809162378709" calcext:value-type="float">
            <text:p>0.0079580916</text:p>
          </table:table-cell>
          <table:table-cell table:number-columns-repeated="101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3174" calcext:value-type="float">
            <text:p>13174</text:p>
          </table:table-cell>
          <table:table-cell office:value-type="float" office:value="259.1" calcext:value-type="float">
            <text:p>259.1</text:p>
          </table:table-cell>
          <table:table-cell office:value-type="float" office:value="14.3" calcext:value-type="float">
            <text:p>14.3</text:p>
          </table:table-cell>
          <table:table-cell table:formula="of:=SQRT([.F5])" office:value-type="float" office:value="114.77804668141" calcext:value-type="float">
            <text:p>114.7780466814</text:p>
          </table:table-cell>
          <table:table-cell table:formula="of:=[.F5]" office:value-type="float" office:value="13174" calcext:value-type="float">
            <text:p>13174</text:p>
          </table:table-cell>
          <table:table-cell table:formula="of:=LN([.L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/[.J$5]/[.L5]" office:value-type="float" office:value="0.00871246748758238" calcext:value-type="float">
            <text:p>0.0087124675</text:p>
          </table:table-cell>
          <table:table-cell table:formula="of:=SQRT(([.B$16]*[.D5])^2+[.M5]^2)" office:value-type="float" office:value="0.00871246748758238" calcext:value-type="float">
            <text:p>0.0087124675</text:p>
          </table:table-cell>
          <table:table-cell table:number-columns-repeated="101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11" calcext:value-type="float">
            <text:p>511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16469" calcext:value-type="float">
            <text:p>16469</text:p>
          </table:table-cell>
          <table:table-cell office:value-type="float" office:value="259.3" calcext:value-type="float">
            <text:p>259.3</text:p>
          </table:table-cell>
          <table:table-cell office:value-type="float" office:value="11.22" calcext:value-type="float">
            <text:p>11.22</text:p>
          </table:table-cell>
          <table:table-cell table:formula="of:=SQRT([.F6])" office:value-type="float" office:value="128.331601719919" calcext:value-type="float">
            <text:p>128.3316017199</text:p>
          </table:table-cell>
          <table:table-cell/>
          <table:table-cell table:formula="of:=LN([.L6])" office:value-type="float" office:value="0.22323463567357" calcext:value-type="float">
            <text:p>0.2232346357</text:p>
          </table:table-cell>
          <table:table-cell table:formula="of:=[.F6]/[.J5]" office:value-type="float" office:value="1.25011386063458" calcext:value-type="float">
            <text:p>1.2501138606</text:p>
          </table:table-cell>
          <table:table-cell table:formula="of:=[.I6]/[.J$5]/[.L6]" office:value-type="float" office:value="0.00779231293459951" calcext:value-type="float">
            <text:p>0.0077923129</text:p>
          </table:table-cell>
          <table:table-cell table:formula="of:=SQRT(([.B$16]*[.D6])^2+[.M6]^2)" office:value-type="float" office:value="0.00779231293459951" calcext:value-type="float">
            <text:p>0.0077923129</text:p>
          </table:table-cell>
          <table:table-cell table:number-columns-repeated="101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11" calcext:value-type="float">
            <text:p>511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11706" calcext:value-type="float">
            <text:p>11706</text:p>
          </table:table-cell>
          <table:table-cell office:value-type="float" office:value="258.3" calcext:value-type="float">
            <text:p>258.3</text:p>
          </table:table-cell>
          <table:table-cell office:value-type="float" office:value="11.06" calcext:value-type="float">
            <text:p>11.06</text:p>
          </table:table-cell>
          <table:table-cell table:formula="of:=SQRT([.F7])" office:value-type="float" office:value="108.194269718872" calcext:value-type="float">
            <text:p>108.1942697189</text:p>
          </table:table-cell>
          <table:table-cell/>
          <table:table-cell table:formula="of:=LN([.L7])" office:value-type="float" office:value="-0.118143659349472" calcext:value-type="float">
            <text:p>-0.1181436593</text:p>
          </table:table-cell>
          <table:table-cell table:formula="of:=[.F7]/[.J5]" office:value-type="float" office:value="0.88856839228784" calcext:value-type="float">
            <text:p>0.8885683923</text:p>
          </table:table-cell>
          <table:table-cell table:formula="of:=[.I7]/[.J$5]/[.L7]" office:value-type="float" office:value="0.00924263366810797" calcext:value-type="float">
            <text:p>0.0092426337</text:p>
          </table:table-cell>
          <table:table-cell table:formula="of:=SQRT(([.B$16]*[.D7])^2+[.M7]^2)" office:value-type="float" office:value="0.00924263366810797" calcext:value-type="float">
            <text:p>0.009242633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208" calcext:value-type="float">
            <text:p>3208</text:p>
          </table:table-cell>
          <table:table-cell office:value-type="float" office:value="666.5" calcext:value-type="float">
            <text:p>666.5</text:p>
          </table:table-cell>
          <table:table-cell office:value-type="float" office:value="29.1" calcext:value-type="float">
            <text:p>29.1</text:p>
          </table:table-cell>
          <table:table-cell table:formula="of:=SQRT([.F9])" office:value-type="float" office:value="56.6392090340252" calcext:value-type="float">
            <text:p>56.639209034</text:p>
          </table:table-cell>
          <table:table-cell table:formula="of:=[.F9]*2" office:value-type="float" office:value="6416" calcext:value-type="float">
            <text:p>6416</text:p>
          </table:table-cell>
          <table:table-cell table:formula="of:=LN([.L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/[.J$9]/[.L9]" office:value-type="float" office:value="0.00882780689433061" calcext:value-type="float">
            <text:p>0.0088278069</text:p>
          </table:table-cell>
          <table:table-cell table:formula="of:=SQRT(([.C$16]*[.D9])^2+[.M9]^2)" office:value-type="float" office:value="0.00882780689433061" calcext:value-type="float">
            <text:p>0.0088278069</text:p>
          </table:table-cell>
          <table:table-cell table:number-columns-repeated="10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75" calcext:value-type="float">
            <text:p>1275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4424" calcext:value-type="float">
            <text:p>4424</text:p>
          </table:table-cell>
          <table:table-cell office:value-type="float" office:value="663.1" calcext:value-type="float">
            <text:p>663.1</text:p>
          </table:table-cell>
          <table:table-cell office:value-type="float" office:value="23.8" calcext:value-type="float">
            <text:p>23.8</text:p>
          </table:table-cell>
          <table:table-cell table:formula="of:=SQRT([.F11])" office:value-type="float" office:value="61.9273768215641" calcext:value-type="float">
            <text:p>61.9273768216</text:p>
          </table:table-cell>
          <table:table-cell/>
          <table:table-cell table:formula="of:=LN([.L10])" office:value-type="float" office:value="-0.37175060634418" calcext:value-type="float">
            <text:p>-0.3717506063</text:p>
          </table:table-cell>
          <table:table-cell table:formula="of:=[.F10]/[.J9]" office:value-type="float" office:value="0.689526184538653" calcext:value-type="float">
            <text:p>0.6895261845</text:p>
          </table:table-cell>
          <table:table-cell table:formula="of:=[.I10]/[.J$9]/[.L10]" office:value-type="float" office:value="0.0139980508186176" calcext:value-type="float">
            <text:p>0.0139980508</text:p>
          </table:table-cell>
          <table:table-cell table:formula="of:=SQRT(([.C$16]*[.D10])^2+[.M10]^2)" office:value-type="float" office:value="0.0139980508186176" calcext:value-type="float">
            <text:p>0.0139980508</text:p>
          </table:table-cell>
          <table:table-cell table:number-columns-repeated="10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75" calcext:value-type="float">
            <text:p>1275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3835" calcext:value-type="float">
            <text:p>3835</text:p>
          </table:table-cell>
          <table:table-cell office:value-type="float" office:value="662" calcext:value-type="float">
            <text:p>662</text:p>
          </table:table-cell>
          <table:table-cell office:value-type="float" office:value="23.07" calcext:value-type="float">
            <text:p>23.07</text:p>
          </table:table-cell>
          <table:table-cell table:formula="of:=SQRT([.F11])" office:value-type="float" office:value="61.9273768215641" calcext:value-type="float">
            <text:p>61.9273768216</text:p>
          </table:table-cell>
          <table:table-cell/>
          <table:table-cell table:formula="of:=LN([.L11])" office:value-type="float" office:value="-0.514625435744994" calcext:value-type="float">
            <text:p>-0.5146254357</text:p>
          </table:table-cell>
          <table:table-cell table:formula="of:=[.F11]/[.J9]" office:value-type="float" office:value="0.597724438902743" calcext:value-type="float">
            <text:p>0.5977244389</text:p>
          </table:table-cell>
          <table:table-cell table:formula="of:=[.I11]/[.J$9]/[.L11]" office:value-type="float" office:value="0.0161479470199646" calcext:value-type="float">
            <text:p>0.016147947</text:p>
          </table:table-cell>
          <table:table-cell table:formula="of:=SQRT(([.C$16]*[.D11])^2+[.M11]^2)" office:value-type="float" office:value="0.0161479470199646" calcext:value-type="float">
            <text:p>0.016147947</text:p>
          </table:table-cell>
          <table:table-cell table:number-columns-repeated="101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767" calcext:value-type="float">
            <text:p>1767</text:p>
          </table:table-cell>
          <table:table-cell office:value-type="float" office:value="614.9" calcext:value-type="float">
            <text:p>614.9</text:p>
          </table:table-cell>
          <table:table-cell office:value-type="float" office:value="21" calcext:value-type="float">
            <text:p>21</text:p>
          </table:table-cell>
          <table:table-cell table:formula="of:=SQRT([.F12])" office:value-type="float" office:value="42.0356991139674" calcext:value-type="float">
            <text:p>42.035699114</text:p>
          </table:table-cell>
          <table:table-cell table:formula="of:=[.F12]*2" office:value-type="float" office:value="3534" calcext:value-type="float">
            <text:p>3534</text:p>
          </table:table-cell>
          <table:table-cell table:formula="of:=LN([.L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2]/[.J$12]/[.L12]" office:value-type="float" office:value="0.0118946517017452" calcext:value-type="float">
            <text:p>0.0118946517</text:p>
          </table:table-cell>
          <table:table-cell table:formula="of:=SQRT(([.C$16]*[.D12])^2+[.M12]^2)" office:value-type="float" office:value="0.0118946517017452" calcext:value-type="float">
            <text:p>0.0118946517</text:p>
          </table:table-cell>
          <table:table-cell table:number-columns-repeated="101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75" calcext:value-type="float">
            <text:p>1275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2866" calcext:value-type="float">
            <text:p>2866</text:p>
          </table:table-cell>
          <table:table-cell office:value-type="float" office:value="614.2" calcext:value-type="float">
            <text:p>614.2</text:p>
          </table:table-cell>
          <table:table-cell office:value-type="float" office:value="20.68" calcext:value-type="float">
            <text:p>20.68</text:p>
          </table:table-cell>
          <table:table-cell table:formula="of:=SQRT([.F13])" office:value-type="float" office:value="53.5350352572967" calcext:value-type="float">
            <text:p>53.5350352573</text:p>
          </table:table-cell>
          <table:table-cell/>
          <table:table-cell table:formula="of:=LN([.L13])" office:value-type="float" office:value="-0.209513044491525" calcext:value-type="float">
            <text:p>-0.2095130445</text:p>
          </table:table-cell>
          <table:table-cell table:formula="of:=[.F13]/[.J12]" office:value-type="float" office:value="0.810979060554612" calcext:value-type="float">
            <text:p>0.8109790606</text:p>
          </table:table-cell>
          <table:table-cell table:formula="of:=[.I13]/[.J$12]/[.L13]" office:value-type="float" office:value="0.0186793563354141" calcext:value-type="float">
            <text:p>0.0186793563</text:p>
          </table:table-cell>
          <table:table-cell table:formula="of:=SQRT(([.C$16]*[.D13])^2+[.M13]^2)" office:value-type="float" office:value="0.0186793563354141" calcext:value-type="float">
            <text:p>0.0186793563</text:p>
          </table:table-cell>
          <table:table-cell table:number-columns-repeated="101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75" calcext:value-type="float">
            <text:p>1275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2394" calcext:value-type="float">
            <text:p>2394</text:p>
          </table:table-cell>
          <table:table-cell office:value-type="float" office:value="614.5" calcext:value-type="float">
            <text:p>614.5</text:p>
          </table:table-cell>
          <table:table-cell office:value-type="float" office:value="19.91" calcext:value-type="float">
            <text:p>19.91</text:p>
          </table:table-cell>
          <table:table-cell table:formula="of:=SQRT([.F14])" office:value-type="float" office:value="48.9285192909003" calcext:value-type="float">
            <text:p>48.9285192909</text:p>
          </table:table-cell>
          <table:table-cell/>
          <table:table-cell table:formula="of:=LN([.L14])" office:value-type="float" office:value="-0.389464766761723" calcext:value-type="float">
            <text:p>-0.3894647668</text:p>
          </table:table-cell>
          <table:table-cell table:formula="of:=[.F14]/[.J12]" office:value-type="float" office:value="0.67741935483871" calcext:value-type="float">
            <text:p>0.6774193548</text:p>
          </table:table-cell>
          <table:table-cell table:formula="of:=[.I14]/[.J$12]/[.L14]" office:value-type="float" office:value="0.0204379779828322" calcext:value-type="float">
            <text:p>0.020437978</text:p>
          </table:table-cell>
          <table:table-cell table:formula="of:=SQRT(([.C$16]*[.D14])^2+[.M14]^2)" office:value-type="float" office:value="0.0204379779828322" calcext:value-type="float">
            <text:p>0.020437978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ma 1</text:p>
          </table:table-cell>
          <table:table-cell office:value-type="string" calcext:value-type="string">
            <text:p>Lin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number-columns-repeated="1019"/>
        </table:table-row>
        <table:table-row table:style-name="ro1">
          <table:table-cell table:style-name="ce1" table:formula="of:=[.C2]/[.N2]^2" office:value-type="float" office:value="0" calcext:value-type="float">
            <text:p>0</text:p>
          </table:table-cell>
          <table:table-cell table:style-name="ce1" table:formula="of:=1/[.N2]^2" office:value-type="float" office:value="95268" calcext:value-type="float">
            <text:p>95268</text:p>
          </table:table-cell>
          <table:table-cell table:style-name="ce1" table:formula="of:=[.K2]/[.N2]^2" office:value-type="float" office:value="0" calcext:value-type="float">
            <text:p>0</text:p>
          </table:table-cell>
          <table:table-cell table:style-name="ce1" table:formula="of:=[.C2]^2/[.N2]^2" office:value-type="float" office:value="0" calcext:value-type="float">
            <text:p>0</text:p>
          </table:table-cell>
          <table:table-cell table:style-name="ce1" table:formula="of:=[.C2]*[.K2]/[.N2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3]/[.N3]^2" office:value-type="float" office:value="29745.94" calcext:value-type="float">
            <text:p>29745.94</text:p>
          </table:table-cell>
          <table:table-cell table:style-name="ce1" table:formula="of:=1/[.N3]^2" office:value-type="float" office:value="23422" calcext:value-type="float">
            <text:p>23422</text:p>
          </table:table-cell>
          <table:table-cell table:style-name="ce1" table:formula="of:=[.K3]/[.N3]^2" office:value-type="float" office:value="-16626.5995071031" calcext:value-type="float">
            <text:p>-16626.5995071031</text:p>
          </table:table-cell>
          <table:table-cell table:style-name="ce1" table:formula="of:=[.C3]^2/[.N3]^2" office:value-type="float" office:value="37777.3438" calcext:value-type="float">
            <text:p>37777.3438</text:p>
          </table:table-cell>
          <table:table-cell table:style-name="ce1" table:formula="of:=[.C3]*[.K3]/[.N3]^2" office:value-type="float" office:value="-21115.781374021" calcext:value-type="float">
            <text:p>-21115.781374021</text:p>
          </table:table-cell>
          <table:table-cell table:number-columns-repeated="1019"/>
        </table:table-row>
        <table:table-row table:style-name="ro1">
          <table:table-cell table:style-name="ce1" table:formula="of:=[.C4]/[.N4]^2" office:value-type="float" office:value="40106.6" calcext:value-type="float">
            <text:p>40106.6</text:p>
          </table:table-cell>
          <table:table-cell table:style-name="ce1" table:formula="of:=1/[.N4]^2" office:value-type="float" office:value="15790" calcext:value-type="float">
            <text:p>15790</text:p>
          </table:table-cell>
          <table:table-cell table:style-name="ce1" table:formula="of:=[.K4]/[.N4]^2" office:value-type="float" office:value="-17434.843726878" calcext:value-type="float">
            <text:p>-17434.843726878</text:p>
          </table:table-cell>
          <table:table-cell table:style-name="ce1" table:formula="of:=[.C4]^2/[.N4]^2" office:value-type="float" office:value="101870.764" calcext:value-type="float">
            <text:p>101870.764</text:p>
          </table:table-cell>
          <table:table-cell table:style-name="ce1" table:formula="of:=[.C4]*[.K4]/[.N4]^2" office:value-type="float" office:value="-44284.50306627" calcext:value-type="float">
            <text:p>-44284.50306627</text:p>
          </table:table-cell>
          <table:table-cell table:number-columns-repeated="1019"/>
        </table:table-row>
        <table:table-row table:style-name="ro1">
          <table:table-cell table:style-name="ce1" table:formula="of:=[.C5]/[.N5]^2" office:value-type="float" office:value="0" calcext:value-type="float">
            <text:p>0</text:p>
          </table:table-cell>
          <table:table-cell table:style-name="ce1" table:formula="of:=1/[.N5]^2" office:value-type="float" office:value="13174" calcext:value-type="float">
            <text:p>13174</text:p>
          </table:table-cell>
          <table:table-cell table:style-name="ce1" table:formula="of:=[.K5]/[.N5]^2" office:value-type="float" office:value="0" calcext:value-type="float">
            <text:p>0</text:p>
          </table:table-cell>
          <table:table-cell table:style-name="ce1" table:formula="of:=[.C5]^2/[.N5]^2" office:value-type="float" office:value="0" calcext:value-type="float">
            <text:p>0</text:p>
          </table:table-cell>
          <table:table-cell table:style-name="ce1" table:formula="of:=[.C5]*[.K5]/[.N5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6]/[.N6]^2" office:value-type="float" office:value="20915.63" calcext:value-type="float">
            <text:p>20915.63</text:p>
          </table:table-cell>
          <table:table-cell table:style-name="ce1" table:formula="of:=1/[.N6]^2" office:value-type="float" office:value="16469" calcext:value-type="float">
            <text:p>16469</text:p>
          </table:table-cell>
          <table:table-cell table:style-name="ce1" table:formula="of:=[.K6]/[.N6]^2" office:value-type="float" office:value="3676.45121490803" calcext:value-type="float">
            <text:p>3676.451214908</text:p>
          </table:table-cell>
          <table:table-cell table:style-name="ce1" table:formula="of:=[.C6]^2/[.N6]^2" office:value-type="float" office:value="26562.8501" calcext:value-type="float">
            <text:p>26562.8501</text:p>
          </table:table-cell>
          <table:table-cell table:style-name="ce1" table:formula="of:=[.C6]*[.K6]/[.N6]^2" office:value-type="float" office:value="4669.09304293319" calcext:value-type="float">
            <text:p>4669.0930429332</text:p>
          </table:table-cell>
          <table:table-cell table:number-columns-repeated="1019"/>
        </table:table-row>
        <table:table-row table:style-name="ro1">
          <table:table-cell table:style-name="ce1" table:formula="of:=[.C7]/[.N7]^2" office:value-type="float" office:value="29733.24" calcext:value-type="float">
            <text:p>29733.24</text:p>
          </table:table-cell>
          <table:table-cell table:style-name="ce1" table:formula="of:=1/[.N7]^2" office:value-type="float" office:value="11706" calcext:value-type="float">
            <text:p>11706</text:p>
          </table:table-cell>
          <table:table-cell table:style-name="ce1" table:formula="of:=[.K7]/[.N7]^2" office:value-type="float" office:value="-1382.98967634492" calcext:value-type="float">
            <text:p>-1382.9896763449</text:p>
          </table:table-cell>
          <table:table-cell table:style-name="ce1" table:formula="of:=[.C7]^2/[.N7]^2" office:value-type="float" office:value="75522.4296" calcext:value-type="float">
            <text:p>75522.4296</text:p>
          </table:table-cell>
          <table:table-cell table:style-name="ce1" table:formula="of:=[.C7]*[.K7]/[.N7]^2" office:value-type="float" office:value="-3512.7937779161" calcext:value-type="float">
            <text:p>-3512.7937779161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formula="of:=[.C9]/[.N9]^2" office:value-type="float" office:value="0" calcext:value-type="float">
            <text:p>0</text:p>
          </table:table-cell>
          <table:table-cell table:style-name="ce1" table:formula="of:=1/[.N9]^2" office:value-type="float" office:value="12832" calcext:value-type="float">
            <text:p>12832</text:p>
          </table:table-cell>
          <table:table-cell table:style-name="ce1" table:formula="of:=[.K9]/[.N9]^2" office:value-type="float" office:value="0" calcext:value-type="float">
            <text:p>0</text:p>
          </table:table-cell>
          <table:table-cell table:style-name="ce1" table:formula="of:=[.C9]^2/[.N9]^2" office:value-type="float" office:value="0" calcext:value-type="float">
            <text:p>0</text:p>
          </table:table-cell>
          <table:table-cell table:style-name="ce1" table:formula="of:=[.C9]*[.K9]/[.N9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10]/[.N10]^2" office:value-type="float" office:value="6481.39648500652" calcext:value-type="float">
            <text:p>6481.3964850065</text:p>
          </table:table-cell>
          <table:table-cell table:style-name="ce1" table:formula="of:=1/[.N10]^2" office:value-type="float" office:value="5103.46179921773" calcext:value-type="float">
            <text:p>5103.4617992177</text:p>
          </table:table-cell>
          <table:table-cell table:style-name="ce1" table:formula="of:=[.K10]/[.N10]^2" office:value-type="float" office:value="-1897.21501831355" calcext:value-type="float">
            <text:p>-1897.2150183136</text:p>
          </table:table-cell>
          <table:table-cell table:style-name="ce1" table:formula="of:=[.C10]^2/[.N10]^2" office:value-type="float" office:value="8231.37353595828" calcext:value-type="float">
            <text:p>8231.3735359583</text:p>
          </table:table-cell>
          <table:table-cell table:style-name="ce1" table:formula="of:=[.C10]*[.K10]/[.N10]^2" office:value-type="float" office:value="-2409.46307325821" calcext:value-type="float">
            <text:p>-2409.4630732582</text:p>
          </table:table-cell>
          <table:table-cell table:number-columns-repeated="1019"/>
        </table:table-row>
        <table:table-row table:style-name="ro1">
          <table:table-cell table:style-name="ce1" table:formula="of:=[.C11]/[.N11]^2" office:value-type="float" office:value="9740.9" calcext:value-type="float">
            <text:p>9740.9</text:p>
          </table:table-cell>
          <table:table-cell table:style-name="ce1" table:formula="of:=1/[.N11]^2" office:value-type="float" office:value="3835" calcext:value-type="float">
            <text:p>3835</text:p>
          </table:table-cell>
          <table:table-cell table:style-name="ce1" table:formula="of:=[.K11]/[.N11]^2" office:value-type="float" office:value="-1973.58854608205" calcext:value-type="float">
            <text:p>-1973.5885460821</text:p>
          </table:table-cell>
          <table:table-cell table:style-name="ce1" table:formula="of:=[.C11]^2/[.N11]^2" office:value-type="float" office:value="24741.886" calcext:value-type="float">
            <text:p>24741.886</text:p>
          </table:table-cell>
          <table:table-cell table:style-name="ce1" table:formula="of:=[.C11]*[.K11]/[.N11]^2" office:value-type="float" office:value="-5012.91490704841" calcext:value-type="float">
            <text:p>-5012.9149070484</text:p>
          </table:table-cell>
          <table:table-cell table:number-columns-repeated="1019"/>
        </table:table-row>
        <table:table-row table:style-name="ro1">
          <table:table-cell table:style-name="ce1" table:formula="of:=[.C12]/[.N12]^2" office:value-type="float" office:value="0" calcext:value-type="float">
            <text:p>0</text:p>
          </table:table-cell>
          <table:table-cell table:style-name="ce1" table:formula="of:=1/[.N12]^2" office:value-type="float" office:value="7068" calcext:value-type="float">
            <text:p>7068</text:p>
          </table:table-cell>
          <table:table-cell table:style-name="ce1" table:formula="of:=[.K12]/[.N12]^2" office:value-type="float" office:value="0" calcext:value-type="float">
            <text:p>0</text:p>
          </table:table-cell>
          <table:table-cell table:style-name="ce1" table:formula="of:=[.C12]^2/[.N12]^2" office:value-type="float" office:value="0" calcext:value-type="float">
            <text:p>0</text:p>
          </table:table-cell>
          <table:table-cell table:style-name="ce1" table:formula="of:=[.C12]*[.K12]/[.N12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13]/[.N13]^2" office:value-type="float" office:value="3639.82" calcext:value-type="float">
            <text:p>3639.82</text:p>
          </table:table-cell>
          <table:table-cell table:style-name="ce1" table:formula="of:=1/[.N13]^2" office:value-type="float" office:value="2866" calcext:value-type="float">
            <text:p>2866</text:p>
          </table:table-cell>
          <table:table-cell table:style-name="ce1" table:formula="of:=[.K13]/[.N13]^2" office:value-type="float" office:value="-600.464385512709" calcext:value-type="float">
            <text:p>-600.4643855127</text:p>
          </table:table-cell>
          <table:table-cell table:style-name="ce1" table:formula="of:=[.C13]^2/[.N13]^2" office:value-type="float" office:value="4622.5714" calcext:value-type="float">
            <text:p>4622.5714</text:p>
          </table:table-cell>
          <table:table-cell table:style-name="ce1" table:formula="of:=[.C13]*[.K13]/[.N13]^2" office:value-type="float" office:value="-762.589769601141" calcext:value-type="float">
            <text:p>-762.5897696011</text:p>
          </table:table-cell>
          <table:table-cell table:number-columns-repeated="1019"/>
        </table:table-row>
        <table:table-row table:style-name="ro1">
          <table:table-cell table:style-name="ce1" table:formula="of:=[.C14]/[.N14]^2" office:value-type="float" office:value="6080.76" calcext:value-type="float">
            <text:p>6080.76</text:p>
          </table:table-cell>
          <table:table-cell table:style-name="ce1" table:formula="of:=1/[.N14]^2" office:value-type="float" office:value="2394" calcext:value-type="float">
            <text:p>2394</text:p>
          </table:table-cell>
          <table:table-cell table:style-name="ce1" table:formula="of:=[.K14]/[.N14]^2" office:value-type="float" office:value="-932.378651627566" calcext:value-type="float">
            <text:p>-932.3786516276</text:p>
          </table:table-cell>
          <table:table-cell table:style-name="ce1" table:formula="of:=[.C14]^2/[.N14]^2" office:value-type="float" office:value="15445.1304" calcext:value-type="float">
            <text:p>15445.1304</text:p>
          </table:table-cell>
          <table:table-cell table:style-name="ce1" table:formula="of:=[.C14]*[.K14]/[.N14]^2" office:value-type="float" office:value="-2368.24177513402" calcext:value-type="float">
            <text:p>-2368.241775134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Sums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formula="of:=SUM([.A20:.A26])" office:value-type="float" office:value="120501.41" calcext:value-type="float">
            <text:p>120501.41</text:p>
          </table:table-cell>
          <table:table-cell table:formula="of:=SUM([.B20:.B26])" office:value-type="float" office:value="175829" calcext:value-type="float">
            <text:p>175829</text:p>
          </table:table-cell>
          <table:table-cell table:formula="of:=SUM([.C20:.C26])" office:value-type="float" office:value="-31767.981695418" calcext:value-type="float">
            <text:p>-31767.981695418</text:p>
          </table:table-cell>
          <table:table-cell table:formula="of:=SUM([.D20:.D26])" office:value-type="float" office:value="241733.3875" calcext:value-type="float">
            <text:p>241733.3875</text:p>
          </table:table-cell>
          <table:table-cell table:formula="of:=SUM([.E20:.E26])" office:value-type="float" office:value="-64243.9851752739" calcext:value-type="float">
            <text:p>-64243.9851752739</text:p>
          </table:table-cell>
          <table:table-cell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formula="of:=SUM([.A27:.A33])" office:value-type="float" office:value="25942.8764850065" calcext:value-type="float">
            <text:p>25942.8764850065</text:p>
          </table:table-cell>
          <table:table-cell table:formula="of:=SUM([.B27:.B33])" office:value-type="float" office:value="34098.4617992177" calcext:value-type="float">
            <text:p>34098.4617992177</text:p>
          </table:table-cell>
          <table:table-cell table:formula="of:=SUM([.C27:.C33])" office:value-type="float" office:value="-5403.64660153588" calcext:value-type="float">
            <text:p>-5403.6466015359</text:p>
          </table:table-cell>
          <table:table-cell table:formula="of:=SUM([.D27:.D33])" office:value-type="float" office:value="53040.9613359583" calcext:value-type="float">
            <text:p>53040.9613359583</text:p>
          </table:table-cell>
          <table:table-cell table:formula="of:=SUM([.E27:.E33])" office:value-type="float" office:value="-10553.2095250418" calcext:value-type="float">
            <text:p>-10553.2095250418</text:p>
          </table:table-cell>
          <table:table-cell office:value-type="float" office:value="1275" calcext:value-type="float">
            <text:p>127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5" table:number-rows-spanned="1">
            <text:p>511 Fit Paramete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([.E35]*[.B35]-[.C35]*[.A35])/([.D35]*[.B35]-[.A35]^2)" office:value-type="float" office:value="-0.266870208961547" calcext:value-type="float">
            <text:p>-0.266870209</text:p>
          </table:table-cell>
          <table:table-cell table:style-name="ce1" office:value-type="string" calcext:value-type="string">
            <text:p>Delta a</text:p>
          </table:table-cell>
          <table:table-cell table:style-name="ce1" table:formula="of:=SQRT([.B35]/([.D35]*[.B35]-[.A35]^2))" office:value-type="float" office:value="0.00250666878566015" calcext:value-type="float">
            <text:p>0.00250666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([.D35]*[.C35]-[.E35]*[.A35])/([.D35]*[.B35]-[.A35]^2)" office:value-type="float" office:value="0.00221951311469168" calcext:value-type="float">
            <text:p>0.0022195131</text:p>
          </table:table-cell>
          <table:table-cell table:style-name="ce1" office:value-type="string" calcext:value-type="string">
            <text:p>Delta b</text:p>
          </table:table-cell>
          <table:table-cell table:style-name="ce1" table:formula="of:=SQRT([.D35]/([.D35]*[.B35]-[.A35]^2))" office:value-type="float" office:value="0.00293913827858762" calcext:value-type="float">
            <text:p>0.0029391383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v</text:p>
          </table:table-cell>
          <table:table-cell table:style-name="ce1" table:formula="of:=-[.A35]/([.D35]*[.B35]-[.A35]^2)" office:value-type="float" office:value="-0.00000430621320657287" calcext:value-type="float">
            <text:p>-4.30621320657287E-06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5" table:number-rows-spanned="1">
            <text:p>1275 Fit Paramete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([.E36]*[.B36]-[.C36]*[.A36])/([.D36]*[.B36]-[.A36]^2)" office:value-type="float" office:value="-0.193435619003548" calcext:value-type="float">
            <text:p>-0.193435619</text:p>
          </table:table-cell>
          <table:table-cell table:style-name="ce1" office:value-type="string" calcext:value-type="string">
            <text:p>Delta a</text:p>
          </table:table-cell>
          <table:table-cell table:style-name="ce1" table:formula="of:=SQRT([.B36]/([.D36]*[.B36]-[.A36]^2))" office:value-type="float" office:value="0.00547971632585571" calcext:value-type="float">
            <text:p>0.005479716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([.D36]*[.C36]-[.E36]*[.A36])/([.D36]*[.B36]-[.A36]^2)" office:value-type="float" office:value="-0.0113016895658001" calcext:value-type="float">
            <text:p>-0.0113016896</text:p>
          </table:table-cell>
          <table:table-cell table:style-name="ce1" office:value-type="string" calcext:value-type="string">
            <text:p>Delta b</text:p>
          </table:table-cell>
          <table:table-cell table:style-name="ce1" table:formula="of:=SQRT([.D36]/([.D36]*[.B36]-[.A36]^2))" office:value-type="float" office:value="0.00683433677704821" calcext:value-type="float">
            <text:p>0.0068343368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v</text:p>
          </table:table-cell>
          <table:table-cell table:style-name="ce1" table:formula="of:=-[.A36]/([.D36]*[.B36]-[.A36]^2)" office:value-type="float" office:value="-0.0000228454382044187" calcext:value-type="float">
            <text:p>-2.28454382044187E-0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]*[.B$38]+[.B$39]" office:value-type="float" office:value="-0.264650695846856" calcext:value-type="float">
            <text:p>-0.2646506958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8]*[.B$38]+[.B$39]" office:value-type="float" office:value="-0.531520904808403" calcext:value-type="float">
            <text:p>-0.5315209048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]*[.B$42]+[.B$43]" office:value-type="float" office:value="-0.204737308569348" calcext:value-type="float">
            <text:p>-0.204737308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0]*[.B$42]+[.B$43]" office:value-type="float" office:value="-0.398172927572896" calcext:value-type="float">
            <text:p>-0.398172927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445" calcext:value-type="float">
            <text:p>0.08445</text:p>
          </table:table-cell>
          <table:table-cell office:value-type="string" calcext:value-type="string">
            <text:p>slope</text:p>
          </table:table-cell>
          <table:table-cell table:formula="of:=[.C53]*(0.511-[.A52])+[.B52]" office:value-type="float" office:value="0.0837427" calcext:value-type="float">
            <text:p>0.0837427</text:p>
          </table:table-cell>
          <table:table-cell table:style-name="Default" office:value-type="float" office:value="2.699" calcext:value-type="float">
            <text:p>2.699</text:p>
          </table:table-cell>
          <table:table-cell table:formula="of:=[.E52]*[.D52]" office:value-type="float" office:value="0.2260215473" calcext:value-type="float">
            <text:p>0.2260215473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802" calcext:value-type="float">
            <text:p>0.07802</text:p>
          </table:table-cell>
          <table:table-cell table:formula="of:=([.B53]-[.B52])/([.A53]-[.A52])" office:value-type="float" office:value="-0.0643" calcext:value-type="float">
            <text:p>-0.06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146" calcext:value-type="float">
            <text:p>0.06146</text:p>
          </table:table-cell>
          <table:table-cell office:value-type="string" calcext:value-type="string">
            <text:p>slope</text:p>
          </table:table-cell>
          <table:table-cell table:formula="of:=[.C56]*(1.275-[.A55])+[.B55]" office:value-type="float" office:value="0.057885" calcext:value-type="float">
            <text:p>0.057885</text:p>
          </table:table-cell>
          <table:table-cell table:style-name="Default" office:value-type="float" office:value="2.699" calcext:value-type="float">
            <text:p>2.699</text:p>
          </table:table-cell>
          <table:table-cell table:formula="of:=[.E55]*[.D55]" office:value-type="float" office:value="0.156231615" calcext:value-type="float">
            <text:p>0.156231615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5496" calcext:value-type="float">
            <text:p>0.05496</text:p>
          </table:table-cell>
          <table:table-cell table:formula="of:=([.B56]-[.B55])/([.A56]-[.A55])" office:value-type="float" office:value="-0.013" calcext:value-type="float">
            <text:p>-0.013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uminum_2" table:style-name="ta1">
        <table:shapes>
          <draw:frame draw:z-index="0" draw:style-name="gr1" draw:text-style-name="P1" svg:width="453.46pt" svg:height="255.26pt" svg:x="320.83pt" svg:y="235.64pt">
            <loext:p draw:notify-on-update-of-ranges="Aluminum_2.C5:Aluminum_2.C8 Aluminum_2.A18:Aluminum_2.A18 Aluminum_2.K5:Aluminum_2.K8 Aluminum.M5:Aluminum.M8 Aluminum.M5:Aluminum.M8 Aluminum.D5:Aluminum.D8 Aluminum.D5:Aluminum.D8 Aluminum_2.A47:Aluminum_2.A48 Aluminum_2.B17:Aluminum_2.B17 Aluminum_2.B47:Aluminum_2.B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453.46pt" svg:height="255.23pt" svg:x="792.2pt" svg:y="236.44pt">
            <loext:p draw:notify-on-update-of-ranges="Aluminum_2.C12:Aluminum_2.C15 Aluminum_2.A18:Aluminum_2.A18 Aluminum_2.K12:Aluminum_2.K15 Aluminum.M12:Aluminum.M14 Aluminum.M12:Aluminum.M14 Aluminum.D9:Aluminum.D11 Aluminum.D9:Aluminum.D11 Aluminum_2.A49:Aluminum_2.A50 Aluminum_2.B17:Aluminum_2.B17 Aluminum_2.B49:Aluminum_2.B50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Sigma N</text:p>
          </table:table-cell>
          <table:table-cell office:value-type="string" calcext:value-type="string">
            <text:p>Intensity_0</text:p>
          </table:table-cell>
          <table:table-cell office:value-type="string" calcext:value-type="string">
            <text:p>log(I/I_0)</text:p>
          </table:table-cell>
          <table:table-cell office:value-type="string" calcext:value-type="string">
            <text:p>I/I_0</text:p>
          </table:table-cell>
          <table:table-cell office:value-type="string" calcext:value-type="string">
            <text:p>Sigma y</text:p>
          </table:table-cell>
          <table:table-cell office:value-type="string" calcext:value-type="string">
            <text:p>Sigma t</text:p>
          </table:table-cell>
          <table:table-cell table:number-columns-repeated="10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3817" calcext:value-type="float">
            <text:p>23817</text:p>
          </table:table-cell>
          <table:table-cell office:value-type="float" office:value="284.8" calcext:value-type="float">
            <text:p>284.8</text:p>
          </table:table-cell>
          <table:table-cell office:value-type="float" office:value="17.75" calcext:value-type="float">
            <text:p>17.75</text:p>
          </table:table-cell>
          <table:table-cell table:formula="of:=SQRT([.F2])" office:value-type="float" office:value="154.327573686623" calcext:value-type="float">
            <text:p>154.3275736866</text:p>
          </table:table-cell>
          <table:table-cell table:formula="of:=[.F2]*2" office:value-type="float" office:value="47634" calcext:value-type="float">
            <text:p>47634</text:p>
          </table:table-cell>
          <table:table-cell table:formula="of:=LN([.L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2]/[.J$2]/[.L2]" office:value-type="float" office:value="0.0032398617308356" calcext:value-type="float">
            <text:p>0.0032398617</text:p>
          </table:table-cell>
          <table:table-cell table:formula="of:=SQRT(([.B$16]*[.D2])^2+[.M2]^2)" office:value-type="float" office:value="0.0032398617308356" calcext:value-type="float">
            <text:p>0.0032398617</text:p>
          </table:table-cell>
          <table:table-cell table:number-columns-repeated="10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11" calcext:value-type="float">
            <text:p>511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23422" calcext:value-type="float">
            <text:p>23422</text:p>
          </table:table-cell>
          <table:table-cell office:value-type="float" office:value="283.4" calcext:value-type="float">
            <text:p>283.4</text:p>
          </table:table-cell>
          <table:table-cell office:value-type="float" office:value="13.82" calcext:value-type="float">
            <text:p>13.82</text:p>
          </table:table-cell>
          <table:table-cell table:formula="of:=SQRT([.F3])" office:value-type="float" office:value="153.042477763528" calcext:value-type="float">
            <text:p>153.0424777635</text:p>
          </table:table-cell>
          <table:table-cell/>
          <table:table-cell table:formula="of:=LN([.L3])" office:value-type="float" office:value="-0.709871040351086" calcext:value-type="float">
            <text:p>-0.7098710404</text:p>
          </table:table-cell>
          <table:table-cell table:formula="of:=[.F3]/[.J2]" office:value-type="float" office:value="0.491707603812403" calcext:value-type="float">
            <text:p>0.4917076038</text:p>
          </table:table-cell>
          <table:table-cell table:formula="of:=[.I3]/[.J$2]/[.L3]" office:value-type="float" office:value="0.00653413362494783" calcext:value-type="float">
            <text:p>0.0065341336</text:p>
          </table:table-cell>
          <table:table-cell table:formula="of:=SQRT(([.B$16]*[.D3])^2+[.M3]^2)" office:value-type="float" office:value="0.00653413362494783" calcext:value-type="float">
            <text:p>0.0065341336</text:p>
          </table:table-cell>
          <table:table-cell table:number-columns-repeated="10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11" calcext:value-type="float">
            <text:p>511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15790" calcext:value-type="float">
            <text:p>15790</text:p>
          </table:table-cell>
          <table:table-cell office:value-type="float" office:value="283.6" calcext:value-type="float">
            <text:p>283.6</text:p>
          </table:table-cell>
          <table:table-cell office:value-type="float" office:value="13.3" calcext:value-type="float">
            <text:p>13.3</text:p>
          </table:table-cell>
          <table:table-cell table:formula="of:=SQRT([.F4])" office:value-type="float" office:value="125.658266739598" calcext:value-type="float">
            <text:p>125.6582667396</text:p>
          </table:table-cell>
          <table:table-cell/>
          <table:table-cell table:formula="of:=LN([.L4])" office:value-type="float" office:value="-1.10416996370348" calcext:value-type="float">
            <text:p>-1.1041699637</text:p>
          </table:table-cell>
          <table:table-cell table:formula="of:=[.F4]/[.J2]" office:value-type="float" office:value="0.331485913423185" calcext:value-type="float">
            <text:p>0.3314859134</text:p>
          </table:table-cell>
          <table:table-cell table:formula="of:=[.I4]/[.J$2]/[.L4]" office:value-type="float" office:value="0.00795809162378709" calcext:value-type="float">
            <text:p>0.0079580916</text:p>
          </table:table-cell>
          <table:table-cell table:formula="of:=SQRT(([.B$16]*[.D4])^2+[.M4]^2)" office:value-type="float" office:value="0.00795809162378709" calcext:value-type="float">
            <text:p>0.0079580916</text:p>
          </table:table-cell>
          <table:table-cell table:number-columns-repeated="101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13174" calcext:value-type="float">
            <text:p>13174</text:p>
          </table:table-cell>
          <table:table-cell office:value-type="float" office:value="259.1" calcext:value-type="float">
            <text:p>259.1</text:p>
          </table:table-cell>
          <table:table-cell office:value-type="float" office:value="14.3" calcext:value-type="float">
            <text:p>14.3</text:p>
          </table:table-cell>
          <table:table-cell table:formula="of:=SQRT([.F5])" office:value-type="float" office:value="114.77804668141" calcext:value-type="float">
            <text:p>114.7780466814</text:p>
          </table:table-cell>
          <table:table-cell table:formula="of:=[.F5]*2" office:value-type="float" office:value="26348" calcext:value-type="float">
            <text:p>26348</text:p>
          </table:table-cell>
          <table:table-cell table:formula="of:=LN([.L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5]/[.J$5]/[.L5]" office:value-type="float" office:value="0.00435623374379119" calcext:value-type="float">
            <text:p>0.0043562337</text:p>
          </table:table-cell>
          <table:table-cell table:formula="of:=SQRT(([.B$16]*[.D5])^2+[.M5]^2)" office:value-type="float" office:value="0.00435623374379119" calcext:value-type="float">
            <text:p>0.0043562337</text:p>
          </table:table-cell>
          <table:table-cell table:number-columns-repeated="101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511" calcext:value-type="float">
            <text:p>511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16469" calcext:value-type="float">
            <text:p>16469</text:p>
          </table:table-cell>
          <table:table-cell office:value-type="float" office:value="259.3" calcext:value-type="float">
            <text:p>259.3</text:p>
          </table:table-cell>
          <table:table-cell office:value-type="float" office:value="11.22" calcext:value-type="float">
            <text:p>11.22</text:p>
          </table:table-cell>
          <table:table-cell table:formula="of:=SQRT([.F6])" office:value-type="float" office:value="128.331601719919" calcext:value-type="float">
            <text:p>128.3316017199</text:p>
          </table:table-cell>
          <table:table-cell/>
          <table:table-cell table:formula="of:=LN([.L6])" office:value-type="float" office:value="-0.469912544886375" calcext:value-type="float">
            <text:p>-0.4699125449</text:p>
          </table:table-cell>
          <table:table-cell table:formula="of:=[.F6]/[.J5]" office:value-type="float" office:value="0.625056930317292" calcext:value-type="float">
            <text:p>0.6250569303</text:p>
          </table:table-cell>
          <table:table-cell table:formula="of:=[.I6]/[.J$5]/[.L6]" office:value-type="float" office:value="0.00779231293459951" calcext:value-type="float">
            <text:p>0.0077923129</text:p>
          </table:table-cell>
          <table:table-cell table:formula="of:=SQRT(([.B$16]*[.D6])^2+[.M6]^2)" office:value-type="float" office:value="0.00779231293459951" calcext:value-type="float">
            <text:p>0.0077923129</text:p>
          </table:table-cell>
          <table:table-cell table:number-columns-repeated="101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511" calcext:value-type="float">
            <text:p>511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300" calcext:value-type="float">
            <text:p>300</text:p>
          </table:table-cell>
          <table:table-cell office:value-type="float" office:value="11706" calcext:value-type="float">
            <text:p>11706</text:p>
          </table:table-cell>
          <table:table-cell office:value-type="float" office:value="258.3" calcext:value-type="float">
            <text:p>258.3</text:p>
          </table:table-cell>
          <table:table-cell office:value-type="float" office:value="11.06" calcext:value-type="float">
            <text:p>11.06</text:p>
          </table:table-cell>
          <table:table-cell table:formula="of:=SQRT([.F7])" office:value-type="float" office:value="108.194269718872" calcext:value-type="float">
            <text:p>108.1942697189</text:p>
          </table:table-cell>
          <table:table-cell/>
          <table:table-cell table:formula="of:=LN([.L7])" office:value-type="float" office:value="-0.811290839909417" calcext:value-type="float">
            <text:p>-0.8112908399</text:p>
          </table:table-cell>
          <table:table-cell table:formula="of:=[.F7]/[.J5]" office:value-type="float" office:value="0.44428419614392" calcext:value-type="float">
            <text:p>0.4442841961</text:p>
          </table:table-cell>
          <table:table-cell table:formula="of:=[.I7]/[.J$5]/[.L7]" office:value-type="float" office:value="0.00924263366810797" calcext:value-type="float">
            <text:p>0.0092426337</text:p>
          </table:table-cell>
          <table:table-cell table:formula="of:=SQRT(([.B$16]*[.D7])^2+[.M7]^2)" office:value-type="float" office:value="0.00924263366810797" calcext:value-type="float">
            <text:p>0.009242633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3208" calcext:value-type="float">
            <text:p>3208</text:p>
          </table:table-cell>
          <table:table-cell office:value-type="float" office:value="666.5" calcext:value-type="float">
            <text:p>666.5</text:p>
          </table:table-cell>
          <table:table-cell office:value-type="float" office:value="29.1" calcext:value-type="float">
            <text:p>29.1</text:p>
          </table:table-cell>
          <table:table-cell table:formula="of:=SQRT([.F9])" office:value-type="float" office:value="56.6392090340252" calcext:value-type="float">
            <text:p>56.639209034</text:p>
          </table:table-cell>
          <table:table-cell table:formula="of:=[.F9]*2" office:value-type="float" office:value="6416" calcext:value-type="float">
            <text:p>6416</text:p>
          </table:table-cell>
          <table:table-cell table:formula="of:=LN([.L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9]/[.J$9]/[.L9]" office:value-type="float" office:value="0.00882780689433061" calcext:value-type="float">
            <text:p>0.0088278069</text:p>
          </table:table-cell>
          <table:table-cell table:formula="of:=SQRT(([.C$16]*[.D9])^2+[.M9]^2)" office:value-type="float" office:value="0.00882780689433061" calcext:value-type="float">
            <text:p>0.0088278069</text:p>
          </table:table-cell>
          <table:table-cell table:number-columns-repeated="10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275" calcext:value-type="float">
            <text:p>1275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4424" calcext:value-type="float">
            <text:p>4424</text:p>
          </table:table-cell>
          <table:table-cell office:value-type="float" office:value="663.1" calcext:value-type="float">
            <text:p>663.1</text:p>
          </table:table-cell>
          <table:table-cell office:value-type="float" office:value="23.8" calcext:value-type="float">
            <text:p>23.8</text:p>
          </table:table-cell>
          <table:table-cell table:formula="of:=SQRT([.F11])" office:value-type="float" office:value="61.9273768215641" calcext:value-type="float">
            <text:p>61.9273768216</text:p>
          </table:table-cell>
          <table:table-cell/>
          <table:table-cell table:formula="of:=LN([.L10])" office:value-type="float" office:value="-0.37175060634418" calcext:value-type="float">
            <text:p>-0.3717506063</text:p>
          </table:table-cell>
          <table:table-cell table:formula="of:=[.F10]/[.J9]" office:value-type="float" office:value="0.689526184538653" calcext:value-type="float">
            <text:p>0.6895261845</text:p>
          </table:table-cell>
          <table:table-cell table:formula="of:=[.I10]/[.J$9]/[.L10]" office:value-type="float" office:value="0.0139980508186176" calcext:value-type="float">
            <text:p>0.0139980508</text:p>
          </table:table-cell>
          <table:table-cell table:formula="of:=SQRT(([.C$16]*[.D10])^2+[.M10]^2)" office:value-type="float" office:value="0.0139980508186176" calcext:value-type="float">
            <text:p>0.0139980508</text:p>
          </table:table-cell>
          <table:table-cell table:number-columns-repeated="10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75" calcext:value-type="float">
            <text:p>1275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3835" calcext:value-type="float">
            <text:p>3835</text:p>
          </table:table-cell>
          <table:table-cell office:value-type="float" office:value="662" calcext:value-type="float">
            <text:p>662</text:p>
          </table:table-cell>
          <table:table-cell office:value-type="float" office:value="23.07" calcext:value-type="float">
            <text:p>23.07</text:p>
          </table:table-cell>
          <table:table-cell table:formula="of:=SQRT([.F11])" office:value-type="float" office:value="61.9273768215641" calcext:value-type="float">
            <text:p>61.9273768216</text:p>
          </table:table-cell>
          <table:table-cell/>
          <table:table-cell table:formula="of:=LN([.L11])" office:value-type="float" office:value="-0.514625435744994" calcext:value-type="float">
            <text:p>-0.5146254357</text:p>
          </table:table-cell>
          <table:table-cell table:formula="of:=[.F11]/[.J9]" office:value-type="float" office:value="0.597724438902743" calcext:value-type="float">
            <text:p>0.5977244389</text:p>
          </table:table-cell>
          <table:table-cell table:formula="of:=[.I11]/[.J$9]/[.L11]" office:value-type="float" office:value="0.0161479470199646" calcext:value-type="float">
            <text:p>0.016147947</text:p>
          </table:table-cell>
          <table:table-cell table:formula="of:=SQRT(([.C$16]*[.D11])^2+[.M11]^2)" office:value-type="float" office:value="0.0161479470199646" calcext:value-type="float">
            <text:p>0.016147947</text:p>
          </table:table-cell>
          <table:table-cell table:number-columns-repeated="101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767" calcext:value-type="float">
            <text:p>1767</text:p>
          </table:table-cell>
          <table:table-cell office:value-type="float" office:value="614.9" calcext:value-type="float">
            <text:p>614.9</text:p>
          </table:table-cell>
          <table:table-cell office:value-type="float" office:value="21" calcext:value-type="float">
            <text:p>21</text:p>
          </table:table-cell>
          <table:table-cell table:formula="of:=SQRT([.F12])" office:value-type="float" office:value="42.0356991139674" calcext:value-type="float">
            <text:p>42.035699114</text:p>
          </table:table-cell>
          <table:table-cell table:formula="of:=[.F12]*2" office:value-type="float" office:value="3534" calcext:value-type="float">
            <text:p>3534</text:p>
          </table:table-cell>
          <table:table-cell table:formula="of:=LN([.L1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I12]/[.J$12]/[.L12]" office:value-type="float" office:value="0.0118946517017452" calcext:value-type="float">
            <text:p>0.0118946517</text:p>
          </table:table-cell>
          <table:table-cell table:formula="of:=SQRT(([.C$16]*[.D12])^2+[.M12]^2)" office:value-type="float" office:value="0.0118946517017452" calcext:value-type="float">
            <text:p>0.0118946517</text:p>
          </table:table-cell>
          <table:table-cell table:number-columns-repeated="1010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275" calcext:value-type="float">
            <text:p>1275</text:p>
          </table:table-cell>
          <table:table-cell table:formula="of:=0.5*2.54" office:value-type="float" office:value="1.27" calcext:value-type="float">
            <text:p>1.27</text:p>
          </table:table-cell>
          <table:table-cell table:formula="of:=1/16/4*2.54" office:value-type="float" office:value="0.0396875" calcext:value-type="float">
            <text:p>0.0396875</text:p>
          </table:table-cell>
          <table:table-cell office:value-type="float" office:value="600" calcext:value-type="float">
            <text:p>600</text:p>
          </table:table-cell>
          <table:table-cell office:value-type="float" office:value="2866" calcext:value-type="float">
            <text:p>2866</text:p>
          </table:table-cell>
          <table:table-cell office:value-type="float" office:value="614.2" calcext:value-type="float">
            <text:p>614.2</text:p>
          </table:table-cell>
          <table:table-cell office:value-type="float" office:value="20.68" calcext:value-type="float">
            <text:p>20.68</text:p>
          </table:table-cell>
          <table:table-cell table:formula="of:=SQRT([.F13])" office:value-type="float" office:value="53.5350352572967" calcext:value-type="float">
            <text:p>53.5350352573</text:p>
          </table:table-cell>
          <table:table-cell/>
          <table:table-cell table:formula="of:=LN([.L13])" office:value-type="float" office:value="-0.209513044491525" calcext:value-type="float">
            <text:p>-0.2095130445</text:p>
          </table:table-cell>
          <table:table-cell table:formula="of:=[.F13]/[.J12]" office:value-type="float" office:value="0.810979060554612" calcext:value-type="float">
            <text:p>0.8109790606</text:p>
          </table:table-cell>
          <table:table-cell table:formula="of:=[.I13]/[.J$12]/[.L13]" office:value-type="float" office:value="0.0186793563354141" calcext:value-type="float">
            <text:p>0.0186793563</text:p>
          </table:table-cell>
          <table:table-cell table:formula="of:=SQRT(([.C$16]*[.D13])^2+[.M13]^2)" office:value-type="float" office:value="0.0186793563354141" calcext:value-type="float">
            <text:p>0.0186793563</text:p>
          </table:table-cell>
          <table:table-cell table:number-columns-repeated="1010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275" calcext:value-type="float">
            <text:p>1275</text:p>
          </table:table-cell>
          <table:table-cell table:formula="of:=1*2.54" office:value-type="float" office:value="2.54" calcext:value-type="float">
            <text:p>2.54</text:p>
          </table:table-cell>
          <table:table-cell table:formula="of:=SQRT(2*(1/16/4)^2)*2.54" office:value-type="float" office:value="0.0561266007566822" calcext:value-type="float">
            <text:p>0.0561266008</text:p>
          </table:table-cell>
          <table:table-cell office:value-type="float" office:value="600" calcext:value-type="float">
            <text:p>600</text:p>
          </table:table-cell>
          <table:table-cell office:value-type="float" office:value="2394" calcext:value-type="float">
            <text:p>2394</text:p>
          </table:table-cell>
          <table:table-cell office:value-type="float" office:value="614.5" calcext:value-type="float">
            <text:p>614.5</text:p>
          </table:table-cell>
          <table:table-cell office:value-type="float" office:value="19.91" calcext:value-type="float">
            <text:p>19.91</text:p>
          </table:table-cell>
          <table:table-cell table:formula="of:=SQRT([.F14])" office:value-type="float" office:value="48.9285192909003" calcext:value-type="float">
            <text:p>48.9285192909</text:p>
          </table:table-cell>
          <table:table-cell/>
          <table:table-cell table:formula="of:=LN([.L14])" office:value-type="float" office:value="-0.389464766761723" calcext:value-type="float">
            <text:p>-0.3894647668</text:p>
          </table:table-cell>
          <table:table-cell table:formula="of:=[.F14]/[.J12]" office:value-type="float" office:value="0.67741935483871" calcext:value-type="float">
            <text:p>0.6774193548</text:p>
          </table:table-cell>
          <table:table-cell table:formula="of:=[.I14]/[.J$12]/[.L14]" office:value-type="float" office:value="0.0204379779828322" calcext:value-type="float">
            <text:p>0.020437978</text:p>
          </table:table-cell>
          <table:table-cell table:formula="of:=SQRT(([.C$16]*[.D14])^2+[.M14]^2)" office:value-type="float" office:value="0.0204379779828322" calcext:value-type="float">
            <text:p>0.020437978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op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mma 1</text:p>
          </table:table-cell>
          <table:table-cell office:value-type="string" calcext:value-type="string">
            <text:p>Line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2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formula="of:=[.C5]/[.N5]^2" office:value-type="float" office:value="0" calcext:value-type="float">
            <text:p>0</text:p>
          </table:table-cell>
          <table:table-cell table:style-name="ce1" table:formula="of:=1/[.N5]^2" office:value-type="float" office:value="52696" calcext:value-type="float">
            <text:p>52696</text:p>
          </table:table-cell>
          <table:table-cell table:style-name="ce1" table:formula="of:=[.K5]/[.N5]^2" office:value-type="float" office:value="0" calcext:value-type="float">
            <text:p>0</text:p>
          </table:table-cell>
          <table:table-cell table:style-name="ce1" table:formula="of:=[.C5]^2/[.N5]^2" office:value-type="float" office:value="0" calcext:value-type="float">
            <text:p>0</text:p>
          </table:table-cell>
          <table:table-cell table:style-name="ce1" table:formula="of:=[.C5]*[.K5]/[.N5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6]/[.N6]^2" office:value-type="float" office:value="20915.63" calcext:value-type="float">
            <text:p>20915.63</text:p>
          </table:table-cell>
          <table:table-cell table:style-name="ce1" table:formula="of:=1/[.N6]^2" office:value-type="float" office:value="16469" calcext:value-type="float">
            <text:p>16469</text:p>
          </table:table-cell>
          <table:table-cell table:style-name="ce1" table:formula="of:=[.K6]/[.N6]^2" office:value-type="float" office:value="-7738.98970173371" calcext:value-type="float">
            <text:p>-7738.9897017337</text:p>
          </table:table-cell>
          <table:table-cell table:style-name="ce1" table:formula="of:=[.C6]^2/[.N6]^2" office:value-type="float" office:value="26562.8501" calcext:value-type="float">
            <text:p>26562.8501</text:p>
          </table:table-cell>
          <table:table-cell table:style-name="ce1" table:formula="of:=[.C6]*[.K6]/[.N6]^2" office:value-type="float" office:value="-9828.51692120182" calcext:value-type="float">
            <text:p>-9828.5169212018</text:p>
          </table:table-cell>
          <table:table-cell table:number-columns-repeated="1019"/>
        </table:table-row>
        <table:table-row table:style-name="ro1">
          <table:table-cell table:style-name="ce1" table:formula="of:=[.C7]/[.N7]^2" office:value-type="float" office:value="29733.24" calcext:value-type="float">
            <text:p>29733.24</text:p>
          </table:table-cell>
          <table:table-cell table:style-name="ce1" table:formula="of:=1/[.N7]^2" office:value-type="float" office:value="11706" calcext:value-type="float">
            <text:p>11706</text:p>
          </table:table-cell>
          <table:table-cell table:style-name="ce1" table:formula="of:=[.K7]/[.N7]^2" office:value-type="float" office:value="-9496.97057197964" calcext:value-type="float">
            <text:p>-9496.9705719796</text:p>
          </table:table-cell>
          <table:table-cell table:style-name="ce1" table:formula="of:=[.C7]^2/[.N7]^2" office:value-type="float" office:value="75522.4296" calcext:value-type="float">
            <text:p>75522.4296</text:p>
          </table:table-cell>
          <table:table-cell table:style-name="ce1" table:formula="of:=[.C7]*[.K7]/[.N7]^2" office:value-type="float" office:value="-24122.3052528283" calcext:value-type="float">
            <text:p>-24122.3052528283</text:p>
          </table:table-cell>
          <table:table-cell table:number-columns-repeated="1019"/>
        </table:table-row>
        <table:table-row table:style-name="ro1" table:number-rows-repeated="4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table:formula="of:=[.C12]/[.N12]^2" office:value-type="float" office:value="0" calcext:value-type="float">
            <text:p>0</text:p>
          </table:table-cell>
          <table:table-cell table:style-name="ce1" table:formula="of:=1/[.N12]^2" office:value-type="float" office:value="7068" calcext:value-type="float">
            <text:p>7068</text:p>
          </table:table-cell>
          <table:table-cell table:style-name="ce1" table:formula="of:=[.K12]/[.N12]^2" office:value-type="float" office:value="0" calcext:value-type="float">
            <text:p>0</text:p>
          </table:table-cell>
          <table:table-cell table:style-name="ce1" table:formula="of:=[.C12]^2/[.N12]^2" office:value-type="float" office:value="0" calcext:value-type="float">
            <text:p>0</text:p>
          </table:table-cell>
          <table:table-cell table:style-name="ce1" table:formula="of:=[.C12]*[.K12]/[.N12]^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table:formula="of:=[.C13]/[.N13]^2" office:value-type="float" office:value="3639.82" calcext:value-type="float">
            <text:p>3639.82</text:p>
          </table:table-cell>
          <table:table-cell table:style-name="ce1" table:formula="of:=1/[.N13]^2" office:value-type="float" office:value="2866" calcext:value-type="float">
            <text:p>2866</text:p>
          </table:table-cell>
          <table:table-cell table:style-name="ce1" table:formula="of:=[.K13]/[.N13]^2" office:value-type="float" office:value="-600.464385512709" calcext:value-type="float">
            <text:p>-600.4643855127</text:p>
          </table:table-cell>
          <table:table-cell table:style-name="ce1" table:formula="of:=[.C13]^2/[.N13]^2" office:value-type="float" office:value="4622.5714" calcext:value-type="float">
            <text:p>4622.5714</text:p>
          </table:table-cell>
          <table:table-cell table:style-name="ce1" table:formula="of:=[.C13]*[.K13]/[.N13]^2" office:value-type="float" office:value="-762.589769601141" calcext:value-type="float">
            <text:p>-762.5897696011</text:p>
          </table:table-cell>
          <table:table-cell table:number-columns-repeated="1019"/>
        </table:table-row>
        <table:table-row table:style-name="ro1">
          <table:table-cell table:style-name="ce1" table:formula="of:=[.C14]/[.N14]^2" office:value-type="float" office:value="6080.76" calcext:value-type="float">
            <text:p>6080.76</text:p>
          </table:table-cell>
          <table:table-cell table:style-name="ce1" table:formula="of:=1/[.N14]^2" office:value-type="float" office:value="2394" calcext:value-type="float">
            <text:p>2394</text:p>
          </table:table-cell>
          <table:table-cell table:style-name="ce1" table:formula="of:=[.K14]/[.N14]^2" office:value-type="float" office:value="-932.378651627566" calcext:value-type="float">
            <text:p>-932.3786516276</text:p>
          </table:table-cell>
          <table:table-cell table:style-name="ce1" table:formula="of:=[.C14]^2/[.N14]^2" office:value-type="float" office:value="15445.1304" calcext:value-type="float">
            <text:p>15445.1304</text:p>
          </table:table-cell>
          <table:table-cell table:style-name="ce1" table:formula="of:=[.C14]*[.K14]/[.N14]^2" office:value-type="float" office:value="-2368.24177513402" calcext:value-type="float">
            <text:p>-2368.241775134</text:p>
          </table:table-cell>
          <table:table-cell table:number-columns-repeated="1019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5" table:number-rows-spanned="1">
            <text:p>Sums</text:p>
          </table:table-cell>
          <table:covered-table-cell table:number-columns-repeated="4" table:style-name="Default"/>
          <table:table-cell table:style-name="Default"/>
          <table:table-cell table:number-columns-repeated="1018"/>
        </table:table-row>
        <table:table-row table:style-name="ro1">
          <table:table-cell table:formula="of:=SUM([.A20:.A26])" office:value-type="float" office:value="50648.87" calcext:value-type="float">
            <text:p>50648.87</text:p>
          </table:table-cell>
          <table:table-cell table:formula="of:=SUM([.B20:.B26])" office:value-type="float" office:value="80871" calcext:value-type="float">
            <text:p>80871</text:p>
          </table:table-cell>
          <table:table-cell table:formula="of:=SUM([.C20:.C26])" office:value-type="float" office:value="-17235.9602737134" calcext:value-type="float">
            <text:p>-17235.9602737134</text:p>
          </table:table-cell>
          <table:table-cell table:formula="of:=SUM([.D20:.D26])" office:value-type="float" office:value="102085.2797" calcext:value-type="float">
            <text:p>102085.2797</text:p>
          </table:table-cell>
          <table:table-cell table:formula="of:=SUM([.E20:.E26])" office:value-type="float" office:value="-33950.8221740301" calcext:value-type="float">
            <text:p>-33950.8221740301</text:p>
          </table:table-cell>
          <table:table-cell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table:formula="of:=SUM([.A27:.A33])" office:value-type="float" office:value="9720.58" calcext:value-type="float">
            <text:p>9720.58</text:p>
          </table:table-cell>
          <table:table-cell table:formula="of:=SUM([.B27:.B33])" office:value-type="float" office:value="12328" calcext:value-type="float">
            <text:p>12328</text:p>
          </table:table-cell>
          <table:table-cell table:formula="of:=SUM([.C27:.C33])" office:value-type="float" office:value="-1532.84303714028" calcext:value-type="float">
            <text:p>-1532.8430371403</text:p>
          </table:table-cell>
          <table:table-cell table:formula="of:=SUM([.D27:.D33])" office:value-type="float" office:value="20067.7018" calcext:value-type="float">
            <text:p>20067.7018</text:p>
          </table:table-cell>
          <table:table-cell table:formula="of:=SUM([.E27:.E33])" office:value-type="float" office:value="-3130.83154473516" calcext:value-type="float">
            <text:p>-3130.8315447352</text:p>
          </table:table-cell>
          <table:table-cell office:value-type="float" office:value="1275" calcext:value-type="float">
            <text:p>1275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 table:number-columns-spanned="5" table:number-rows-spanned="1">
            <text:p>511 Fit Paramete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([.E35]*[.B35]-[.C35]*[.A35])/([.D35]*[.B35]-[.A35]^2)" office:value-type="float" office:value="-0.329088456233011" calcext:value-type="float">
            <text:p>-0.3290884562</text:p>
          </table:table-cell>
          <table:table-cell table:style-name="ce1" office:value-type="string" calcext:value-type="string">
            <text:p>Delta a</text:p>
          </table:table-cell>
          <table:table-cell table:style-name="ce1" table:formula="of:=SQRT([.B35]/([.D35]*[.B35]-[.A35]^2))" office:value-type="float" office:value="0.00376984800384519" calcext:value-type="float">
            <text:p>0.0037698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([.D35]*[.C35]-[.E35]*[.A35])/([.D35]*[.B35]-[.A35]^2)" office:value-type="float" office:value="-0.00702355399917003" calcext:value-type="float">
            <text:p>-0.007023554</text:p>
          </table:table-cell>
          <table:table-cell table:style-name="ce1" office:value-type="string" calcext:value-type="string">
            <text:p>Delta b</text:p>
          </table:table-cell>
          <table:table-cell table:style-name="ce1" table:formula="of:=SQRT([.D35]/([.D35]*[.B35]-[.A35]^2))" office:value-type="float" office:value="0.00423554202452677" calcext:value-type="float">
            <text:p>0.004235542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v</text:p>
          </table:table-cell>
          <table:table-cell table:style-name="ce1" table:formula="of:=-[.A35]/([.D35]*[.B35]-[.A35]^2)" office:value-type="float" office:value="-0.00000890070951768434" calcext:value-type="float">
            <text:p>-8.90070951768434E-06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 table:number-columns-spanned="5" table:number-rows-spanned="1">
            <text:p>1275 Fit Parameter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1" table:formula="of:=([.E36]*[.B36]-[.C36]*[.A36])/([.D36]*[.B36]-[.A36]^2)" office:value-type="float" office:value="-0.154977112017705" calcext:value-type="float">
            <text:p>-0.154977112</text:p>
          </table:table-cell>
          <table:table-cell table:style-name="ce1" office:value-type="string" calcext:value-type="string">
            <text:p>Delta a</text:p>
          </table:table-cell>
          <table:table-cell table:style-name="ce1" table:formula="of:=SQRT([.B36]/([.D36]*[.B36]-[.A36]^2))" office:value-type="float" office:value="0.00897915641854915" calcext:value-type="float">
            <text:p>0.008979156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b</text:p>
          </table:table-cell>
          <table:table-cell table:style-name="ce1" table:formula="of:=([.D36]*[.C36]-[.E36]*[.A36])/([.D36]*[.B36]-[.A36]^2)" office:value-type="float" office:value="-0.00213948909824883" calcext:value-type="float">
            <text:p>-0.0021394891</text:p>
          </table:table-cell>
          <table:table-cell table:style-name="ce1" office:value-type="string" calcext:value-type="string">
            <text:p>Delta b</text:p>
          </table:table-cell>
          <table:table-cell table:style-name="ce1" table:formula="of:=SQRT([.D36]/([.D36]*[.B36]-[.A36]^2))" office:value-type="float" office:value="0.0114561329151532" calcext:value-type="float">
            <text:p>0.0114561329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ov</text:p>
          </table:table-cell>
          <table:table-cell table:style-name="ce1" table:formula="of:=-[.A36]/([.D36]*[.B36]-[.A36]^2)" office:value-type="float" office:value="-0.0000635726956956407" calcext:value-type="float">
            <text:p>-6.35726956956407E-0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7]*[.B$38]+[.B$39]" office:value-type="float" office:value="-0.336112010232181" calcext:value-type="float">
            <text:p>-0.3361120102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8]*[.B$38]+[.B$39]" office:value-type="float" office:value="-0.665200466465192" calcext:value-type="float">
            <text:p>-0.6652004665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9]*[.B$42]+[.B$43]" office:value-type="float" office:value="-0.157116601115954" calcext:value-type="float">
            <text:p>-0.1571166011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0]*[.B$42]+[.B$43]" office:value-type="float" office:value="-0.312093713133659" calcext:value-type="float">
            <text:p>-0.312093713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8445" calcext:value-type="float">
            <text:p>0.08445</text:p>
          </table:table-cell>
          <table:table-cell office:value-type="string" calcext:value-type="string">
            <text:p>slope</text:p>
          </table:table-cell>
          <table:table-cell table:formula="of:=[.C53]*(0.511-[.A52])+[.B52]" office:value-type="float" office:value="0.0837427" calcext:value-type="float">
            <text:p>0.0837427</text:p>
          </table:table-cell>
          <table:table-cell table:style-name="Default" office:value-type="float" office:value="2.699" calcext:value-type="float">
            <text:p>2.699</text:p>
          </table:table-cell>
          <table:table-cell table:formula="of:=[.E52]*[.D52]" office:value-type="float" office:value="0.2260215473" calcext:value-type="float">
            <text:p>0.2260215473</text:p>
          </table:table-cell>
          <table:table-cell table:number-columns-repeated="1018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7802" calcext:value-type="float">
            <text:p>0.07802</text:p>
          </table:table-cell>
          <table:table-cell table:formula="of:=([.B53]-[.B52])/([.A53]-[.A52])" office:value-type="float" office:value="-0.0643" calcext:value-type="float">
            <text:p>-0.064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146" calcext:value-type="float">
            <text:p>0.06146</text:p>
          </table:table-cell>
          <table:table-cell office:value-type="string" calcext:value-type="string">
            <text:p>slope</text:p>
          </table:table-cell>
          <table:table-cell table:formula="of:=[.C56]*(1.275-[.A55])+[.B55]" office:value-type="float" office:value="0.057885" calcext:value-type="float">
            <text:p>0.057885</text:p>
          </table:table-cell>
          <table:table-cell table:style-name="Default" office:value-type="float" office:value="2.699" calcext:value-type="float">
            <text:p>2.699</text:p>
          </table:table-cell>
          <table:table-cell table:formula="of:=[.E55]*[.D55]" office:value-type="float" office:value="0.156231615" calcext:value-type="float">
            <text:p>0.156231615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5496" calcext:value-type="float">
            <text:p>0.05496</text:p>
          </table:table-cell>
          <table:table-cell table:formula="of:=([.B56]-[.B55])/([.A56]-[.A55])" office:value-type="float" office:value="-0.013" calcext:value-type="float">
            <text:p>-0.013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/00/0000</text:date>, <text:time style:data-style-name="N2" text:time-value="04:25:04.948581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son Lahman</meta:initial-creator>
    <meta:creation-date>2017-02-09T04:12:26.620099679</meta:creation-date>
    <dc:date>2017-02-14T07:57:27.453915057</dc:date>
    <meta:editing-duration>PT3H41M55S</meta:editing-duration>
    <meta:editing-cycles>14</meta:editing-cycles>
    <meta:generator>LibreOffice/5.1.6.2.0$Linux_x86 LibreOffice_project/10m0$Build-2</meta:generator>
    <dc:creator>Jamison Lahman</dc:creator>
    <meta:document-statistic meta:table-count="5" meta:cell-count="146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draw:fill-color="#ffffff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15.992cm" svg:height="9.006cm" xlink:href=".." xlink:type="simple" chart:class="chart:bar" chart:style-name="ch1">
        <chart:plot-area chart:style-name="ch2" svg:x="-32.767cm" svg:y="-32.767cm" svg:width="32.767cm" svg:height="32.767cm">
          <chartooo:coordinate-region svg:x="0cm" svg:y="0cm" svg:width="0cm" svg:height="0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3b3b3" draw:fill="none" draw:fill-color="#e6e6e6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Aluminum.M12:Aluminum.M14" chart:error-lower-range="Aluminum.M12:Aluminum.M14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luminum.D9:Aluminum.D11" chart:error-lower-range="Aluminum.D9:Aluminum.D11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Aluminum.M12:Aluminum.M14" chart:error-lower-range="Aluminum.M12:Aluminum.M14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Fit" loext:regression-max-degree="2" loext:regression-period="2" loext:regression-extrapolate-forward="4" loext:regression-extrapolate-backward="1" loext:regression-force-intercept="false" loext:regression-intercept-value="0" chart:regression-type="linear"/>
      <style:graphic-properties svg:stroke-color="#ffd320"/>
    </style:style>
    <style:style style:name="ch16" style:family="chart" style:data-style-name="N61">
      <style:text-properties fo:font-size="13pt" fo:text-shadow="1pt 1pt"/>
    </style:style>
    <style:style style:name="ch17" style:family="chart">
      <style:chart-properties chart:solid-type="cuboi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1.672cm" svg:y="0.316cm" chart:style-name="ch2">
          <text:p>Gamma Ray Attenuation for 1275 keV Peak Through Aluminium</text:p>
        </chart:title>
        <chart:legend svg:x="13.129cm" svg:y="1.48cm" style:legend-expansion="custom" chartooo:width="2.642cm" chartooo:height="1.594cm" style:legend-expansion-aspect-ratio="1.65746549560853" chart:style-name="ch3"/>
        <chart:plot-area chart:style-name="ch4" table:cell-range-address="Aluminum_2.C12:Aluminum_2.C15 Aluminum_2.A18:Aluminum_2.A18 Aluminum_2.K12:Aluminum_2.K15 Aluminum_2.B17:Aluminum_2.B17 Aluminum_2.B49:Aluminum_2.B50" chart:data-source-has-labels="row" svg:x="1.33cm" svg:y="1.275cm" svg:width="14.349cm" svg:height="6.569cm">
          <chartooo:coordinate-region svg:x="2.348cm" svg:y="1.474cm" svg:width="13.237cm" svg:height="5.723cm"/>
          <chart:axis chart:dimension="x" chart:name="primary-x" chart:style-name="ch5">
            <chart:title svg:x="6.621cm" svg:y="8.024cm" chart:style-name="ch6">
              <text:p>Length of Material (in cm)</text:p>
            </chart:title>
          </chart:axis>
          <chart:axis chart:dimension="y" chart:name="primary-y" chart:style-name="ch7">
            <chart:title svg:x="0.451cm" svg:y="5.41cm" chart:style-name="ch8">
              <text:p>log( I / I_0 )</text:p>
            </chart:title>
            <chart:grid chart:style-name="ch9" chart:class="major"/>
          </chart:axis>
          <chart:series chart:style-name="ch10" chart:values-cell-range-address="Aluminum_2.K12:Aluminum_2.K15" chart:label-cell-address="Aluminum_2.A18:Aluminum_2.A18" chart:class="chart:scatter">
            <chart:domain table:cell-range-address="Aluminum_2.C12:Aluminum_2.C15"/>
            <chart:error-indicator chart:style-name="ch11" chart:dimension="x"/>
            <chart:error-indicator chart:style-name="ch12" chart:dimension="y"/>
            <chart:data-point/>
            <chart:data-point chart:style-name="ch13"/>
            <chart:data-point chart:repeated="2"/>
          </chart:series>
          <chart:series chart:style-name="ch14" chart:values-cell-range-address="Aluminum_2.B49:Aluminum_2.B50" chart:label-cell-address="Aluminum_2.B17:Aluminum_2.B17" chart:class="chart:scatter">
            <chart:domain table:cell-range-address="Aluminum_2.A49:Aluminum_2.A50"/>
            <chart:regression-curve chart:style-name="ch15">
              <chart:equation chart:display-equation="true" chart:display-r-square="false" svg:x="2.708cm" svg:y="5.911cm" chart:style-name="ch16"/>
            </chart:regression-curve>
            <chart:data-point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Aluminum_2.A18:Aluminum_2.A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Aluminum_2.B17:Aluminum_2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uminum_2.C12:Aluminum_2.C15</svg:desc>
                </draw:g>
              </table:table-cell>
              <table:table-cell office:value-type="float" office:value="0">
                <text:p>0</text:p>
                <draw:g>
                  <svg:desc>Aluminum_2.K12:Aluminum_2.K15</svg:desc>
                </draw:g>
              </table:table-cell>
              <table:table-cell office:value-type="float" office:value="0">
                <text:p>0</text:p>
                <draw:g>
                  <svg:desc>Aluminum.D9:Aluminum.D11</svg:desc>
                </draw:g>
              </table:table-cell>
              <table:table-cell office:value-type="float" office:value="0">
                <text:p>0</text:p>
                <draw:g>
                  <svg:desc>Aluminum.D9:Aluminum.D11</svg:desc>
                </draw:g>
              </table:table-cell>
              <table:table-cell office:value-type="float" office:value="0.0118946517017452">
                <text:p>0.0118946517017452</text:p>
                <draw:g>
                  <svg:desc>Aluminum.M12:Aluminum.M14</svg:desc>
                </draw:g>
              </table:table-cell>
              <table:table-cell office:value-type="float" office:value="0.0118946517017452">
                <text:p>0.0118946517017452</text:p>
                <draw:g>
                  <svg:desc>Aluminum.M12:Aluminum.M14</svg:desc>
                </draw:g>
              </table:table-cell>
              <table:table-cell office:value-type="float" office:value="1">
                <text:p>1</text:p>
                <draw:g>
                  <svg:desc>Aluminum_2.A49:Aluminum_2.A50</svg:desc>
                </draw:g>
              </table:table-cell>
              <table:table-cell office:value-type="float" office:value="-0.157116601115954">
                <text:p>-0.157116601115954</text:p>
                <draw:g>
                  <svg:desc>Aluminum_2.B49:Aluminum_2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-0.209513044491525">
                <text:p>-0.20951304449152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186793563354141">
                <text:p>0.0186793563354141</text:p>
              </table:table-cell>
              <table:table-cell office:value-type="float" office:value="0.0186793563354141">
                <text:p>0.0186793563354141</text:p>
              </table:table-cell>
              <table:table-cell office:value-type="float" office:value="2">
                <text:p>2</text:p>
              </table:table-cell>
              <table:table-cell office:value-type="float" office:value="-0.312093713133659">
                <text:p>-0.312093713133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0.389464766761723">
                <text:p>-0.389464766761723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204379779828322">
                <text:p>0.0204379779828322</text:p>
              </table:table-cell>
              <table:table-cell office:value-type="float" office:value="0.0204379779828322">
                <text:p>0.020437977982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draw:fill-color="#ffffff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15.992cm" svg:height="9.006cm" xlink:href=".." xlink:type="simple" chart:class="chart:bar" chart:style-name="ch1">
        <chart:plot-area chart:style-name="ch2" svg:x="-32.767cm" svg:y="-32.767cm" svg:width="32.767cm" svg:height="32.767cm">
          <chartooo:coordinate-region svg:x="0cm" svg:y="0cm" svg:width="0cm" svg:height="0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2b2b2" draw:fill="solid" draw:fill-color="#ffffff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Copper.M2:Copper.M5" chart:error-lower-range="Copper.M2:Copper.M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opper.D2:Copper.D5" chart:error-lower-range="Copper.M2:Copper.M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Copper.M2:Copper.M5" chart:error-lower-range="Copper.M2:Copper.M5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square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opper.M10:Copper.M12" chart:error-lower-range="Copper.M10:Copper.M12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opper.D10:Copper.D12" chart:error-lower-range="Copper.D10:Copper.D12" loext:std-weight="1"/>
      <style:graphic-properties draw:stroke="solid" svg:stroke-width="0cm" svg:stroke-color="#000000" svg:stroke-opacity="100%" draw:stroke-linejoin="round"/>
    </style:style>
    <style:style style:name="ch16" style:family="chart">
      <style:chart-properties chart:error-upper-indicator="true" chart:error-lower-indicator="true" chart:error-category="cell-range" chart:error-upper-range="Copper.M10:Copper.M12" chart:error-lower-range="Copper.M10:Copper.M12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loext:regression-name="Fit" loext:regression-max-degree="2" loext:regression-period="2" loext:regression-extrapolate-forward="2" loext:regression-extrapolate-backward="0" loext:regression-force-intercept="false" loext:regression-intercept-value="0" chart:regression-type="linear"/>
      <style:graphic-properties svg:stroke-color="#ffd320"/>
    </style:style>
    <style:style style:name="ch19" style:family="chart" style:data-style-name="N61">
      <style:text-properties fo:font-size="13pt" fo:text-shadow="1pt 1pt"/>
    </style:style>
    <style:style style:name="ch20" style:family="chart">
      <style:chart-properties chart:solid-type="cuboi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2.121cm" svg:y="0.316cm" chart:style-name="ch2">
          <text:p>Gamma Ray Attenuation for 511 keV Peak Through Copper</text:p>
        </chart:title>
        <chart:legend svg:x="12.766cm" svg:y="1.469cm" style:legend-expansion="custom" chartooo:width="2.642cm" chartooo:height="2.092cm" style:legend-expansion-aspect-ratio="1.26290630975143" chart:style-name="ch3"/>
        <chart:plot-area chart:style-name="ch4" table:cell-range-address="Copper.C2:Copper.C5 Copper.A17:Copper.A18 Copper.K2:Copper.K5 Copper.K10:Copper.K12 Copper.B17:Copper.B17 Copper.H37:Copper.H40" chart:data-source-has-labels="row" svg:x="1.33cm" svg:y="1.275cm" svg:width="14.349cm" svg:height="6.569cm">
          <chartooo:coordinate-region svg:x="2.163cm" svg:y="1.474cm" svg:width="13.277cm" svg:height="5.723cm"/>
          <chart:axis chart:dimension="x" chart:name="primary-x" chart:style-name="ch5">
            <chart:title svg:x="6.621cm" svg:y="8.024cm" chart:style-name="ch6">
              <text:p>Length of Material (in cm)</text:p>
            </chart:title>
          </chart:axis>
          <chart:axis chart:dimension="y" chart:name="primary-y" chart:style-name="ch7">
            <chart:title svg:x="0.451cm" svg:y="5.41cm" chart:style-name="ch8">
              <text:p>log( I / I_0 )</text:p>
            </chart:title>
            <chart:grid chart:style-name="ch9" chart:class="major"/>
          </chart:axis>
          <chart:series chart:style-name="ch10" chart:values-cell-range-address="Copper.K2:Copper.K5" chart:label-cell-address="Copper.A17:Copper.A17" chart:class="chart:scatter">
            <chart:domain table:cell-range-address="Copper.C2:Copper.C5"/>
            <chart:error-indicator chart:style-name="ch11" chart:dimension="x"/>
            <chart:error-indicator chart:style-name="ch12" chart:dimension="y"/>
            <chart:data-point/>
            <chart:data-point chart:style-name="ch13"/>
            <chart:data-point chart:repeated="2"/>
          </chart:series>
          <chart:series chart:style-name="ch14" chart:values-cell-range-address="Copper.K10:Copper.K12" chart:label-cell-address="Copper.A18:Copper.A18" chart:class="chart:scatter">
            <chart:domain table:cell-range-address="Copper.C10:Copper.C12"/>
            <chart:error-indicator chart:style-name="ch15" chart:dimension="x"/>
            <chart:error-indicator chart:style-name="ch16" chart:dimension="y"/>
            <chart:data-point chart:repeated="3"/>
          </chart:series>
          <chart:series chart:style-name="ch17" chart:values-cell-range-address="Copper.H37:Copper.H40" chart:label-cell-address="Copper.B17:Copper.B17" chart:class="chart:scatter">
            <chart:domain table:cell-range-address="Copper.G37:Copper.G40"/>
            <chart:regression-curve chart:style-name="ch18">
              <chart:equation chart:display-equation="true" chart:display-r-square="false" svg:x="2.493cm" svg:y="5.474cm" chart:style-name="ch19"/>
            </chart:regression-curve>
            <chart:data-point/>
            <chart:data-point chart:style-name="ch20" chart:repeated="2"/>
            <chart:data-point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mma 1</text:p>
                <draw:g>
                  <svg:desc>Copper.A17:Copper.A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Copper.A18:Copper.A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Linear</text:p>
                <draw:g>
                  <svg:desc>Copper.B17:Copper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pper.C2:Copper.C5</svg:desc>
                </draw:g>
              </table:table-cell>
              <table:table-cell office:value-type="float" office:value="0">
                <text:p>0</text:p>
                <draw:g>
                  <svg:desc>Copper.K2:Copper.K5</svg:desc>
                </draw:g>
              </table:table-cell>
              <table:table-cell office:value-type="float" office:value="0">
                <text:p>0</text:p>
                <draw:g>
                  <svg:desc>Copper.D2:Copper.D5</svg:desc>
                </draw:g>
              </table:table-cell>
              <table:table-cell office:value-type="float" office:value="0.0032398617308356">
                <text:p>0.0032398617308356</text:p>
                <draw:g>
                  <svg:desc>Copper.M2:Copper.M5</svg:desc>
                </draw:g>
              </table:table-cell>
              <table:table-cell office:value-type="float" office:value="0.0032398617308356">
                <text:p>0.0032398617308356</text:p>
                <draw:g>
                  <svg:desc>Copper.M2:Copper.M5</svg:desc>
                </draw:g>
              </table:table-cell>
              <table:table-cell office:value-type="float" office:value="0.0032398617308356">
                <text:p>0.0032398617308356</text:p>
                <draw:g>
                  <svg:desc>Copper.M2:Copper.M5</svg:desc>
                </draw:g>
              </table:table-cell>
              <table:table-cell office:value-type="float" office:value="0">
                <text:p>0</text:p>
                <draw:g>
                  <svg:desc>Copper.C10:Copper.C12</svg:desc>
                </draw:g>
              </table:table-cell>
              <table:table-cell office:value-type="float" office:value="0">
                <text:p>0</text:p>
                <draw:g>
                  <svg:desc>Copper.K10:Copper.K12</svg:desc>
                </draw:g>
              </table:table-cell>
              <table:table-cell office:value-type="float" office:value="0">
                <text:p>0</text:p>
                <draw:g>
                  <svg:desc>Copper.D10:Copper.D12</svg:desc>
                </draw:g>
              </table:table-cell>
              <table:table-cell office:value-type="float" office:value="0">
                <text:p>0</text:p>
                <draw:g>
                  <svg:desc>Copper.D10:Copper.D12</svg:desc>
                </draw:g>
              </table:table-cell>
              <table:table-cell office:value-type="float" office:value="0.00435623374379118">
                <text:p>0.00435623374379118</text:p>
                <draw:g>
                  <svg:desc>Copper.M10:Copper.M12</svg:desc>
                </draw:g>
              </table:table-cell>
              <table:table-cell office:value-type="float" office:value="0.00435623374379118">
                <text:p>0.00435623374379118</text:p>
                <draw:g>
                  <svg:desc>Copper.M10:Copper.M12</svg:desc>
                </draw:g>
              </table:table-cell>
              <table:table-cell office:value-type="float" office:value="0">
                <text:p>0</text:p>
                <draw:g>
                  <svg:desc>Copper.G37:Copper.G40</svg:desc>
                </draw:g>
              </table:table-cell>
              <table:table-cell office:value-type="float" office:value="0">
                <text:p>0</text:p>
                <draw:g>
                  <svg:desc>Copper.H37:Copper.H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-0.954680451438702">
                <text:p>-0.954680451438702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0738495239084239">
                <text:p>0.00738495239084239</text:p>
              </table:table-cell>
              <table:table-cell office:value-type="float" office:value="0.00738495239084239">
                <text:p>0.00738495239084239</text:p>
              </table:table-cell>
              <table:table-cell office:value-type="float" office:value="0.00738495239084239">
                <text:p>0.00738495239084239</text:p>
              </table:table-cell>
              <table:table-cell office:value-type="float" office:value="1.27">
                <text:p>1.27</text:p>
              </table:table-cell>
              <table:table-cell office:value-type="float" office:value="-0.911765537417204">
                <text:p>-0.911765537417204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101449813692742">
                <text:p>0.0101449813692742</text:p>
              </table:table-cell>
              <table:table-cell office:value-type="float" office:value="0.0101449813692742">
                <text:p>0.0101449813692742</text:p>
              </table:table-cell>
              <table:table-cell office:value-type="float" office:value="1.27">
                <text:p>1.27</text:p>
              </table:table-cell>
              <table:table-cell office:value-type="float" office:value="-0.945398250173474">
                <text:p>-0.9453982501734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1.9615885304449">
                <text:p>-1.9615885304449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122178562499719">
                <text:p>0.0122178562499719</text:p>
              </table:table-cell>
              <table:table-cell office:value-type="float" office:value="0.0122178562499719">
                <text:p>0.0122178562499719</text:p>
              </table:table-cell>
              <table:table-cell office:value-type="float" office:value="0.0122178562499719">
                <text:p>0.0122178562499719</text:p>
              </table:table-cell>
              <table:table-cell office:value-type="float" office:value="2.54">
                <text:p>2.54</text:p>
              </table:table-cell>
              <table:table-cell office:value-type="float" office:value="-1.82024703733894">
                <text:p>-1.82024703733894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176307840141442">
                <text:p>0.0176307840141442</text:p>
              </table:table-cell>
              <table:table-cell office:value-type="float" office:value="0.0176307840141442">
                <text:p>0.0176307840141442</text:p>
              </table:table-cell>
              <table:table-cell office:value-type="float" office:value="2.54">
                <text:p>2.54</text:p>
              </table:table-cell>
              <table:table-cell office:value-type="float" office:value="-1.89090009761144">
                <text:p>-1.89090009761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1">
                <text:p>3.81</text:p>
              </table:table-cell>
              <table:table-cell office:value-type="float" office:value="-2.85485921083091">
                <text:p>-2.85485921083091</text:p>
              </table:table-cell>
              <table:table-cell office:value-type="float" office:value="0.0687407664253898">
                <text:p>0.0687407664253898</text:p>
              </table:table-cell>
              <table:table-cell office:value-type="float" office:value="0.0190970495427951">
                <text:p>0.0190970495427951</text:p>
              </table:table-cell>
              <table:table-cell office:value-type="float" office:value="0.0190970495427951">
                <text:p>0.0190970495427951</text:p>
              </table:table-cell>
              <table:table-cell office:value-type="float" office:value="0.0190970495427951">
                <text:p>0.0190970495427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">
                <text:p>3.81</text:p>
              </table:table-cell>
              <table:table-cell office:value-type="float" office:value="-2.8364019450494">
                <text:p>-2.836401945049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automatic" chart:symbol-width="0.25cm" chart:symbol-height="0.25cm" chart:link-data-style-to-source="true" chart:error-category="cell-range" chart:error-upper-range="Copper.M6:Copper.M9" chart:error-lower-range="Copper.M6:Copper.M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Copper.D6:Copper.D9" chart:error-lower-range="Copper.D6:Copper.D9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Copper.M6:Copper.M9" chart:error-lower-range="Copper.M6:Copper.M9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automatic" chart:symbol-width="0.25cm" chart:symbol-height="0.25cm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Copper.M13:Copper.M15" chart:error-lower-range="Copper.M13:Copper.M15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Copper.D13:Copper.D15" chart:error-lower-range="Copper.D13:Copper.D15" loext:std-weight="1"/>
      <style:graphic-properties draw:stroke="solid" svg:stroke-width="0cm" svg:stroke-color="#000000" svg:stroke-opacity="100%" draw:stroke-linejoin="round"/>
    </style:style>
    <style:style style:name="ch16" style:family="chart">
      <style:chart-properties chart:error-upper-indicator="true" chart:error-lower-indicator="true" chart:error-category="cell-range" chart:error-upper-range="Copper.M13:Copper.M15" chart:error-lower-range="Copper.M13:Copper.M15" loext:std-weight="1"/>
      <style:graphic-properties draw:stroke="solid" svg:stroke-width="0cm" svg:stroke-color="#000000" svg:stroke-opacity="100%" draw:stroke-linejoin="round"/>
    </style:style>
    <style:style style:name="ch17" style:family="chart">
      <style:chart-properties chart:solid-type="cuboid" chart:symbol-type="named-symbol" chart:symbol-name="diamond" chart:symbol-width="0.25cm" chart:symbol-height="0.25cm"/>
    </style:style>
    <style:style style:name="ch18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9" style:family="chart">
      <style:chart-properties loext:regression-name="Fit" loext:regression-max-degree="2" loext:regression-period="2" loext:regression-extrapolate-forward="2" loext:regression-extrapolate-backward="0" loext:regression-force-intercept="false" loext:regression-intercept-value="0" chart:regression-type="linear"/>
      <style:graphic-properties svg:stroke-color="#ffd320"/>
    </style:style>
    <style:style style:name="ch20" style:family="chart" style:data-style-name="N61">
      <style:text-properties fo:font-size="13pt" fo:text-shadow="1pt 1pt"/>
    </style:style>
    <style:style style:name="ch21" style:family="chart">
      <style:chart-properties chart:solid-type="cuboid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976cm" svg:y="0.316cm" chart:style-name="ch2">
          <text:p>Gamma Ray Attenuation for 1275 keV Peak Through Copper</text:p>
        </chart:title>
        <chart:legend svg:x="12.789cm" svg:y="1.471cm" style:legend-expansion="custom" chartooo:width="2.642cm" chartooo:height="2.092cm" style:legend-expansion-aspect-ratio="1.26290630975143" chart:style-name="ch3"/>
        <chart:plot-area chart:style-name="ch4" table:cell-range-address="Copper.C6:Copper.C9 Copper.A17:Copper.A18 Copper.K6:Copper.K9 Copper.K13:Copper.K15 Copper.B17:Copper.B17 Copper.H42:Copper.H45" chart:data-source-has-labels="row" svg:x="1.33cm" svg:y="1.275cm" svg:width="14.349cm" svg:height="6.57cm">
          <chartooo:coordinate-region svg:x="2.163cm" svg:y="1.474cm" svg:width="13.277cm" svg:height="5.724cm"/>
          <chart:axis chart:dimension="x" chart:name="primary-x" chart:style-name="ch5">
            <chart:title svg:x="6.621cm" svg:y="8.025cm" chart:style-name="ch6">
              <text:p>Length of Material (in cm)</text:p>
            </chart:title>
          </chart:axis>
          <chart:axis chart:dimension="y" chart:name="primary-y" chart:style-name="ch7">
            <chart:title svg:x="0.451cm" svg:y="5.411cm" chart:style-name="ch8">
              <text:p>log( I / I_0 )</text:p>
            </chart:title>
            <chart:grid chart:style-name="ch9" chart:class="major"/>
          </chart:axis>
          <chart:series chart:style-name="ch10" chart:values-cell-range-address="Copper.K6:Copper.K9" chart:label-cell-address="Copper.A17:Copper.A17" chart:class="chart:scatter">
            <chart:domain table:cell-range-address="Copper.C6:Copper.C9"/>
            <chart:error-indicator chart:style-name="ch11" chart:dimension="x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style-name="ch14" chart:values-cell-range-address="Copper.K13:Copper.K15" chart:label-cell-address="Copper.A18:Copper.A18" chart:class="chart:scatter">
            <chart:domain table:cell-range-address="Copper.C13:Copper.C15"/>
            <chart:error-indicator chart:style-name="ch15" chart:dimension="x"/>
            <chart:error-indicator chart:style-name="ch16" chart:dimension="y"/>
            <chart:data-point chart:repeated="2"/>
            <chart:data-point chart:style-name="ch17"/>
          </chart:series>
          <chart:series chart:style-name="ch18" chart:values-cell-range-address="Copper.H42:Copper.H45" chart:label-cell-address="Copper.B17:Copper.B17" chart:class="chart:scatter">
            <chart:domain table:cell-range-address="Copper.G42:Copper.G45"/>
            <chart:regression-curve chart:style-name="ch19">
              <chart:equation chart:display-equation="true" chart:display-r-square="false" svg:x="2.339cm" svg:y="5.458cm" chart:style-name="ch20"/>
            </chart:regression-curve>
            <chart:data-point/>
            <chart:data-point chart:style-name="ch21"/>
            <chart:data-point chart:repeated="2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mma 1</text:p>
                <draw:g>
                  <svg:desc>Copper.A17:Copper.A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Copper.A18:Copper.A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G</text:p>
              </table:table-cell>
              <table:table-cell office:value-type="string">
                <text:p>Linear</text:p>
                <draw:g>
                  <svg:desc>Copper.B17:Copper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pper.C6:Copper.C9</svg:desc>
                </draw:g>
              </table:table-cell>
              <table:table-cell office:value-type="float" office:value="0">
                <text:p>0</text:p>
                <draw:g>
                  <svg:desc>Copper.K6:Copper.K9</svg:desc>
                </draw:g>
              </table:table-cell>
              <table:table-cell office:value-type="float" office:value="0">
                <text:p>0</text:p>
                <draw:g>
                  <svg:desc>Copper.D6:Copper.D9</svg:desc>
                </draw:g>
              </table:table-cell>
              <table:table-cell office:value-type="float" office:value="0">
                <text:p>0</text:p>
                <draw:g>
                  <svg:desc>Copper.D6:Copper.D9</svg:desc>
                </draw:g>
              </table:table-cell>
              <table:table-cell office:value-type="float" office:value="0.00882780689433061">
                <text:p>0.00882780689433061</text:p>
                <draw:g>
                  <svg:desc>Copper.M6:Copper.M9</svg:desc>
                </draw:g>
              </table:table-cell>
              <table:table-cell office:value-type="float" office:value="0.00882780689433061">
                <text:p>0.00882780689433061</text:p>
                <draw:g>
                  <svg:desc>Copper.M6:Copper.M9</svg:desc>
                </draw:g>
              </table:table-cell>
              <table:table-cell office:value-type="float" office:value="0">
                <text:p>0</text:p>
                <draw:g>
                  <svg:desc>Copper.C13:Copper.C15</svg:desc>
                </draw:g>
              </table:table-cell>
              <table:table-cell office:value-type="float" office:value="0">
                <text:p>0</text:p>
                <draw:g>
                  <svg:desc>Copper.K13:Copper.K15</svg:desc>
                </draw:g>
              </table:table-cell>
              <table:table-cell office:value-type="float" office:value="0">
                <text:p>0</text:p>
                <draw:g>
                  <svg:desc>Copper.D13:Copper.D15</svg:desc>
                </draw:g>
              </table:table-cell>
              <table:table-cell office:value-type="float" office:value="0">
                <text:p>0</text:p>
                <draw:g>
                  <svg:desc>Copper.D13:Copper.D15</svg:desc>
                </draw:g>
              </table:table-cell>
              <table:table-cell office:value-type="float" office:value="0.0118946517017452">
                <text:p>0.0118946517017452</text:p>
                <draw:g>
                  <svg:desc>Copper.M13:Copper.M15</svg:desc>
                </draw:g>
              </table:table-cell>
              <table:table-cell office:value-type="float" office:value="0.0118946517017452">
                <text:p>0.0118946517017452</text:p>
                <draw:g>
                  <svg:desc>Copper.M13:Copper.M15</svg:desc>
                </draw:g>
              </table:table-cell>
              <table:table-cell office:value-type="float" office:value="0">
                <text:p>0</text:p>
                <draw:g>
                  <svg:desc>Copper.G42:Copper.G45</svg:desc>
                </draw:g>
              </table:table-cell>
              <table:table-cell office:value-type="float" office:value="-0.00649556894252542">
                <text:p>-0.00649556894252542</text:p>
                <draw:g>
                  <svg:desc>Copper.H42:Copper.H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-0.824187911872016">
                <text:p>-0.824187911872016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188511545271853">
                <text:p>0.0188511545271853</text:p>
              </table:table-cell>
              <table:table-cell office:value-type="float" office:value="0.0188511545271853">
                <text:p>0.0188511545271853</text:p>
              </table:table-cell>
              <table:table-cell office:value-type="float" office:value="1.27">
                <text:p>1.27</text:p>
              </table:table-cell>
              <table:table-cell office:value-type="float" office:value="-0.596140647507442">
                <text:p>-0.596140647507442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226629804549668">
                <text:p>0.0226629804549668</text:p>
              </table:table-cell>
              <table:table-cell office:value-type="float" office:value="0.0226629804549668">
                <text:p>0.0226629804549668</text:p>
              </table:table-cell>
              <table:table-cell office:value-type="float" office:value="1.27">
                <text:p>1.27</text:p>
              </table:table-cell>
              <table:table-cell office:value-type="float" office:value="-0.628335141311978">
                <text:p>-0.628335141311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1.23929423017257">
                <text:p>-1.23929423017257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231994209496795">
                <text:p>0.0231994209496795</text:p>
              </table:table-cell>
              <table:table-cell office:value-type="float" office:value="0.0231994209496795">
                <text:p>0.0231994209496795</text:p>
              </table:table-cell>
              <table:table-cell office:value-type="float" office:value="2.54">
                <text:p>2.54</text:p>
              </table:table-cell>
              <table:table-cell office:value-type="float" office:value="-1.14287113883987">
                <text:p>-1.14287113883987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297877734367249">
                <text:p>0.0297877734367249</text:p>
              </table:table-cell>
              <table:table-cell office:value-type="float" office:value="0.0297877734367249">
                <text:p>0.0297877734367249</text:p>
              </table:table-cell>
              <table:table-cell office:value-type="float" office:value="2.54">
                <text:p>2.54</text:p>
              </table:table-cell>
              <table:table-cell office:value-type="float" office:value="-1.25017471368143">
                <text:p>-1.25017471368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1">
                <text:p>3.81</text:p>
              </table:table-cell>
              <table:table-cell office:value-type="float" office:value="-1.81382150492148">
                <text:p>-1.81382150492148</text:p>
              </table:table-cell>
              <table:table-cell office:value-type="float" office:value="0.0687407664253898">
                <text:p>0.0687407664253898</text:p>
              </table:table-cell>
              <table:table-cell office:value-type="float" office:value="0.0687407664253898">
                <text:p>0.0687407664253898</text:p>
              </table:table-cell>
              <table:table-cell office:value-type="float" office:value="0.0309196207051554">
                <text:p>0.0309196207051554</text:p>
              </table:table-cell>
              <table:table-cell office:value-type="float" office:value="0.0309196207051554">
                <text:p>0.0309196207051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1">
                <text:p>3.81</text:p>
              </table:table-cell>
              <table:table-cell office:value-type="float" office:value="-1.87201428605088">
                <text:p>-1.8720142860508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Fit" loext:regression-max-degree="2" loext:regression-period="2" loext:regression-extrapolate-forward="1000" loext:regression-extrapolate-backward="3000" loext:regression-force-intercept="false" loext:regression-intercept-value="0" chart:regression-type="linear"/>
      <style:graphic-properties svg:stroke-color="#ff420e"/>
    </style:style>
    <style:style style:name="ch13" style:family="chart" style:data-style-name="N61">
      <style:text-properties fo:font-size="13pt" fo:text-shadow="1pt 1pt"/>
    </style:style>
    <style:style style:name="ch14" style:family="chart">
      <style:chart-properties chart:solid-type="cuboid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7" style:family="chart">
      <style:chart-properties loext:regression-name="Fit" loext:regression-max-degree="2" loext:regression-period="2" loext:regression-extrapolate-forward="1000" loext:regression-extrapolate-backward="1000" loext:regression-force-intercept="false" loext:regression-intercept-value="0" chart:regression-type="linear"/>
      <style:graphic-properties svg:stroke-color="#579d1c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318cm" svg:y="0.316cm" chart:style-name="ch2">
          <text:p>Energy Calibration for NaI Detectors</text:p>
        </chart:title>
        <chart:legend svg:x="12.396cm" svg:y="3.946cm" style:legend-expansion="custom" chartooo:width="2.82cm" chartooo:height="3.251cm" style:legend-expansion-aspect-ratio="0.867425407566902" chart:style-name="ch3"/>
        <chart:plot-area chart:style-name="ch4" table:cell-range-address="'Gamma 1'.D2:'Gamma 1'.D10 'Gamma 1'.C31:'Gamma 1'.D31 'Gamma 1'.G2:'Gamma 1'.G10 'Gamma 1'.B32:'Gamma 1'.B33 'Gamma 1'.D32:'Gamma 1'.D33" chart:data-source-has-labels="row" svg:x="1.331cm" svg:y="1.275cm" svg:width="14.35cm" svg:height="6.569cm">
          <chartooo:coordinate-region svg:x="2.138cm" svg:y="1.474cm" svg:width="13.078cm" svg:height="5.723cm"/>
          <chart:axis chart:dimension="x" chart:name="primary-x" chart:style-name="ch5">
            <chart:title svg:x="7.589cm" svg:y="8.024cm" chart:style-name="ch6">
              <text:p>Bin Number</text:p>
            </chart:title>
          </chart:axis>
          <chart:axis chart:dimension="y" chart:name="primary-y" chart:style-name="ch7">
            <chart:title svg:x="0.451cm" svg:y="6.666cm" chart:style-name="ch8">
              <text:p>Gamma Ray Energy (in keV)</text:p>
            </chart:title>
            <chart:grid chart:style-name="ch9" chart:class="major"/>
          </chart:axis>
          <chart:series chart:style-name="ch10" chart:values-cell-range-address="'Gamma 1'.G2:'Gamma 1'.G10" chart:label-cell-address="'Gamma 1'.C31:'Gamma 1'.C31" chart:class="chart:scatter">
            <chart:domain table:cell-range-address="'Gamma 1'.D2:'Gamma 1'.D10"/>
            <chart:data-point chart:repeated="9"/>
          </chart:series>
          <chart:series chart:style-name="ch11" chart:values-cell-range-address="'Gamma 1'.B32:'Gamma 1'.B33" chart:label-cell-address="'Gamma 1'.C31:'Gamma 1'.C31" chart:class="chart:scatter">
            <chart:domain table:cell-range-address="'Gamma 1'.A32:'Gamma 1'.A33"/>
            <chart:regression-curve chart:style-name="ch12">
              <chart:equation chart:display-equation="true" chart:display-r-square="false" svg:x="6.143cm" svg:y="4.863cm" chart:style-name="ch13"/>
            </chart:regression-curve>
            <chart:data-point chart:style-name="ch14"/>
            <chart:data-point/>
          </chart:series>
          <chart:series chart:style-name="ch15" chart:values-cell-range-address="'Gamma 1'.G2:'Gamma 1'.G10" chart:label-cell-address="'Gamma 1'.D31:'Gamma 1'.D31" chart:class="chart:scatter">
            <chart:domain table:cell-range-address="'Gamma 1'.G13:'Gamma 1'.G21"/>
            <chart:data-point chart:repeated="9"/>
          </chart:series>
          <chart:series chart:style-name="ch16" chart:values-cell-range-address="'Gamma 1'.D32:'Gamma 1'.D33" chart:label-cell-address="'Gamma 1'.D31:'Gamma 1'.D31" chart:class="chart:scatter">
            <chart:domain table:cell-range-address="'Gamma 1'.C32:'Gamma 1'.C33"/>
            <chart:regression-curve chart:style-name="ch17">
              <chart:equation chart:display-equation="true" chart:display-r-square="false" svg:x="2.825cm" svg:y="2.427cm" chart:style-name="ch13"/>
            </chart:regression-curve>
            <chart:data-point/>
            <chart:data-point chart:style-name="ch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Gamma 1</text:p>
                <draw:g>
                  <svg:desc>'Gamma 1'.C31:'Gamma 1'.C3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Gamma 1</text:p>
                <draw:g>
                  <svg:desc>'Gamma 1'.C31:'Gamma 1'.C3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Gamma 2</text:p>
                <draw:g>
                  <svg:desc>'Gamma 1'.D31:'Gamma 1'.D3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'Gamma 1'.D31:'Gamma 1'.D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5.1">
                <text:p>285.1</text:p>
                <draw:g>
                  <svg:desc>'Gamma 1'.D2:'Gamma 1'.D10</svg:desc>
                </draw:g>
              </table:table-cell>
              <table:table-cell office:value-type="float" office:value="511">
                <text:p>511</text:p>
                <draw:g>
                  <svg:desc>'Gamma 1'.G2:'Gamma 1'.G10</svg:desc>
                </draw:g>
              </table:table-cell>
              <table:table-cell office:value-type="float" office:value="550">
                <text:p>550</text:p>
                <draw:g>
                  <svg:desc>'Gamma 1'.A32:'Gamma 1'.A33</svg:desc>
                </draw:g>
              </table:table-cell>
              <table:table-cell office:value-type="float" office:value="1041.52308282127">
                <text:p>1041.52308282127</text:p>
                <draw:g>
                  <svg:desc>'Gamma 1'.B32:'Gamma 1'.B33</svg:desc>
                </draw:g>
              </table:table-cell>
              <table:table-cell office:value-type="float" office:value="259.5">
                <text:p>259.5</text:p>
                <draw:g>
                  <svg:desc>'Gamma 1'.G13:'Gamma 1'.G21</svg:desc>
                </draw:g>
              </table:table-cell>
              <table:table-cell office:value-type="float" office:value="511">
                <text:p>511</text:p>
                <draw:g>
                  <svg:desc>'Gamma 1'.G2:'Gamma 1'.G10</svg:desc>
                </draw:g>
              </table:table-cell>
              <table:table-cell office:value-type="float" office:value="500">
                <text:p>500</text:p>
                <draw:g>
                  <svg:desc>'Gamma 1'.C32:'Gamma 1'.C33</svg:desc>
                </draw:g>
              </table:table-cell>
              <table:table-cell office:value-type="float" office:value="1032.85347042653">
                <text:p>1032.85347042653</text:p>
                <draw:g>
                  <svg:desc>'Gamma 1'.D32:'Gamma 1'.D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7.4">
                <text:p>667.4</text:p>
              </table:table-cell>
              <table:table-cell office:value-type="float" office:value="1274.537">
                <text:p>1274.537</text:p>
              </table:table-cell>
              <table:table-cell office:value-type="float" office:value="575">
                <text:p>575</text:p>
              </table:table-cell>
              <table:table-cell office:value-type="float" office:value="1091.51145967169">
                <text:p>1091.51145967169</text:p>
              </table:table-cell>
              <table:table-cell office:value-type="float" office:value="612.9">
                <text:p>612.9</text:p>
              </table:table-cell>
              <table:table-cell office:value-type="float" office:value="1274.537">
                <text:p>1274.537</text:p>
              </table:table-cell>
              <table:table-cell office:value-type="float" office:value="600">
                <text:p>600</text:p>
              </table:table-cell>
              <table:table-cell office:value-type="float" office:value="1248.20444656349">
                <text:p>1248.20444656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4.8">
                <text:p>284.8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1">
                <text:p>259.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6.5">
                <text:p>666.5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4.9">
                <text:p>614.9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.7">
                <text:p>284.7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9">
                <text:p>254.9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66.5">
                <text:p>666.5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.2">
                <text:p>609.2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4.3">
                <text:p>284.3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8.4">
                <text:p>258.4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6">
                <text:p>666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2.8">
                <text:p>612.8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9.8">
                <text:p>359.8</text:p>
              </table:table-cell>
              <table:table-cell office:value-type="float" office:value="661.657">
                <text:p>661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.1">
                <text:p>328.1</text:p>
              </table:table-cell>
              <table:table-cell office:value-type="float" office:value="661.657">
                <text:p>661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chart-properties chart:auto-position="true"/>
      <style:graphic-properties svg:stroke-color="#b3b3b3" draw:fill="none" draw:fill-color="#e6e6e6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chart-properties loext:regression-name="Fit" loext:regression-max-degree="2" loext:regression-period="2" loext:regression-extrapolate-forward="1300" loext:regression-extrapolate-backward="100" loext:regression-force-intercept="false" loext:regression-intercept-value="0" chart:regression-type="linear"/>
      <style:graphic-properties svg:stroke-color="#ff420e"/>
    </style:style>
    <style:style style:name="ch13" style:family="chart" style:data-style-name="N61">
      <style:text-properties fo:text-shadow="1pt 1pt"/>
    </style:style>
    <style:style style:name="ch14" style:family="chart">
      <style:chart-properties chart:solid-type="cuboi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729cm" svg:y="0.316cm" chart:style-name="ch2">
          <text:p>Energy Calibration for Gamma 2</text:p>
        </chart:title>
        <chart:legend chart:legend-position="end" svg:x="12.911cm" svg:y="3.705cm" style:legend-expansion="high" chart:style-name="ch3"/>
        <chart:plot-area chart:style-name="ch4" table:cell-range-address="'Gamma 2'.D2:'Gamma 2'.D10 'Gamma 2'.A32:'Gamma 2'.A32 'Gamma 2'.G2:'Gamma 2'.G10 'Gamma 2'.A28:'Gamma 2'.A28 'Gamma 2'.B29:'Gamma 2'.B30" chart:data-source-has-labels="row" svg:x="1.331cm" svg:y="1.275cm" svg:width="11.26cm" svg:height="6.569cm">
          <chartooo:coordinate-region svg:x="2.138cm" svg:y="1.474cm" svg:width="9.989cm" svg:height="5.723cm"/>
          <chart:axis chart:dimension="x" chart:name="primary-x" chart:style-name="ch5">
            <chart:title svg:x="6.044cm" svg:y="8.024cm" chart:style-name="ch6">
              <text:p>Bin Number</text:p>
            </chart:title>
          </chart:axis>
          <chart:axis chart:dimension="y" chart:name="primary-y" chart:style-name="ch7">
            <chart:title svg:x="0.451cm" svg:y="6.667cm" chart:style-name="ch8">
              <text:p>Gamma Ray Energy (in keV)</text:p>
            </chart:title>
            <chart:grid chart:style-name="ch9" chart:class="major"/>
          </chart:axis>
          <chart:series chart:style-name="ch10" chart:values-cell-range-address="'Gamma 2'.G2:'Gamma 2'.G10" chart:label-cell-address="'Gamma 2'.A32:'Gamma 2'.A32" chart:class="chart:scatter">
            <chart:domain table:cell-range-address="'Gamma 2'.D2:'Gamma 2'.D10"/>
            <chart:data-point chart:repeated="9"/>
          </chart:series>
          <chart:series chart:style-name="ch11" chart:values-cell-range-address="'Gamma 2'.B29:'Gamma 2'.B30" chart:label-cell-address="'Gamma 2'.A28:'Gamma 2'.A28" chart:class="chart:scatter">
            <chart:domain table:cell-range-address="'Gamma 2'.A29:'Gamma 2'.A30"/>
            <chart:regression-curve chart:style-name="ch12">
              <chart:equation chart:display-equation="true" chart:display-r-square="false" svg:x="2.424cm" svg:y="1.604cm" chart:style-name="ch13"/>
            </chart:regression-curve>
            <chart:data-point chart:style-name="ch14"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ean Peak</text:p>
                <draw:g>
                  <svg:desc>'Gamma 2'.A32:'Gamma 2'.A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'Gamma 2'.A28:'Gamma 2'.A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9.5">
                <text:p>259.5</text:p>
                <draw:g>
                  <svg:desc>'Gamma 2'.D2:'Gamma 2'.D10</svg:desc>
                </draw:g>
              </table:table-cell>
              <table:table-cell office:value-type="float" office:value="511">
                <text:p>511</text:p>
                <draw:g>
                  <svg:desc>'Gamma 2'.G2:'Gamma 2'.G10</svg:desc>
                </draw:g>
              </table:table-cell>
              <table:table-cell office:value-type="float" office:value="500">
                <text:p>500</text:p>
                <draw:g>
                  <svg:desc>'Gamma 2'.A29:'Gamma 2'.A30</svg:desc>
                </draw:g>
              </table:table-cell>
              <table:table-cell office:value-type="float" office:value="1032.85347042653">
                <text:p>1032.85347042653</text:p>
                <draw:g>
                  <svg:desc>'Gamma 2'.B29:'Gamma 2'.B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2.9">
                <text:p>612.9</text:p>
              </table:table-cell>
              <table:table-cell office:value-type="float" office:value="1274.537">
                <text:p>1274.537</text:p>
              </table:table-cell>
              <table:table-cell office:value-type="float" office:value="600">
                <text:p>600</text:p>
              </table:table-cell>
              <table:table-cell office:value-type="float" office:value="1248.20444656349">
                <text:p>1248.20444656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9.1">
                <text:p>259.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4.9">
                <text:p>614.9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.9">
                <text:p>254.9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9.2">
                <text:p>609.2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8.4">
                <text:p>258.4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2.8">
                <text:p>612.8</text:p>
              </table:table-cell>
              <table:table-cell office:value-type="float" office:value="1274.537">
                <text:p>1274.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8.1">
                <text:p>328.1</text:p>
              </table:table-cell>
              <table:table-cell office:value-type="float" office:value="661.657">
                <text:p>661.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luminum.M2:Aluminum.M4" chart:error-lower-range="Aluminum.M2:Aluminum.M4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luminum.D2:Aluminum.D4" chart:error-lower-range="Aluminum.D2:Aluminum.D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Aluminum.M2:Aluminum.M4" chart:error-lower-range="Aluminum.M2:Aluminum.M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Aluminum.M5:Aluminum.M8" chart:error-lower-range="Aluminum.M5:Aluminum.M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Aluminum.D5:Aluminum.D8" chart:error-lower-range="Aluminum.D5:Aluminum.D8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error-upper-indicator="true" chart:error-lower-indicator="true" chart:error-category="cell-range" chart:error-upper-range="Aluminum.M5:Aluminum.M8" chart:error-lower-range="Aluminum.M5:Aluminum.M8" loext:std-weight="1"/>
      <style:graphic-properties draw:stroke="solid" svg:stroke-width="0cm" svg:stroke-color="#000000" svg:stroke-opacity="100%" draw:stroke-linejoin="round"/>
    </style:style>
    <style:style style:name="ch16" style:family="chart">
      <style:chart-properties chart:solid-type="cuboid" chart:symbol-type="named-symbol" chart:symbol-name="diamond" chart:symbol-width="0.25cm" chart:symbol-height="0.25cm"/>
    </style:style>
    <style:style style:name="ch17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8" style:family="chart">
      <style:chart-properties loext:regression-name="Fit" loext:regression-max-degree="2" loext:regression-period="2" loext:regression-extrapolate-forward="4" loext:regression-extrapolate-backward="1" loext:regression-force-intercept="false" loext:regression-intercept-value="0" chart:regression-type="linear"/>
      <style:graphic-properties svg:stroke-color="#ffd320"/>
    </style:style>
    <style:style style:name="ch19" style:family="chart" style:data-style-name="N61">
      <style:text-properties fo:font-size="13pt" fo:text-shadow="1pt 1pt"/>
    </style:style>
    <style:style style:name="ch20" style:family="chart">
      <style:chart-properties chart:solid-type="cuboid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817cm" svg:y="0.316cm" chart:style-name="ch2">
          <text:p>Gamma Ray Attenuation for 511 keV Peak Through Aluminium</text:p>
        </chart:title>
        <chart:legend svg:x="12.909cm" svg:y="1.47cm" style:legend-expansion="custom" chartooo:width="2.642cm" chartooo:height="2.092cm" style:legend-expansion-aspect-ratio="1.26290630975143" chart:style-name="ch3"/>
        <chart:plot-area chart:style-name="ch4" table:cell-range-address="Aluminum.C2:Aluminum.C4 Aluminum.A17:Aluminum.A18 Aluminum.K2:Aluminum.K8 Aluminum.B17:Aluminum.B17 Aluminum.B47:Aluminum.B48" chart:data-source-has-labels="row" svg:x="1.33cm" svg:y="1.275cm" svg:width="14.349cm" svg:height="6.57cm">
          <chartooo:coordinate-region svg:x="2.163cm" svg:y="1.474cm" svg:width="13.422cm" svg:height="5.724cm"/>
          <chart:axis chart:dimension="x" chart:name="primary-x" chart:style-name="ch5">
            <chart:title svg:x="6.621cm" svg:y="8.025cm" chart:style-name="ch6">
              <text:p>Length of Material (in cm)</text:p>
            </chart:title>
          </chart:axis>
          <chart:axis chart:dimension="y" chart:name="primary-y" chart:style-name="ch7">
            <chart:title svg:x="0.451cm" svg:y="5.411cm" chart:style-name="ch8">
              <text:p>log( I / I_0 )</text:p>
            </chart:title>
            <chart:grid chart:style-name="ch9" chart:class="major"/>
          </chart:axis>
          <chart:series chart:style-name="ch10" chart:values-cell-range-address="Aluminum.K2:Aluminum.K4" chart:label-cell-address="Aluminum.A17:Aluminum.A17" chart:class="chart:scatter">
            <chart:domain table:cell-range-address="Aluminum.C2:Aluminum.C4"/>
            <chart:error-indicator chart:style-name="ch11" chart:dimension="x"/>
            <chart:error-indicator chart:style-name="ch12" chart:dimension="y"/>
            <chart:data-point chart:repeated="3"/>
          </chart:series>
          <chart:series chart:style-name="ch13" chart:values-cell-range-address="Aluminum.K5:Aluminum.K8" chart:label-cell-address="Aluminum.A18:Aluminum.A18" chart:class="chart:scatter">
            <chart:domain table:cell-range-address="Aluminum.C5:Aluminum.C8"/>
            <chart:error-indicator chart:style-name="ch14" chart:dimension="x"/>
            <chart:error-indicator chart:style-name="ch15" chart:dimension="y"/>
            <chart:data-point chart:repeated="2"/>
            <chart:data-point chart:style-name="ch16"/>
            <chart:data-point/>
          </chart:series>
          <chart:series chart:style-name="ch17" chart:values-cell-range-address="Aluminum.B47:Aluminum.B48" chart:label-cell-address="Aluminum.B17:Aluminum.B17" chart:class="chart:scatter">
            <chart:domain table:cell-range-address="Aluminum.A47:Aluminum.A48"/>
            <chart:regression-curve chart:style-name="ch18">
              <chart:equation chart:display-equation="true" chart:display-r-square="false" svg:x="2.417cm" svg:y="5.49cm" chart:style-name="ch19"/>
            </chart:regression-curve>
            <chart:data-point chart:style-name="ch20" chart:repeated="2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mma 1</text:p>
                <draw:g>
                  <svg:desc>Aluminum.A17:Aluminum.A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Aluminum.A18:Aluminum.A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Aluminum.B17:Aluminum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uminum.C2:Aluminum.C4</svg:desc>
                </draw:g>
              </table:table-cell>
              <table:table-cell office:value-type="float" office:value="0">
                <text:p>0</text:p>
                <draw:g>
                  <svg:desc>Aluminum.K2:Aluminum.K4</svg:desc>
                </draw:g>
              </table:table-cell>
              <table:table-cell office:value-type="float" office:value="0">
                <text:p>0</text:p>
                <draw:g>
                  <svg:desc>Aluminum.D2:Aluminum.D4</svg:desc>
                </draw:g>
              </table:table-cell>
              <table:table-cell office:value-type="float" office:value="0">
                <text:p>0</text:p>
                <draw:g>
                  <svg:desc>Aluminum.D2:Aluminum.D4</svg:desc>
                </draw:g>
              </table:table-cell>
              <table:table-cell office:value-type="float" office:value="0.0032398617308356">
                <text:p>0.0032398617308356</text:p>
                <draw:g>
                  <svg:desc>Aluminum.M2:Aluminum.M4</svg:desc>
                </draw:g>
              </table:table-cell>
              <table:table-cell office:value-type="float" office:value="0.0032398617308356">
                <text:p>0.0032398617308356</text:p>
                <draw:g>
                  <svg:desc>Aluminum.M2:Aluminum.M4</svg:desc>
                </draw:g>
              </table:table-cell>
              <table:table-cell office:value-type="float" office:value="0">
                <text:p>0</text:p>
                <draw:g>
                  <svg:desc>Aluminum.C5:Aluminum.C8</svg:desc>
                </draw:g>
              </table:table-cell>
              <table:table-cell office:value-type="float" office:value="0">
                <text:p>0</text:p>
                <draw:g>
                  <svg:desc>Aluminum.K5:Aluminum.K8</svg:desc>
                </draw:g>
              </table:table-cell>
              <table:table-cell office:value-type="float" office:value="0">
                <text:p>0</text:p>
                <draw:g>
                  <svg:desc>Aluminum.D5:Aluminum.D8</svg:desc>
                </draw:g>
              </table:table-cell>
              <table:table-cell office:value-type="float" office:value="0">
                <text:p>0</text:p>
                <draw:g>
                  <svg:desc>Aluminum.D5:Aluminum.D8</svg:desc>
                </draw:g>
              </table:table-cell>
              <table:table-cell office:value-type="float" office:value="0.00871246748758238">
                <text:p>0.00871246748758238</text:p>
                <draw:g>
                  <svg:desc>Aluminum.M5:Aluminum.M8</svg:desc>
                </draw:g>
              </table:table-cell>
              <table:table-cell office:value-type="float" office:value="0.00871246748758238">
                <text:p>0.00871246748758238</text:p>
                <draw:g>
                  <svg:desc>Aluminum.M5:Aluminum.M8</svg:desc>
                </draw:g>
              </table:table-cell>
              <table:table-cell office:value-type="float" office:value="1">
                <text:p>1</text:p>
                <draw:g>
                  <svg:desc>Aluminum.A47:Aluminum.A48</svg:desc>
                </draw:g>
              </table:table-cell>
              <table:table-cell office:value-type="float" office:value="-0.264650695846856">
                <text:p>-0.264650695846856</text:p>
                <draw:g>
                  <svg:desc>Aluminum.B47:Aluminum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-0.709871040351086">
                <text:p>-0.709871040351086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0653413362494783">
                <text:p>0.00653413362494783</text:p>
              </table:table-cell>
              <table:table-cell office:value-type="float" office:value="0.00653413362494783">
                <text:p>0.00653413362494783</text:p>
              </table:table-cell>
              <table:table-cell office:value-type="float" office:value="1.27">
                <text:p>1.27</text:p>
              </table:table-cell>
              <table:table-cell office:value-type="float" office:value="0.22323463567357">
                <text:p>0.22323463567357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0779231293459951">
                <text:p>0.00779231293459951</text:p>
              </table:table-cell>
              <table:table-cell office:value-type="float" office:value="0.00779231293459951">
                <text:p>0.00779231293459951</text:p>
              </table:table-cell>
              <table:table-cell office:value-type="float" office:value="2">
                <text:p>2</text:p>
              </table:table-cell>
              <table:table-cell office:value-type="float" office:value="-0.531520904808403">
                <text:p>-0.531520904808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1.10416996370348">
                <text:p>-1.10416996370348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0795809162378709">
                <text:p>0.00795809162378709</text:p>
              </table:table-cell>
              <table:table-cell office:value-type="float" office:value="0.00795809162378709">
                <text:p>0.00795809162378709</text:p>
              </table:table-cell>
              <table:table-cell office:value-type="float" office:value="2.54">
                <text:p>2.54</text:p>
              </table:table-cell>
              <table:table-cell office:value-type="float" office:value="-0.118143659349472">
                <text:p>-0.11814365934947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0924263366810797">
                <text:p>0.00924263366810797</text:p>
              </table:table-cell>
              <table:table-cell office:value-type="float" office:value="0.00924263366810797">
                <text:p>0.0092426336681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Aluminum.M9:Aluminum.M11" chart:error-lower-range="Aluminum.M9:Aluminum.M11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luminum.D12:Aluminum.D14" chart:error-lower-range="Aluminum.D12:Aluminum.D14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Aluminum.M9:Aluminum.M11" chart:error-lower-range="Aluminum.M9:Aluminum.M11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Aluminum.M12:Aluminum.M14" chart:error-lower-range="Aluminum.M12:Aluminum.M14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Aluminum.D9:Aluminum.D11" chart:error-lower-range="Aluminum.D9:Aluminum.D11" loext:std-weight="1"/>
      <style:graphic-properties draw:stroke="solid" svg:stroke-width="0cm" svg:stroke-color="#000000" svg:stroke-opacity="100%" draw:stroke-linejoin="round"/>
    </style:style>
    <style:style style:name="ch15" style:family="chart">
      <style:chart-properties chart:error-upper-indicator="true" chart:error-lower-indicator="true" chart:error-category="cell-range" chart:error-upper-range="Aluminum.M12:Aluminum.M14" chart:error-lower-range="Aluminum.M12:Aluminum.M14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chart-properties loext:regression-name="Fit" loext:regression-max-degree="2" loext:regression-period="2" loext:regression-extrapolate-forward="4" loext:regression-extrapolate-backward="1" loext:regression-force-intercept="false" loext:regression-intercept-value="0" chart:regression-type="linear"/>
      <style:graphic-properties svg:stroke-color="#ffd320"/>
    </style:style>
    <style:style style:name="ch18" style:family="chart" style:data-style-name="N61">
      <style:text-properties fo:font-size="13pt" fo:text-shadow="1pt 1pt"/>
    </style:style>
    <style:style style:name="ch19" style:family="chart">
      <style:chart-properties chart:solid-type="cuboi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1.672cm" svg:y="0.316cm" chart:style-name="ch2">
          <text:p>Gamma Ray Attenuation for 1275 keV Peak Through Aluminium</text:p>
        </chart:title>
        <chart:legend svg:x="12.938cm" svg:y="1.47cm" style:legend-expansion="custom" chartooo:width="2.642cm" chartooo:height="2.092cm" style:legend-expansion-aspect-ratio="1.26290630975143" chart:style-name="ch3"/>
        <chart:plot-area chart:style-name="ch4" table:cell-range-address="Aluminum.C9:Aluminum.C11 Aluminum.A17:Aluminum.A18 Aluminum.K9:Aluminum.K15 Aluminum.B17:Aluminum.B17 Aluminum.B49:Aluminum.B50" chart:data-source-has-labels="row" svg:x="1.33cm" svg:y="1.275cm" svg:width="14.349cm" svg:height="6.569cm">
          <chartooo:coordinate-region svg:x="2.163cm" svg:y="1.474cm" svg:width="13.422cm" svg:height="5.723cm"/>
          <chart:axis chart:dimension="x" chart:name="primary-x" chart:style-name="ch5">
            <chart:title svg:x="6.621cm" svg:y="8.024cm" chart:style-name="ch6">
              <text:p>Length of Material (in cm)</text:p>
            </chart:title>
          </chart:axis>
          <chart:axis chart:dimension="y" chart:name="primary-y" chart:style-name="ch7">
            <chart:title svg:x="0.451cm" svg:y="5.41cm" chart:style-name="ch8">
              <text:p>log( I / I_0 )</text:p>
            </chart:title>
            <chart:grid chart:style-name="ch9" chart:class="major"/>
          </chart:axis>
          <chart:series chart:style-name="ch10" chart:values-cell-range-address="Aluminum.K9:Aluminum.K11" chart:label-cell-address="Aluminum.A17:Aluminum.A17" chart:class="chart:scatter">
            <chart:domain table:cell-range-address="Aluminum.C9:Aluminum.C11"/>
            <chart:error-indicator chart:style-name="ch11" chart:dimension="x"/>
            <chart:error-indicator chart:style-name="ch12" chart:dimension="y"/>
            <chart:data-point chart:repeated="3"/>
          </chart:series>
          <chart:series chart:style-name="ch13" chart:values-cell-range-address="Aluminum.K12:Aluminum.K15" chart:label-cell-address="Aluminum.A18:Aluminum.A18" chart:class="chart:scatter">
            <chart:domain table:cell-range-address="Aluminum.C12:Aluminum.C15"/>
            <chart:error-indicator chart:style-name="ch14" chart:dimension="x"/>
            <chart:error-indicator chart:style-name="ch15" chart:dimension="y"/>
            <chart:data-point chart:repeated="4"/>
          </chart:series>
          <chart:series chart:style-name="ch16" chart:values-cell-range-address="Aluminum.B49:Aluminum.B50" chart:label-cell-address="Aluminum.B17:Aluminum.B17" chart:class="chart:scatter">
            <chart:domain table:cell-range-address="Aluminum.A49:Aluminum.A50"/>
            <chart:regression-curve chart:style-name="ch17">
              <chart:equation chart:display-equation="true" chart:display-r-square="false" svg:x="2.526cm" svg:y="5.408cm" chart:style-name="ch18"/>
            </chart:regression-curve>
            <chart:data-point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mma 1</text:p>
                <draw:g>
                  <svg:desc>Aluminum.A17:Aluminum.A1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Aluminum.A18:Aluminum.A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Aluminum.B17:Aluminum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uminum.C9:Aluminum.C11</svg:desc>
                </draw:g>
              </table:table-cell>
              <table:table-cell office:value-type="float" office:value="0">
                <text:p>0</text:p>
                <draw:g>
                  <svg:desc>Aluminum.K9:Aluminum.K11</svg:desc>
                </draw:g>
              </table:table-cell>
              <table:table-cell office:value-type="float" office:value="0">
                <text:p>0</text:p>
                <draw:g>
                  <svg:desc>Aluminum.D12:Aluminum.D14</svg:desc>
                </draw:g>
              </table:table-cell>
              <table:table-cell office:value-type="float" office:value="0">
                <text:p>0</text:p>
                <draw:g>
                  <svg:desc>Aluminum.D12:Aluminum.D14</svg:desc>
                </draw:g>
              </table:table-cell>
              <table:table-cell office:value-type="float" office:value="0.00882780689433061">
                <text:p>0.00882780689433061</text:p>
                <draw:g>
                  <svg:desc>Aluminum.M9:Aluminum.M11</svg:desc>
                </draw:g>
              </table:table-cell>
              <table:table-cell office:value-type="float" office:value="0.00882780689433061">
                <text:p>0.00882780689433061</text:p>
                <draw:g>
                  <svg:desc>Aluminum.M9:Aluminum.M11</svg:desc>
                </draw:g>
              </table:table-cell>
              <table:table-cell office:value-type="float" office:value="0">
                <text:p>0</text:p>
                <draw:g>
                  <svg:desc>Aluminum.C12:Aluminum.C15</svg:desc>
                </draw:g>
              </table:table-cell>
              <table:table-cell office:value-type="float" office:value="0">
                <text:p>0</text:p>
                <draw:g>
                  <svg:desc>Aluminum.K12:Aluminum.K15</svg:desc>
                </draw:g>
              </table:table-cell>
              <table:table-cell office:value-type="float" office:value="0">
                <text:p>0</text:p>
                <draw:g>
                  <svg:desc>Aluminum.D9:Aluminum.D11</svg:desc>
                </draw:g>
              </table:table-cell>
              <table:table-cell office:value-type="float" office:value="0">
                <text:p>0</text:p>
                <draw:g>
                  <svg:desc>Aluminum.D9:Aluminum.D11</svg:desc>
                </draw:g>
              </table:table-cell>
              <table:table-cell office:value-type="float" office:value="0.0118946517017452">
                <text:p>0.0118946517017452</text:p>
                <draw:g>
                  <svg:desc>Aluminum.M12:Aluminum.M14</svg:desc>
                </draw:g>
              </table:table-cell>
              <table:table-cell office:value-type="float" office:value="0.0118946517017452">
                <text:p>0.0118946517017452</text:p>
                <draw:g>
                  <svg:desc>Aluminum.M12:Aluminum.M14</svg:desc>
                </draw:g>
              </table:table-cell>
              <table:table-cell office:value-type="float" office:value="1">
                <text:p>1</text:p>
                <draw:g>
                  <svg:desc>Aluminum.A49:Aluminum.A50</svg:desc>
                </draw:g>
              </table:table-cell>
              <table:table-cell office:value-type="float" office:value="-0.204737308569348">
                <text:p>-0.204737308569348</text:p>
                <draw:g>
                  <svg:desc>Aluminum.B49:Aluminum.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-0.37175060634418">
                <text:p>-0.37175060634418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139980508186176">
                <text:p>0.0139980508186176</text:p>
              </table:table-cell>
              <table:table-cell office:value-type="float" office:value="0.0139980508186176">
                <text:p>0.0139980508186176</text:p>
              </table:table-cell>
              <table:table-cell office:value-type="float" office:value="1.27">
                <text:p>1.27</text:p>
              </table:table-cell>
              <table:table-cell office:value-type="float" office:value="-0.209513044491525">
                <text:p>-0.20951304449152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186793563354141">
                <text:p>0.0186793563354141</text:p>
              </table:table-cell>
              <table:table-cell office:value-type="float" office:value="0.0186793563354141">
                <text:p>0.0186793563354141</text:p>
              </table:table-cell>
              <table:table-cell office:value-type="float" office:value="2">
                <text:p>2</text:p>
              </table:table-cell>
              <table:table-cell office:value-type="float" office:value="-0.398172927572896">
                <text:p>-0.39817292757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0.514625435744994">
                <text:p>-0.514625435744994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161479470199646">
                <text:p>0.0161479470199646</text:p>
              </table:table-cell>
              <table:table-cell office:value-type="float" office:value="0.0161479470199646">
                <text:p>0.0161479470199646</text:p>
              </table:table-cell>
              <table:table-cell office:value-type="float" office:value="2.54">
                <text:p>2.54</text:p>
              </table:table-cell>
              <table:table-cell office:value-type="float" office:value="-0.389464766761723">
                <text:p>-0.389464766761723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204379779828322">
                <text:p>0.0204379779828322</text:p>
              </table:table-cell>
              <table:table-cell office:value-type="float" office:value="0.0204379779828322">
                <text:p>0.020437977982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text-shadow="1pt 1pt" style:font-size-asian="13pt" style:font-size-complex="13pt"/>
    </style:style>
    <style:style style:name="ch3" style:family="chart">
      <style:graphic-properties svg:stroke-color="#b3b3b3" draw:fill="solid" draw:fill-color="#ffffff"/>
      <style:text-properties fo:font-size="10pt" fo:text-shadow="1pt 1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text-shadow="1pt 1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text-shadow="1pt 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Aluminum.M5:Aluminum.M8" chart:error-lower-range="Aluminum.M5:Aluminum.M8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Aluminum.D5:Aluminum.D8" chart:error-lower-range="Aluminum.D5:Aluminum.D8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Aluminum.M5:Aluminum.M8" chart:error-lower-range="Aluminum.M5:Aluminum.M8" loex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 chart:symbol-type="named-symbol" chart:symbol-name="diamond" chart:symbol-width="0.25cm" chart:symbol-height="0.25cm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chart-properties loext:regression-name="Fit" loext:regression-max-degree="2" loext:regression-period="2" loext:regression-extrapolate-forward="4" loext:regression-extrapolate-backward="1" loext:regression-force-intercept="false" loext:regression-intercept-value="0" chart:regression-type="linear"/>
      <style:graphic-properties svg:stroke-color="#ffd320"/>
    </style:style>
    <style:style style:name="ch16" style:family="chart" style:data-style-name="N61">
      <style:text-properties fo:text-shadow="1pt 1pt"/>
    </style:style>
    <style:style style:name="ch17" style:family="chart">
      <style:chart-properties chart:solid-type="cuboid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title svg:x="1.817cm" svg:y="0.316cm" chart:style-name="ch2">
          <text:p>Gamma Ray Attenuation for 511 keV Peak Through Aluminium</text:p>
        </chart:title>
        <chart:legend svg:x="12.943cm" svg:y="1.473cm" style:legend-expansion="custom" chartooo:width="2.642cm" chartooo:height="1.594cm" style:legend-expansion-aspect-ratio="1.65746549560853" chart:style-name="ch3"/>
        <chart:plot-area chart:style-name="ch4" table:cell-range-address="Aluminum_2.C5:Aluminum_2.C8 Aluminum_2.A18:Aluminum_2.A18 Aluminum_2.K5:Aluminum_2.K8 Aluminum_2.B17:Aluminum_2.B17 Aluminum_2.B47:Aluminum_2.B48" chart:data-source-has-labels="row" svg:x="1.33cm" svg:y="1.275cm" svg:width="14.349cm" svg:height="6.57cm">
          <chartooo:coordinate-region svg:x="2.163cm" svg:y="1.474cm" svg:width="13.422cm" svg:height="5.724cm"/>
          <chart:axis chart:dimension="x" chart:name="primary-x" chart:style-name="ch5">
            <chart:title svg:x="6.621cm" svg:y="8.025cm" chart:style-name="ch6">
              <text:p>Length of Material (in cm)</text:p>
            </chart:title>
          </chart:axis>
          <chart:axis chart:dimension="y" chart:name="primary-y" chart:style-name="ch7">
            <chart:title svg:x="0.451cm" svg:y="5.411cm" chart:style-name="ch8">
              <text:p>log( I / I_0 )</text:p>
            </chart:title>
            <chart:grid chart:style-name="ch9" chart:class="major"/>
          </chart:axis>
          <chart:series chart:style-name="ch10" chart:values-cell-range-address="Aluminum_2.K5:Aluminum_2.K8" chart:label-cell-address="Aluminum_2.A18:Aluminum_2.A18" chart:class="chart:scatter">
            <chart:domain table:cell-range-address="Aluminum_2.C5:Aluminum_2.C8"/>
            <chart:error-indicator chart:style-name="ch11" chart:dimension="x"/>
            <chart:error-indicator chart:style-name="ch12" chart:dimension="y"/>
            <chart:data-point chart:repeated="2"/>
            <chart:data-point chart:style-name="ch13"/>
            <chart:data-point/>
          </chart:series>
          <chart:series chart:style-name="ch14" chart:values-cell-range-address="Aluminum_2.B47:Aluminum_2.B48" chart:label-cell-address="Aluminum_2.B17:Aluminum_2.B17" chart:class="chart:scatter">
            <chart:domain table:cell-range-address="Aluminum_2.A47:Aluminum_2.A48"/>
            <chart:regression-curve chart:style-name="ch15">
              <chart:equation chart:display-equation="true" chart:display-r-square="false" svg:x="2.444cm" svg:y="5.307cm" chart:style-name="ch16"/>
            </chart:regression-curve>
            <chart:data-point chart:style-name="ch17"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Gamma 2</text:p>
                <draw:g>
                  <svg:desc>Aluminum_2.A18:Aluminum_2.A18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Column A</text:p>
              </table:table-cell>
              <table:table-cell office:value-type="string">
                <text:p>Linear</text:p>
                <draw:g>
                  <svg:desc>Aluminum_2.B17:Aluminum_2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luminum_2.C5:Aluminum_2.C8</svg:desc>
                </draw:g>
              </table:table-cell>
              <table:table-cell office:value-type="float" office:value="0">
                <text:p>0</text:p>
                <draw:g>
                  <svg:desc>Aluminum_2.K5:Aluminum_2.K8</svg:desc>
                </draw:g>
              </table:table-cell>
              <table:table-cell office:value-type="float" office:value="0">
                <text:p>0</text:p>
                <draw:g>
                  <svg:desc>Aluminum.D5:Aluminum.D8</svg:desc>
                </draw:g>
              </table:table-cell>
              <table:table-cell office:value-type="float" office:value="0">
                <text:p>0</text:p>
                <draw:g>
                  <svg:desc>Aluminum.D5:Aluminum.D8</svg:desc>
                </draw:g>
              </table:table-cell>
              <table:table-cell office:value-type="float" office:value="0.00871246748758238">
                <text:p>0.00871246748758238</text:p>
                <draw:g>
                  <svg:desc>Aluminum.M5:Aluminum.M8</svg:desc>
                </draw:g>
              </table:table-cell>
              <table:table-cell office:value-type="float" office:value="0.00871246748758238">
                <text:p>0.00871246748758238</text:p>
                <draw:g>
                  <svg:desc>Aluminum.M5:Aluminum.M8</svg:desc>
                </draw:g>
              </table:table-cell>
              <table:table-cell office:value-type="float" office:value="1">
                <text:p>1</text:p>
                <draw:g>
                  <svg:desc>Aluminum_2.A47:Aluminum_2.A48</svg:desc>
                </draw:g>
              </table:table-cell>
              <table:table-cell office:value-type="float" office:value="-0.336112010232181">
                <text:p>-0.336112010232181</text:p>
                <draw:g>
                  <svg:desc>Aluminum_2.B47:Aluminum_2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7">
                <text:p>1.27</text:p>
              </table:table-cell>
              <table:table-cell office:value-type="float" office:value="-0.469912544886375">
                <text:p>-0.4699125448863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396875">
                <text:p>0.0396875</text:p>
              </table:table-cell>
              <table:table-cell office:value-type="float" office:value="0.00779231293459951">
                <text:p>0.00779231293459951</text:p>
              </table:table-cell>
              <table:table-cell office:value-type="float" office:value="0.00779231293459951">
                <text:p>0.00779231293459951</text:p>
              </table:table-cell>
              <table:table-cell office:value-type="float" office:value="2">
                <text:p>2</text:p>
              </table:table-cell>
              <table:table-cell office:value-type="float" office:value="-0.665200466465192">
                <text:p>-0.665200466465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4">
                <text:p>2.54</text:p>
              </table:table-cell>
              <table:table-cell office:value-type="float" office:value="-0.811290839909417">
                <text:p>-0.811290839909417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561266007566822">
                <text:p>0.0561266007566822</text:p>
              </table:table-cell>
              <table:table-cell office:value-type="float" office:value="0.00924263366810797">
                <text:p>0.00924263366810797</text:p>
              </table:table-cell>
              <table:table-cell office:value-type="float" office:value="0.00924263366810797">
                <text:p>0.00924263366810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